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family-generic="swiss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13" style:family="table">
      <style:table-properties style:width="9.148cm" table:align="left"/>
    </style:style>
    <style:style style:name="Tableau13.A" style:family="table-column">
      <style:table-column-properties style:column-width="3.265cm"/>
    </style:style>
    <style:style style:name="Tableau13.B" style:family="table-column">
      <style:table-column-properties style:column-width="1.177cm"/>
    </style:style>
    <style:style style:name="Tableau13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F1" style:family="table-cell">
      <style:table-cell-properties fo:padding="0.097cm" fo:border="0.5pt solid #000000"/>
    </style:style>
    <style:style style:name="Tableau13.A2" style:family="table-cell">
      <style:table-cell-properties fo:background-color="#ecf191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13.F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17" style:family="table">
      <style:table-properties style:width="9.151cm" table:align="margins"/>
    </style:style>
    <style:style style:name="Tableau17.A" style:family="table-column">
      <style:table-column-properties style:column-width="0.506cm" style:rel-column-width="3625*"/>
    </style:style>
    <style:style style:name="Tableau17.B" style:family="table-column">
      <style:table-column-properties style:column-width="1.321cm" style:rel-column-width="9461*"/>
    </style:style>
    <style:style style:name="Tableau17.C" style:family="table-column">
      <style:table-column-properties style:column-width="0.572cm" style:rel-column-width="4092*"/>
    </style:style>
    <style:style style:name="Tableau17.D" style:family="table-column">
      <style:table-column-properties style:column-width="1.259cm" style:rel-column-width="9019*"/>
    </style:style>
    <style:style style:name="Tableau17.E" style:family="table-column">
      <style:table-column-properties style:column-width="0.508cm" style:rel-column-width="3638*"/>
    </style:style>
    <style:style style:name="Tableau17.H" style:family="table-column">
      <style:table-column-properties style:column-width="1.323cm" style:rel-column-width="9474*"/>
    </style:style>
    <style:style style:name="Tableau17.J" style:family="table-column">
      <style:table-column-properties style:column-width="1.325cm" style:rel-column-width="9489*"/>
    </style:style>
    <style:style style:name="Tableau17.A1" style:family="table-cell">
      <style:table-cell-properties style:vertical-align="bottom" fo:padding="0cm" fo:border="none"/>
    </style:style>
    <style:style style:name="Tableau14" style:family="table">
      <style:table-properties style:width="9.151cm" table:align="margins"/>
    </style:style>
    <style:style style:name="Tableau14.A" style:family="table-column">
      <style:table-column-properties style:column-width="1.993cm" style:rel-column-width="14272*"/>
    </style:style>
    <style:style style:name="Tableau14.B" style:family="table-column">
      <style:table-column-properties style:column-width="1.432cm" style:rel-column-width="10252*"/>
    </style:style>
    <style:style style:name="Tableau14.F" style:family="table-column">
      <style:table-column-properties style:column-width="1.432cm" style:rel-column-width="10255*"/>
    </style:style>
    <style:style style:name="Tableau14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F1" style:family="table-cell">
      <style:table-cell-properties fo:padding="0.097cm" fo:border="0.5pt solid #000000"/>
    </style:style>
    <style:style style:name="Tableau14.A2" style:family="table-cell">
      <style:table-cell-properties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fo:padding="0.097cm" fo:border-left="0.5pt solid #000000" fo:border-right="none" fo:border-top="none" fo:border-bottom="0.5pt solid #000000"/>
    </style:style>
    <style:style style:name="Tableau14.C2" style:family="table-cell">
      <style:table-cell-properties fo:padding="0.097cm" fo:border-left="0.5pt solid #000000" fo:border-right="none" fo:border-top="none" fo:border-bottom="0.5pt solid #000000"/>
    </style:style>
    <style:style style:name="Tableau14.D2" style:family="table-cell">
      <style:table-cell-properties fo:padding="0.097cm" fo:border-left="0.5pt solid #000000" fo:border-right="none" fo:border-top="none" fo:border-bottom="0.5pt solid #000000"/>
    </style:style>
    <style:style style:name="Tableau14.E2" style:family="table-cell">
      <style:table-cell-properties fo:padding="0.097cm" fo:border-left="0.5pt solid #000000" fo:border-right="none" fo:border-top="none" fo:border-bottom="0.5pt solid #000000"/>
    </style:style>
    <style:style style:name="Tableau14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9.151cm" table:align="margins"/>
    </style:style>
    <style:style style:name="Tableau28.A" style:family="table-column">
      <style:table-column-properties style:column-width="1.401cm" style:rel-column-width="10029*"/>
    </style:style>
    <style:style style:name="Tableau28.B" style:family="table-column">
      <style:table-column-properties style:column-width="2.972cm" style:rel-column-width="21284*"/>
    </style:style>
    <style:style style:name="Tableau28.C" style:family="table-column">
      <style:table-column-properties style:column-width="0.152cm" style:rel-column-width="1086*"/>
    </style:style>
    <style:style style:name="Tableau28.D" style:family="table-column">
      <style:table-column-properties style:column-width="1.773cm" style:rel-column-width="12695*"/>
    </style:style>
    <style:style style:name="Tableau28.E" style:family="table-column">
      <style:table-column-properties style:column-width="2.854cm" style:rel-column-width="20441*"/>
    </style:style>
    <style:style style:name="Tableau28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8.C1" style:family="table-cell">
      <style:table-cell-properties fo:padding="0.097cm" fo:border-left="0.5pt solid #000000" fo:border-right="none" fo:border-top="none" fo:border-bottom="none"/>
    </style:style>
    <style:style style:name="Tableau28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28.A2" style:family="table-cell">
      <style:table-cell-properties fo:padding="0.097cm" fo:border-left="0.5pt solid #000000" fo:border-right="none" fo:border-top="none" fo:border-bottom="0.5pt solid #000000"/>
    </style:style>
    <style:style style:name="Tableau28.B2" style:family="table-cell">
      <style:table-cell-properties fo:padding="0.097cm" fo:border-left="0.5pt solid #000000" fo:border-right="none" fo:border-top="none" fo:border-bottom="0.5pt solid #000000"/>
    </style:style>
    <style:style style:name="Tableau28.C2" style:family="table-cell">
      <style:table-cell-properties fo:padding="0.097cm" fo:border-left="0.5pt solid #000000" fo:border-right="none" fo:border-top="none" fo:border-bottom="none"/>
    </style:style>
    <style:style style:name="Tableau28.D2" style:family="table-cell">
      <style:table-cell-properties fo:padding="0.097cm" fo:border-left="0.5pt solid #000000" fo:border-right="none" fo:border-top="none" fo:border-bottom="0.5pt solid #000000"/>
    </style:style>
    <style:style style:name="Tableau28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8.A3" style:family="table-cell">
      <style:table-cell-properties fo:padding="0.097cm" fo:border-left="0.5pt solid #000000" fo:border-right="none" fo:border-top="none" fo:border-bottom="0.5pt solid #000000"/>
    </style:style>
    <style:style style:name="Tableau28.B3" style:family="table-cell">
      <style:table-cell-properties fo:padding="0.097cm" fo:border-left="0.5pt solid #000000" fo:border-right="none" fo:border-top="none" fo:border-bottom="0.5pt solid #000000"/>
    </style:style>
    <style:style style:name="Tableau28.C3" style:family="table-cell">
      <style:table-cell-properties fo:padding="0.097cm" fo:border-left="0.5pt solid #000000" fo:border-right="none" fo:border-top="none" fo:border-bottom="none"/>
    </style:style>
    <style:style style:name="Tableau28.D3" style:family="table-cell">
      <style:table-cell-properties fo:padding="0.097cm" fo:border-left="0.5pt solid #000000" fo:border-right="none" fo:border-top="none" fo:border-bottom="0.5pt solid #000000"/>
    </style:style>
    <style:style style:name="Tableau28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28.A4" style:family="table-cell">
      <style:table-cell-properties fo:padding="0.097cm" fo:border-left="0.5pt solid #000000" fo:border-right="none" fo:border-top="none" fo:border-bottom="0.5pt solid #000000"/>
    </style:style>
    <style:style style:name="Tableau28.B4" style:family="table-cell">
      <style:table-cell-properties fo:padding="0.097cm" fo:border-left="0.5pt solid #000000" fo:border-right="none" fo:border-top="none" fo:border-bottom="0.5pt solid #000000"/>
    </style:style>
    <style:style style:name="Tableau28.C4" style:family="table-cell">
      <style:table-cell-properties fo:padding="0.097cm" fo:border-left="0.5pt solid #000000" fo:border-right="none" fo:border-top="none" fo:border-bottom="none"/>
    </style:style>
    <style:style style:name="Tableau28.D4" style:family="table-cell">
      <style:table-cell-properties fo:padding="0.097cm" fo:border-left="0.5pt solid #000000" fo:border-right="none" fo:border-top="none" fo:border-bottom="0.5pt solid #000000"/>
    </style:style>
    <style:style style:name="Tableau28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28.A5" style:family="table-cell">
      <style:table-cell-properties fo:padding="0.097cm" fo:border-left="0.5pt solid #000000" fo:border-right="none" fo:border-top="none" fo:border-bottom="0.5pt solid #000000"/>
    </style:style>
    <style:style style:name="Tableau28.B5" style:family="table-cell">
      <style:table-cell-properties fo:padding="0.097cm" fo:border-left="0.5pt solid #000000" fo:border-right="none" fo:border-top="none" fo:border-bottom="0.5pt solid #000000"/>
    </style:style>
    <style:style style:name="Tableau28.C5" style:family="table-cell">
      <style:table-cell-properties fo:padding="0.097cm" fo:border-left="0.5pt solid #000000" fo:border-right="none" fo:border-top="none" fo:border-bottom="none"/>
    </style:style>
    <style:style style:name="Tableau28.D5" style:family="table-cell">
      <style:table-cell-properties fo:padding="0.097cm" fo:border-left="0.5pt solid #000000" fo:border-right="none" fo:border-top="none" fo:border-bottom="0.5pt solid #000000"/>
    </style:style>
    <style:style style:name="Tableau28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6" style:family="table">
      <style:table-properties style:width="9.10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6.A" style:family="table-column">
      <style:table-column-properties style:column-width="0.917cm"/>
    </style:style>
    <style:style style:name="Tableau16.B" style:family="table-column">
      <style:table-column-properties style:column-width="1.64cm"/>
    </style:style>
    <style:style style:name="Tableau16.C" style:family="table-column">
      <style:table-column-properties style:column-width="0.423cm"/>
    </style:style>
    <style:style style:name="Tableau16.E" style:family="table-column">
      <style:table-column-properties style:column-width="0.601cm"/>
    </style:style>
    <style:style style:name="Tableau16.F" style:family="table-column">
      <style:table-column-properties style:column-width="0.661cm"/>
    </style:style>
    <style:style style:name="Tableau16.G" style:family="table-column">
      <style:table-column-properties style:column-width="0.947cm"/>
    </style:style>
    <style:style style:name="Tableau16.H" style:family="table-column">
      <style:table-column-properties style:column-width="0.312cm"/>
    </style:style>
    <style:style style:name="Tableau16.I" style:family="table-column">
      <style:table-column-properties style:column-width="0.079cm"/>
    </style:style>
    <style:style style:name="Tableau16.J" style:family="table-column">
      <style:table-column-properties style:column-width="1.402cm"/>
    </style:style>
    <style:style style:name="Tableau16.K" style:family="table-column">
      <style:table-column-properties style:column-width="1.205cm"/>
    </style:style>
    <style:style style:name="Tableau16.1" style:family="table-row">
      <style:table-row-properties style:row-height="0.78cm"/>
    </style:style>
    <style:style style:name="Tableau16.A1" style:family="table-cell" style:data-style-name="N0">
      <style:table-cell-properties style:vertical-align="middle" fo:padding="0cm" fo:border="none"/>
    </style:style>
    <style:style style:name="Tableau16.C1" style:family="table-cell">
      <style:table-cell-properties style:vertical-align="middle" fo:padding="0cm" fo:border="none"/>
    </style:style>
    <style:style style:name="Tableau16.D1" style:family="table-cell">
      <style:table-cell-properties style:vertical-align="middle" fo:padding="0cm" fo:border="1pt solid #000000"/>
    </style:style>
    <style:style style:name="Tableau16.H1" style:family="table-cell">
      <style:table-cell-properties style:vertical-align="middle" fo:padding="0cm" fo:border="none"/>
    </style:style>
    <style:style style:name="Tableau16.J1" style:family="table-cell">
      <style:table-cell-properties style:vertical-align="middle" fo:padding="0cm" fo:border="none"/>
    </style:style>
    <style:style style:name="Tableau16.A2" style:family="table-cell">
      <style:table-cell-properties style:vertical-align="middle" fo:padding="0cm" fo:border="none"/>
    </style:style>
    <style:style style:name="Tableau16.C2" style:family="table-cell">
      <style:table-cell-properties style:vertical-align="middle" fo:padding="0cm" fo:border="none"/>
    </style:style>
    <style:style style:name="Tableau16.F2" style:family="table-cell">
      <style:table-cell-properties style:vertical-align="middle" fo:padding="0cm" fo:border="none"/>
    </style:style>
    <style:style style:name="Tableau16.I2" style:family="table-cell">
      <style:table-cell-properties style:vertical-align="middle" fo:padding="0cm" fo:border="none"/>
    </style:style>
    <style:style style:name="Tableau16.3" style:family="table-row">
      <style:table-row-properties style:row-height="0.78cm" fo:background-color="transparent" fo:keep-together="auto">
        <style:background-image/>
      </style:table-row-properties>
    </style:style>
    <style:style style:name="Tableau16.B3" style:family="table-cell">
      <style:table-cell-properties style:vertical-align="middle" fo:padding="0cm" fo:border="1pt solid #000000"/>
    </style:style>
    <style:style style:name="Tableau16.E3" style:family="table-cell">
      <style:table-cell-properties style:vertical-align="middle" fo:padding="0cm" fo:border="none"/>
    </style:style>
    <style:style style:name="Tableau16.G3" style:family="table-cell">
      <style:table-cell-properties style:vertical-align="middle" fo:background-color="transparent" fo:padding="0cm" fo:border="1pt solid #000000" style:writing-mode="lr-tb">
        <style:background-image/>
      </style:table-cell-properties>
    </style:style>
    <style:style style:name="Tableau16.K3" style:family="table-cell">
      <style:table-cell-properties style:vertical-align="middle" fo:padding="0cm" fo:border="none"/>
    </style:style>
    <style:style style:name="Tableau16.A4" style:family="table-cell">
      <style:table-cell-properties style:vertical-align="middle" fo:padding="0cm" fo:border="none"/>
    </style:style>
    <style:style style:name="Tableau16.C4" style:family="table-cell">
      <style:table-cell-properties style:vertical-align="middle" fo:padding="0cm" fo:border="none"/>
    </style:style>
    <style:style style:name="Tableau16.F4" style:family="table-cell">
      <style:table-cell-properties style:vertical-align="middle" fo:padding="0cm" fo:border="none"/>
    </style:style>
    <style:style style:name="Tableau16.I4" style:family="table-cell">
      <style:table-cell-properties style:vertical-align="middle" fo:padding="0cm" fo:border="none"/>
    </style:style>
    <style:style style:name="Tableau16.A5" style:family="table-cell">
      <style:table-cell-properties style:vertical-align="middle" fo:background-color="#ecf191" fo:padding="0cm" fo:border="1pt solid #d7e12c">
        <style:background-image/>
      </style:table-cell-properties>
    </style:style>
    <style:style style:name="Tableau16.C5" style:family="table-cell">
      <style:table-cell-properties style:vertical-align="middle" fo:padding="0cm" fo:border="none"/>
    </style:style>
    <style:style style:name="Tableau16.H5" style:family="table-cell">
      <style:table-cell-properties style:vertical-align="middle" fo:padding="0cm" fo:border="none"/>
    </style:style>
    <style:style style:name="Tableau16.A6" style:family="table-cell">
      <style:table-cell-properties style:vertical-align="middle" fo:padding="0cm" fo:border="none"/>
    </style:style>
    <style:style style:name="Tableau16.C6" style:family="table-cell">
      <style:table-cell-properties style:vertical-align="middle" fo:padding="0cm" fo:border="none"/>
    </style:style>
    <style:style style:name="Tableau16.F6" style:family="table-cell">
      <style:table-cell-properties style:vertical-align="middle" fo:padding="0cm" fo:border="none"/>
    </style:style>
    <style:style style:name="Tableau16.I6" style:family="table-cell">
      <style:table-cell-properties style:vertical-align="middle" fo:padding="0cm" fo:border="none"/>
    </style:style>
    <style:style style:name="Tableau16.E7" style:family="table-cell">
      <style:table-cell-properties style:vertical-align="middle" fo:padding="0cm" fo:border="none"/>
    </style:style>
    <style:style style:name="Tableau16.K7" style:family="table-cell">
      <style:table-cell-properties style:vertical-align="middle" fo:padding="0cm" fo:border="none"/>
    </style:style>
    <style:style style:name="Tableau16.8" style:family="table-row">
      <style:table-row-properties style:min-row-height="0.78cm"/>
    </style:style>
    <style:style style:name="Tableau16.A8" style:family="table-cell">
      <style:table-cell-properties style:vertical-align="middle" fo:padding="0cm" fo:border="none"/>
    </style:style>
    <style:style style:name="Tableau16.C8" style:family="table-cell">
      <style:table-cell-properties style:vertical-align="middle" fo:padding="0cm" fo:border="none"/>
    </style:style>
    <style:style style:name="Tableau16.F8" style:family="table-cell">
      <style:table-cell-properties style:vertical-align="middle" fo:padding="0cm" fo:border="none"/>
    </style:style>
    <style:style style:name="Tableau16.I8" style:family="table-cell">
      <style:table-cell-properties style:vertical-align="middle" fo:padding="0cm" fo:border="none"/>
    </style:style>
    <style:style style:name="Tableau16.C9" style:family="table-cell">
      <style:table-cell-properties style:vertical-align="middle" fo:padding="0cm" fo:border="none"/>
    </style:style>
    <style:style style:name="Tableau16.H9" style:family="table-cell">
      <style:table-cell-properties style:vertical-align="middle" fo:padding="0cm" fo:border="none"/>
    </style:style>
    <style:style style:name="Tableau16.A10" style:family="table-cell">
      <style:table-cell-properties style:vertical-align="middle" fo:padding="0cm" fo:border="none"/>
    </style:style>
    <style:style style:name="Tableau16.C10" style:family="table-cell">
      <style:table-cell-properties style:vertical-align="middle" fo:padding="0cm" fo:border="none"/>
    </style:style>
    <style:style style:name="Tableau16.F10" style:family="table-cell">
      <style:table-cell-properties style:vertical-align="middle" fo:padding="0cm" fo:border="none"/>
    </style:style>
    <style:style style:name="Tableau16.I10" style:family="table-cell">
      <style:table-cell-properties style:vertical-align="middle" fo:padding="0cm" fo:border="none"/>
    </style:style>
    <style:style style:name="Tableau16.E11" style:family="table-cell">
      <style:table-cell-properties style:vertical-align="middle" fo:padding="0cm" fo:border="none"/>
    </style:style>
    <style:style style:name="Tableau16.K11" style:family="table-cell">
      <style:table-cell-properties style:vertical-align="middle" fo:padding="0cm" fo:border="none"/>
    </style:style>
    <style:style style:name="Tableau16.A12" style:family="table-cell">
      <style:table-cell-properties style:vertical-align="middle" fo:padding="0cm" fo:border="none"/>
    </style:style>
    <style:style style:name="Tableau16.C12" style:family="table-cell">
      <style:table-cell-properties style:vertical-align="middle" fo:padding="0cm" fo:border="none"/>
    </style:style>
    <style:style style:name="Tableau16.F12" style:family="table-cell">
      <style:table-cell-properties style:vertical-align="middle" fo:padding="0cm" fo:border="none"/>
    </style:style>
    <style:style style:name="Tableau16.I12" style:family="table-cell">
      <style:table-cell-properties style:vertical-align="middle" fo:padding="0cm" fo:border="none"/>
    </style:style>
    <style:style style:name="Tableau16.C13" style:family="table-cell">
      <style:table-cell-properties style:vertical-align="middle" fo:padding="0cm" fo:border="none"/>
    </style:style>
    <style:style style:name="Tableau16.D13" style:family="table-cell">
      <style:table-cell-properties style:vertical-align="middle" fo:background-color="#ecf191" fo:padding="0cm" fo:border="1pt solid #d7e12c" style:writing-mode="lr-tb">
        <style:background-image/>
      </style:table-cell-properties>
    </style:style>
    <style:style style:name="Tableau16.H13" style:family="table-cell">
      <style:table-cell-properties style:vertical-align="middle" fo:padding="0cm" fo:border="none"/>
    </style:style>
    <style:style style:name="Tableau16.J13" style:family="table-cell">
      <style:table-cell-properties style:vertical-align="middle" fo:padding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_5f_En-tête">
      <style:text-properties officeooo:rsid="00216ba8" officeooo:paragraph-rsid="00216ba8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2" style:family="paragraph" style:parent-style-name="Footer">
      <style:text-properties officeooo:paragraph-rsid="002556d8"/>
    </style:style>
    <style:style style:name="P23" style:family="paragraph" style:parent-style-name="Header">
      <style:text-properties fo:font-size="14pt" style:font-size-asian="14pt" style:font-size-complex="14pt"/>
    </style:style>
    <style:style style:name="P2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122bf4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 style:text-scale="100%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122bf4" fo:background-color="#ffff00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 style:text-scale="100%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122bf4" fo:background-color="#ffff00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/>
    </style:style>
    <style:style style:name="P28" style:family="paragraph" style:parent-style-name="_5f_Paragraphe_20_livret_20_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officeooo:paragraph-rsid="00122bf4" fo:background-color="#ffff00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9pt" fo:letter-spacing="normal" fo:font-style="normal" fo:text-shadow="none" style:text-underline-style="none" fo:font-weight="normal" officeooo:paragraph-rsid="00122bf4" fo:background-color="#ffff00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/>
    </style:style>
    <style:style style:name="P30" style:family="paragraph" style:parent-style-name="Standard">
      <style:paragraph-properties fo:margin-left="-0.021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Bitstream Vera Sans2" fo:font-size="9pt" fo:letter-spacing="normal" fo:font-style="normal" fo:text-shadow="none" style:text-underline-style="none" fo:font-weight="normal" officeooo:paragraph-rsid="00122bf4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 style:text-scale="100%"/>
    </style:style>
    <style:style style:name="P31" style:family="paragraph" style:parent-style-name="Standard">
      <style:text-properties fo:color="#000000" loext:opacity="100%" fo:font-size="9pt" officeooo:paragraph-rsid="00367f30" style:font-size-asian="9pt" style:font-size-complex="9pt"/>
    </style:style>
    <style:style style:name="P32" style:family="paragraph" style:parent-style-name="Standard">
      <style:paragraph-properties fo:text-align="end" style:justify-single-word="false"/>
      <style:text-properties fo:color="#000000" loext:opacity="100%" fo:font-size="9pt" officeooo:paragraph-rsid="00367f30" style:font-size-asian="9pt" style:font-size-complex="9pt"/>
    </style:style>
    <style:style style:name="P33" style:family="paragraph" style:parent-style-name="Standard">
      <style:paragraph-properties fo:margin-left="0cm" fo:margin-right="0.6cm" fo:text-align="end" style:justify-single-word="false" fo:text-indent="0cm" style:auto-text-indent="false"/>
      <style:text-properties fo:color="#000000" loext:opacity="100%" fo:font-size="9pt" officeooo:paragraph-rsid="00367f30" style:font-size-asian="9pt" style:font-size-complex="9pt"/>
    </style:style>
    <style:style style:name="P34" style:family="paragraph" style:parent-style-name="Standard">
      <style:paragraph-properties fo:margin-left="0cm" fo:margin-right="1.251cm" fo:text-align="end" style:justify-single-word="false" fo:text-indent="0cm" style:auto-text-indent="false"/>
      <style:text-properties fo:color="#000000" loext:opacity="100%" fo:font-size="9pt" officeooo:paragraph-rsid="00367f30" style:font-size-asian="9pt" style:font-size-complex="9pt"/>
    </style:style>
    <style:style style:name="P35" style:family="paragraph" style:parent-style-name="Standard">
      <style:paragraph-properties fo:margin-left="0cm" fo:margin-right="0.6cm" fo:text-align="end" style:justify-single-word="false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37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39" style:family="paragraph" style:parent-style-name="Standard">
      <style:paragraph-properties fo:margin-left="0.6cm" fo:margin-right="0cm" fo:text-indent="0cm" style:auto-text-indent="false"/>
      <style:text-properties fo:color="#000000" loext:opacity="100%" fo:font-size="9pt" officeooo:paragraph-rsid="00122bf4" style:font-size-asian="9pt" style:font-size-complex="9pt"/>
    </style:style>
    <style:style style:name="P40" style:family="paragraph" style:parent-style-name="Table_20_Contents">
      <style:text-properties fo:color="#000000" loext:opacity="100%" fo:font-size="9pt" officeooo:paragraph-rsid="00122bf4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fo:font-size="9pt" officeooo:paragraph-rsid="00122bf4" style:font-size-asian="9pt" style:font-size-complex="9pt"/>
    </style:style>
    <style:style style:name="P42" style:family="paragraph" style:parent-style-name="_5f_Paragraphe_20_livret_20_">
      <style:paragraph-properties fo:margin-left="0cm" fo:margin-right="0cm" fo:margin-top="0.499cm" fo:margin-bottom="0.199cm" style:contextual-spacing="false" fo:text-indent="0cm" style:auto-text-indent="false"/>
      <style:text-properties fo:color="#000000" loext:opacity="100%" officeooo:paragraph-rsid="0010389a"/>
    </style:style>
    <style:style style:name="P43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fo:color="#000000" loext:opacity="100%" style:font-name="OpenSymbol2" fo:font-size="11pt" fo:font-style="normal" officeooo:paragraph-rsid="0011c4a8" style:font-name-asian="OpenSymbol2" style:font-size-asian="11pt" style:font-style-asian="normal" style:font-name-complex="OpenSymbol2" style:font-size-complex="11pt" style:font-style-complex="normal"/>
    </style:style>
    <style:style style:name="P44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6cm" style:type="right"/>
          <style:tab-stop style:position="6.091cm" style:type="right"/>
          <style:tab-stop style:position="7.34cm" style:leader-style="dotted" style:leader-text="."/>
        </style:tab-stops>
      </style:paragraph-properties>
      <style:text-properties fo:color="#000000" loext:opacity="100%" style:font-name="OpenSymbol2" fo:font-size="11pt" officeooo:paragraph-rsid="0011c4a8" style:font-name-asian="OpenSymbol2" style:font-size-asian="11pt" style:font-name-complex="OpenSymbol2" style:font-size-complex="11pt"/>
    </style:style>
    <style:style style:name="P45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fo:color="#000000" loext:opacity="100%" style:font-name="Bitstream Vera Sans6" fo:font-size="10pt" fo:font-style="normal" officeooo:paragraph-rsid="0011c4a8" style:font-style-asian="normal" style:font-style-complex="normal"/>
    </style:style>
    <style:style style:name="P46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6cm" style:type="right"/>
          <style:tab-stop style:position="6.091cm" style:type="right"/>
          <style:tab-stop style:position="7.34cm" style:leader-style="dotted" style:leader-text="."/>
        </style:tab-stops>
      </style:paragraph-properties>
      <style:text-properties fo:color="#000000" loext:opacity="100%" style:font-name="Bitstream Vera Sans6" fo:font-size="10pt" officeooo:paragraph-rsid="0011c4a8"/>
    </style:style>
    <style:style style:name="P47" style:family="paragraph" style:parent-style-name="_5f_Paragraphe_20_livret_20_réponse_20_élève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fo:color="#000000" loext:opacity="100%" style:font-name="Bitstream Vera Sans6" fo:font-size="10pt" officeooo:paragraph-rsid="0011c4a8"/>
    </style:style>
    <style:style style:name="P48" style:family="paragraph" style:parent-style-name="_5f_Paragraphe_20_livret_20_">
      <style:paragraph-properties fo:margin-top="0cm" fo:margin-bottom="0cm" style:contextual-spacing="false" fo:text-align="center" style:justify-single-word="false">
        <style:tab-stops>
          <style:tab-stop style:position="1.08cm" style:leader-style="dotted" style:leader-text="."/>
          <style:tab-stop style:position="2.972cm"/>
          <style:tab-stop style:position="4.05cm" style:leader-style="dotted" style:leader-text="."/>
        </style:tab-stops>
      </style:paragraph-properties>
      <style:text-properties fo:color="#000000" loext:opacity="100%" style:font-name="Bitstream Vera Sans2" fo:font-size="10pt" fo:font-style="normal" style:font-size-asian="10pt" style:font-style-asian="normal" style:font-size-complex="10pt" style:font-style-complex="normal"/>
    </style:style>
    <style:style style:name="P49" style:family="paragraph" style:parent-style-name="_5f_Paragraphe_20_livret_20_">
      <style:paragraph-properties fo:margin-top="0cm" fo:margin-bottom="0cm" style:contextual-spacing="false" fo:text-align="center" style:justify-single-word="false">
        <style:tab-stops>
          <style:tab-stop style:position="1.08cm" style:leader-style="dotted" style:leader-text="."/>
          <style:tab-stop style:position="2.972cm"/>
          <style:tab-stop style:position="4.05cm" style:leader-style="dotted" style:leader-text="."/>
        </style:tab-stops>
      </style:paragraph-properties>
      <style:text-properties fo:color="#000000" loext:opacity="100%" style:font-name="Bitstream Vera Sans2" fo:font-size="10pt" fo:font-style="normal" officeooo:paragraph-rsid="0018ddf7" style:font-size-asian="10pt" style:font-style-asian="normal" style:font-size-complex="10pt" style:font-style-complex="normal"/>
    </style:style>
    <style:style style:name="P50" style:family="paragraph" style:parent-style-name="_5f_Paragraphe_20_livret_20_">
      <style:paragraph-properties fo:margin-top="0cm" fo:margin-bottom="0cm" style:contextual-spacing="false" fo:text-align="center" style:justify-single-word="false">
        <style:tab-stops>
          <style:tab-stop style:position="1.08cm" style:leader-style="dotted" style:leader-text="."/>
          <style:tab-stop style:position="2.972cm"/>
          <style:tab-stop style:position="4.05cm" style:leader-style="dotted" style:leader-text="."/>
        </style:tab-stops>
      </style:paragraph-properties>
      <style:text-properties fo:color="#000000" loext:opacity="100%" style:font-name="Bitstream Vera Sans2" fo:font-size="10pt" fo:font-style="normal" officeooo:paragraph-rsid="00122bf4" style:font-size-asian="10pt" style:font-style-asian="normal" style:font-size-complex="10pt" style:font-style-complex="normal"/>
    </style:style>
    <style:style style:name="P51" style:family="paragraph" style:parent-style-name="_5f_Paragraphe_20_livret_20_">
      <style:paragraph-properties fo:margin-top="0cm" fo:margin-bottom="0cm" style:contextual-spacing="false" fo:text-align="start" style:justify-single-word="false">
        <style:tab-stops>
          <style:tab-stop style:position="1.08cm" style:leader-style="dotted" style:leader-text="."/>
          <style:tab-stop style:position="2.972cm"/>
          <style:tab-stop style:position="4.05cm" style:leader-style="dotted" style:leader-text="."/>
        </style:tab-stops>
      </style:paragraph-properties>
      <style:text-properties fo:color="#000000" loext:opacity="100%" style:font-name="Bitstream Vera Sans2" fo:font-size="10pt" fo:font-style="normal" style:font-size-asian="10pt" style:font-style-asian="normal" style:font-size-complex="10pt" style:font-style-complex="normal"/>
    </style:style>
    <style:style style:name="P52" style:family="paragraph" style:parent-style-name="_5f_Paragraphe_20_livret_20_">
      <style:paragraph-properties fo:margin-top="0cm" fo:margin-bottom="0cm" style:contextual-spacing="false" fo:text-align="center" style:justify-single-word="false">
        <style:tab-stops>
          <style:tab-stop style:position="1.08cm" style:leader-style="dotted" style:leader-text="."/>
          <style:tab-stop style:position="2.972cm"/>
          <style:tab-stop style:position="4.05cm" style:leader-style="dotted" style:leader-text="."/>
        </style:tab-stops>
      </style:paragraph-properties>
      <style:text-properties fo:color="#000000" loext:opacity="100%" style:font-name="Bitstream Vera Sans2" fo:font-size="10pt" fo:font-style="normal" fo:font-weight="bold" officeooo:paragraph-rsid="00122bf4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_5f_Paragraphe_20_livret_20_">
      <style:paragraph-properties fo:margin-top="0.049cm" fo:margin-bottom="0.049cm" style:contextual-spacing="false" fo:text-align="center" style:justify-single-word="false">
        <style:tab-stops>
          <style:tab-stop style:position="1.08cm" style:leader-style="dotted" style:leader-text="."/>
          <style:tab-stop style:position="2.972cm"/>
          <style:tab-stop style:position="4.05cm" style:leader-style="dotted" style:leader-text="."/>
        </style:tab-stops>
      </style:paragraph-properties>
      <style:text-properties fo:color="#000000" loext:opacity="100%" style:font-name="Bitstream Vera Sans2" fo:font-size="10pt" fo:font-style="normal" fo:font-weight="bold" officeooo:paragraph-rsid="00122bf4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color="#000000" loext:opacity="100%" style:font-name="Bitstream Vera Sans2" fo:font-size="10pt" fo:font-style="normal" fo:font-weight="bold" officeooo:paragraph-rsid="0010389a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Table_20_Heading">
      <style:text-properties fo:color="#000000" loext:opacity="100%" style:font-name="Bitstream Vera Sans2" fo:font-size="10pt" fo:font-style="normal" fo:font-weight="bold" officeooo:paragraph-rsid="0010389a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_5f_Paragraphe_20_livret_20_">
      <style:paragraph-properties fo:margin-top="0cm" fo:margin-bottom="0cm" style:contextual-spacing="false" style:line-height-at-least="0.801cm" fo:text-align="center" style:justify-single-word="false">
        <style:tab-stops>
          <style:tab-stop style:position="1.014cm" style:type="right"/>
          <style:tab-stop style:position="1.72cm" style:leader-style="dotted" style:leader-text="."/>
        </style:tab-stops>
      </style:paragraph-properties>
      <style:text-properties fo:color="#000000" loext:opacity="100%" style:font-name="Bitstream Vera Sans2" fo:font-size="10pt" fo:font-style="normal" fo:font-weight="normal" officeooo:paragraph-rsid="002f7461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_5f_Paragraphe_20_livret_20_">
      <style:paragraph-properties fo:margin-top="0.101cm" fo:margin-bottom="0.199cm" style:contextual-spacing="false"/>
      <style:text-properties fo:color="#000000" loext:opacity="100%" style:font-name="Bitstream Vera Sans2" fo:font-size="10pt" fo:font-style="normal" fo:font-weight="normal" officeooo:paragraph-rsid="0010389a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font-name="Bitstream Vera Sans2" fo:font-size="10pt" fo:font-style="normal" fo:font-weight="normal" fo:background-color="#ffff00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_5f_Paragraphe_20_livret_20_">
      <style:paragraph-properties fo:margin-top="0cm" fo:margin-bottom="0cm" style:contextual-spacing="false" style:line-height-at-least="0.6cm" fo:text-align="center" style:justify-single-word="false">
        <style:tab-stops>
          <style:tab-stop style:position="1.014cm" style:type="right"/>
          <style:tab-stop style:position="1.72cm" style:leader-style="dotted" style:leader-text="."/>
        </style:tab-stops>
      </style:paragraph-properties>
      <style:text-properties fo:color="#000000" loext:opacity="100%" officeooo:paragraph-rsid="002f7461"/>
    </style:style>
    <style:style style:name="P60" style:family="paragraph" style:parent-style-name="_5f_Paragraphe_20_livret_20_">
      <style:paragraph-properties fo:margin-top="0cm" fo:margin-bottom="0cm" style:contextual-spacing="false" style:line-height-at-least="0.6cm" fo:text-align="center" style:justify-single-word="false" fo:break-before="column">
        <style:tab-stops>
          <style:tab-stop style:position="1.014cm" style:type="right"/>
          <style:tab-stop style:position="1.72cm" style:leader-style="dotted" style:leader-text="."/>
        </style:tab-stops>
      </style:paragraph-properties>
      <style:text-properties fo:color="#000000" loext:opacity="100%" officeooo:paragraph-rsid="002f7461"/>
    </style:style>
    <style:style style:name="P61" style:family="paragraph" style:parent-style-name="_5f_Paragraphe_20_livret_20_">
      <style:paragraph-properties fo:margin-top="0cm" fo:margin-bottom="0cm" style:contextual-spacing="false" style:line-height-at-least="0.801cm" fo:text-align="center" style:justify-single-word="false">
        <style:tab-stops>
          <style:tab-stop style:position="1.014cm" style:type="right"/>
          <style:tab-stop style:position="1.72cm" style:leader-style="dotted" style:leader-text="."/>
        </style:tab-stops>
      </style:paragraph-properties>
      <style:text-properties fo:color="#000000" loext:opacity="100%" officeooo:paragraph-rsid="002f7461"/>
    </style:style>
    <style:style style:name="P62" style:family="paragraph" style:parent-style-name="_5f_Paragraphe_20_livret_20_">
      <style:text-properties fo:color="#000000" loext:opacity="100%" officeooo:paragraph-rsid="00122bf4"/>
    </style:style>
    <style:style style:name="P63" style:family="paragraph" style:parent-style-name="Standard">
      <style:text-properties fo:font-size="10pt" officeooo:paragraph-rsid="001f6ec2" style:font-size-asian="10pt" style:font-size-complex="10pt"/>
    </style:style>
    <style:style style:name="P64" style:family="paragraph" style:parent-style-name="Standard">
      <style:paragraph-properties fo:text-align="center" style:justify-single-word="false"/>
      <style:text-properties officeooo:paragraph-rsid="0026fb0e" fo:background-color="#ffff00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paragraph-rsid="0010389a"/>
    </style:style>
    <style:style style:name="P66" style:family="paragraph" style:parent-style-name="Standard">
      <style:paragraph-properties fo:margin-top="0.199cm" fo:margin-bottom="0cm" style:contextual-spacing="false"/>
      <style:text-properties fo:font-weight="bold" officeooo:paragraph-rsid="002ba701" style:font-weight-asian="bold" style:font-weight-complex="bold"/>
    </style:style>
    <style:style style:name="P67" style:family="paragraph" style:parent-style-name="_5f_Paragraphe_20_livret_20_réponse_20_élève">
      <style:paragraph-properties style:line-height-at-least="0.801cm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officeooo:paragraph-rsid="0033bb83"/>
    </style:style>
    <style:style style:name="P68" style:family="paragraph" style:parent-style-name="_5f_Paragraphe_20_livret_20_réponse_20_élève">
      <style:paragraph-properties fo:margin-top="0cm" fo:margin-bottom="0cm" style:contextual-spacing="false" style:line-height-at-least="0.801cm" fo:text-align="justify" style:justify-single-word="false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style:font-name="Bitstream Vera Sans2" fo:font-size="10pt" fo:font-style="normal" officeooo:paragraph-rsid="0036afaa" style:font-size-asian="10pt" style:font-style-asian="normal" style:font-size-complex="10pt" style:font-style-complex="normal" style:text-scale="100%"/>
    </style:style>
    <style:style style:name="P69" style:family="paragraph" style:parent-style-name="_5f_Paragraphe_20_livret_20_réponse_20_élève">
      <style:paragraph-properties fo:margin-top="0cm" fo:margin-bottom="0cm" style:contextual-spacing="false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6cm" style:type="right"/>
          <style:tab-stop style:position="6.091cm" style:type="right"/>
          <style:tab-stop style:position="7.34cm" style:leader-style="dotted" style:leader-text="."/>
        </style:tab-stops>
      </style:paragraph-properties>
      <style:text-properties fo:color="#b3b3b3" loext:opacity="100%" style:font-name="Bitstream Vera Sans6" fo:font-size="10pt"/>
    </style:style>
    <style:style style:name="P7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b3b3b3" loext:opacity="100%" style:font-name="Bitstream Vera Sans6" fo:font-size="10pt"/>
    </style:style>
    <style:style style:name="P7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b3b3b3" loext:opacity="100%" style:font-name="Bitstream Vera Sans6" fo:font-size="10pt" officeooo:paragraph-rsid="001efbbe"/>
    </style:style>
    <style:style style:name="P7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b3b3b3" loext:opacity="100%" style:font-name="Bitstream Vera Sans6" fo:font-size="10pt" officeooo:paragraph-rsid="0033bb83"/>
    </style:style>
    <style:style style:name="P73" style:family="paragraph" style:parent-style-name="_5f_Paragraphe_20_livret_20_réponse_20_élève">
      <style:paragraph-properties style:line-height-at-least="0.801cm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officeooo:paragraph-rsid="003e292b" fo:background-color="#ffff00"/>
    </style:style>
    <style:style style:name="P7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6" fo:font-size="8pt" fo:font-weight="bold" officeooo:paragraph-rsid="0018ddf7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6" fo:font-size="8pt" fo:letter-spacing="-0.007cm" fo:font-weight="bold" officeooo:paragraph-rsid="0018ddf7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6" fo:font-size="10pt" officeooo:paragraph-rsid="0018ddf7"/>
    </style:style>
    <style:style style:name="P77" style:family="paragraph" style:parent-style-name="Table_20_Contents">
      <style:paragraph-properties fo:text-align="center" style:justify-single-word="false"/>
      <style:text-properties style:font-name="Bitstream Vera Sans6" fo:font-size="10pt" fo:font-weight="bold" officeooo:paragraph-rsid="0018ddf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Bitstream Vera Sans6" fo:font-size="10pt" officeooo:paragraph-rsid="0018ddf7"/>
    </style:style>
    <style:style style:name="P79" style:family="paragraph" style:parent-style-name="_5f_Paragraphe_20_livret_20_">
      <style:paragraph-properties fo:margin-top="0.4cm" fo:margin-bottom="0cm" style:contextual-spacing="false"/>
      <style:text-properties officeooo:paragraph-rsid="0031316c"/>
    </style:style>
    <style:style style:name="P80" style:family="paragraph" style:parent-style-name="Exo_5f_Num" style:master-page-name="">
      <style:paragraph-properties style:page-number="auto" fo:break-before="column"/>
    </style:style>
    <style:style style:name="P81" style:family="paragraph" style:parent-style-name="Exo_5f_Num" style:master-page-name="">
      <style:paragraph-properties style:page-number="auto" fo:break-before="page"/>
    </style:style>
    <style:style style:name="P82" style:family="paragraph" style:parent-style-name="Exo_5f_Num">
      <style:paragraph-properties fo:margin-top="0.499cm" fo:margin-bottom="0.199cm" style:contextual-spacing="false"/>
    </style:style>
    <style:style style:name="P83" style:family="paragraph" style:parent-style-name="Exo_5f_Num">
      <style:paragraph-properties fo:margin-top="0.499cm" fo:margin-bottom="0cm" style:contextual-spacing="false"/>
    </style:style>
    <style:style style:name="P84" style:family="paragraph" style:parent-style-name="Exo_5f_Num">
      <style:paragraph-properties fo:margin-top="0.4cm" fo:margin-bottom="0.101cm" style:contextual-spacing="false"/>
    </style:style>
    <style:style style:name="P85" style:family="paragraph" style:parent-style-name="Exo_5f_Num">
      <style:paragraph-properties fo:margin-top="0.499cm" fo:margin-bottom="0.199cm" style:contextual-spacing="false"/>
      <style:text-properties officeooo:paragraph-rsid="003e292b"/>
    </style:style>
    <style:style style:name="P86" style:family="paragraph" style:parent-style-name="Exo_5f_Num">
      <style:paragraph-properties fo:margin-top="0.499cm" fo:margin-bottom="0.199cm" style:contextual-spacing="false" fo:break-before="column"/>
      <style:text-properties officeooo:paragraph-rsid="003e292b"/>
    </style:style>
    <style:style style:name="P87" style:family="paragraph" style:parent-style-name="Exo_5f_Num">
      <style:paragraph-properties fo:margin-top="0.499cm" fo:margin-bottom="0.199cm" style:contextual-spacing="false" fo:text-align="start" style:justify-single-word="false"/>
    </style:style>
    <style:style style:name="P88" style:family="paragraph" style:parent-style-name="Exo_5f_Num" style:master-page-name="">
      <style:paragraph-properties fo:margin-top="0.6cm" fo:margin-bottom="0.101cm" style:contextual-spacing="false" style:page-number="auto" fo:break-before="column"/>
    </style:style>
    <style:style style:name="P89" style:family="paragraph" style:parent-style-name="Exo_5f_Num">
      <style:paragraph-properties fo:margin-top="0.6cm" fo:margin-bottom="0.199cm" style:contextual-spacing="false"/>
    </style:style>
    <style:style style:name="P90" style:family="paragraph" style:parent-style-name="Standard" style:list-style-name="liste_5f_abc">
      <style:text-properties officeooo:paragraph-rsid="002ba701"/>
    </style:style>
    <style:style style:name="P91" style:family="paragraph" style:parent-style-name="Standard" style:list-style-name="liste_5f_abc">
      <style:text-properties officeooo:paragraph-rsid="00216ba8"/>
    </style:style>
    <style:style style:name="P92" style:family="paragraph" style:parent-style-name="Standard" style:list-style-name="liste_5f_abc">
      <style:text-properties style:font-name="Bitstream Vera Sans2" fo:font-size="9pt" officeooo:paragraph-rsid="002ba701" style:font-size-asian="9pt" style:font-size-complex="9pt"/>
    </style:style>
    <style:style style:name="P93" style:family="paragraph" style:parent-style-name="Standard" style:list-style-name="liste_5f_abc">
      <style:paragraph-properties fo:margin-top="0cm" fo:margin-bottom="0.199cm" style:contextual-spacing="false" style:shadow="none"/>
      <style:text-properties style:font-name="Bitstream Vera Sans2" fo:font-size="10pt" fo:font-style="normal" officeooo:paragraph-rsid="002ba701" style:font-size-asian="10pt" style:font-style-asian="normal" style:font-size-complex="10pt" style:font-style-complex="normal"/>
    </style:style>
    <style:style style:name="P94" style:family="paragraph" style:parent-style-name="Standard" style:list-style-name="liste_5f_abc">
      <style:paragraph-properties fo:margin-top="0.3cm" fo:margin-bottom="0cm" style:contextual-spacing="false" fo:text-align="justify" style:justify-single-word="false"/>
      <style:text-properties style:font-name="Bitstream Vera Sans2" fo:font-size="10pt" officeooo:paragraph-rsid="00122bf4" style:font-size-asian="10pt" style:font-size-complex="10pt"/>
    </style:style>
    <style:style style:name="P95" style:family="paragraph" style:parent-style-name="Standard" style:list-style-name="liste_5f_abc">
      <style:paragraph-properties fo:margin-top="0cm" fo:margin-bottom="0.199cm" style:contextual-spacing="false" style:shadow="none"/>
      <style:text-properties style:font-name="Bitstream Vera Sans" fo:font-size="10pt" fo:font-style="normal" officeooo:paragraph-rsid="002ba701" style:font-size-asian="10pt" style:font-style-asian="normal" style:font-size-complex="10pt" style:font-style-complex="normal"/>
    </style:style>
    <style:style style:name="P96" style:family="paragraph" style:parent-style-name="Standard" style:list-style-name="liste_5f_abc">
      <style:paragraph-properties fo:margin-top="0cm" fo:margin-bottom="0cm" style:contextual-spacing="false" style:line-height-at-least="0.6cm">
        <style:tab-stops>
          <style:tab-stop style:position="0.684cm"/>
          <style:tab-stop style:position="1.302cm" style:leader-style="dotted" style:leader-text="."/>
          <style:tab-stop style:position="3.198cm"/>
          <style:tab-stop style:position="4.249cm" style:type="right" style:leader-style="dotted" style:leader-text="."/>
        </style:tab-stops>
      </style:paragraph-properties>
      <style:text-properties fo:color="#000000" loext:opacity="100%" officeooo:paragraph-rsid="0033bb83"/>
    </style:style>
    <style:style style:name="P97" style:family="paragraph" style:parent-style-name="Table_20_Contents" style:list-style-name="liste_5f_abc">
      <loext:graphic-properties draw:fill="none"/>
      <style:paragraph-properties fo:margin-top="0cm" fo:margin-bottom="0cm" style:contextual-spacing="false" fo:text-align="start" style:justify-single-word="false" fo:background-color="transparent" text:number-lines="false" text:line-number="0"/>
      <style:text-properties officeooo:paragraph-rsid="0011c4a8"/>
    </style:style>
    <style:style style:name="P98" style:family="paragraph" style:parent-style-name="Table_20_Contents" style:list-style-name="liste_5f_abc">
      <style:paragraph-properties fo:margin-top="0cm" fo:margin-bottom="0cm" style:contextual-spacing="false" fo:text-align="start" style:justify-single-word="false"/>
      <style:text-properties officeooo:paragraph-rsid="0011c4a8"/>
    </style:style>
    <style:style style:name="P99" style:family="paragraph" style:parent-style-name="_5f_Paragraphe_20_livret_20_" style:list-style-name="liste_5f_abc">
      <style:paragraph-properties fo:margin-top="0.199cm" fo:margin-bottom="0.3cm" style:contextual-spacing="false"/>
      <style:text-properties officeooo:paragraph-rsid="0010389a"/>
    </style:style>
    <style:style style:name="P100" style:family="paragraph" style:parent-style-name="_5f_Paragraphe_20_livret_20_" style:list-style-name="liste_5f_abc">
      <style:paragraph-properties fo:margin-top="0cm" fo:margin-bottom="0.199cm" style:contextual-spacing="false"/>
      <style:text-properties officeooo:paragraph-rsid="0010389a"/>
    </style:style>
    <style:style style:name="P101" style:family="paragraph" style:parent-style-name="_5f_Paragraphe_20_livret_20_" style:list-style-name="liste_5f_abc">
      <style:text-properties officeooo:paragraph-rsid="0010389a"/>
    </style:style>
    <style:style style:name="P102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10389a"/>
    </style:style>
    <style:style style:name="P103" style:family="paragraph" style:parent-style-name="_5f_Paragraphe_20_livret_20_" style:list-style-name="liste_5f_abc">
      <style:paragraph-properties fo:margin-top="0.4cm" fo:margin-bottom="0.199cm" style:contextual-spacing="false"/>
      <style:text-properties officeooo:paragraph-rsid="0010389a"/>
    </style:style>
    <style:style style:name="P104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11c4a8"/>
    </style:style>
    <style:style style:name="P10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11c4a8"/>
    </style:style>
    <style:style style:name="P106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24f6b8"/>
    </style:style>
    <style:style style:name="P107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18ddf7"/>
    </style:style>
    <style:style style:name="P108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1404f5"/>
    </style:style>
    <style:style style:name="P109" style:family="paragraph" style:parent-style-name="_5f_Paragraphe_20_livret_20_" style:list-style-name="liste_5f_abc">
      <style:paragraph-properties fo:margin-top="0.3cm" fo:margin-bottom="0cm" style:contextual-spacing="false" fo:text-align="start" style:justify-single-word="false">
        <style:tab-stops/>
      </style:paragraph-properties>
      <style:text-properties officeooo:paragraph-rsid="0010389a"/>
    </style:style>
    <style:style style:name="P110" style:family="paragraph" style:parent-style-name="_5f_Paragraphe_20_livret_20_" style:list-style-name="liste_5f_abc">
      <style:paragraph-properties fo:text-align="start" style:justify-single-word="false">
        <style:tab-stops>
          <style:tab-stop style:position="1.755cm" style:type="right"/>
          <style:tab-stop style:position="2.549cm" style:leader-style="dotted" style:leader-text="."/>
        </style:tab-stops>
      </style:paragraph-properties>
      <style:text-properties officeooo:paragraph-rsid="0036afaa"/>
    </style:style>
    <style:style style:name="P111" style:family="paragraph" style:parent-style-name="_5f_Paragraphe_20_livret_20_" style:list-style-name="liste_5f_abc">
      <style:paragraph-properties fo:text-align="start" style:justify-single-word="false">
        <style:tab-stops>
          <style:tab-stop style:position="1.755cm" style:type="right"/>
          <style:tab-stop style:position="2.549cm" style:leader-style="dotted" style:leader-text="."/>
        </style:tab-stops>
      </style:paragraph-properties>
      <style:text-properties officeooo:paragraph-rsid="00385dbd"/>
    </style:style>
    <style:style style:name="P112" style:family="paragraph" style:parent-style-name="_5f_Paragraphe_20_livret_20_" style:list-style-name="liste_5f_abc">
      <style:paragraph-properties fo:margin-top="0.3cm" fo:margin-bottom="0.199cm" style:contextual-spacing="false"/>
      <style:text-properties fo:color="#000000" loext:opacity="100%" officeooo:paragraph-rsid="0010389a"/>
    </style:style>
    <style:style style:name="P113" style:family="paragraph" style:parent-style-name="_5f_Paragraphe_20_livret_20_" style:list-style-name="liste_5f_abc">
      <style:text-properties fo:color="#000000" loext:opacity="100%" officeooo:paragraph-rsid="00122bf4"/>
    </style:style>
    <style:style style:name="P114" style:family="paragraph" style:parent-style-name="_5f_Paragraphe_20_livret_20_" style:list-style-name="liste_5f_abc">
      <style:paragraph-properties fo:margin-top="0cm" fo:margin-bottom="0cm" style:contextual-spacing="false" style:line-height-at-least="0.6cm"/>
      <style:text-properties fo:color="#000000" loext:opacity="100%" officeooo:paragraph-rsid="0011c4a8"/>
    </style:style>
    <style:style style:name="P115" style:family="paragraph" style:parent-style-name="_5f_Paragraphe_20_livret_20_" style:list-style-name="liste_5f_abc">
      <style:paragraph-properties fo:margin-top="0cm" fo:margin-bottom="0cm" style:contextual-spacing="false" style:line-height-at-least="0.7cm">
        <style:tab-stops>
          <style:tab-stop style:position="0.684cm"/>
          <style:tab-stop style:position="1.302cm" style:leader-style="dotted" style:leader-text="."/>
          <style:tab-stop style:position="3.198cm"/>
          <style:tab-stop style:position="4.249cm" style:type="right" style:leader-style="dotted" style:leader-text="."/>
        </style:tab-stops>
      </style:paragraph-properties>
      <style:text-properties fo:color="#000000" loext:opacity="100%" fo:font-style="normal" officeooo:paragraph-rsid="0033bb83" style:font-style-asian="normal" style:font-style-complex="normal"/>
    </style:style>
    <style:style style:name="P116" style:family="paragraph" style:parent-style-name="_5f_Paragraphe_20_livret_20_" style:list-style-name="liste_5f_abc">
      <style:paragraph-properties fo:margin-top="0cm" fo:margin-bottom="0cm" style:contextual-spacing="false" style:line-height-at-least="0.6cm">
        <style:tab-stops>
          <style:tab-stop style:position="0.684cm"/>
          <style:tab-stop style:position="1.302cm" style:leader-style="dotted" style:leader-text="."/>
          <style:tab-stop style:position="3.198cm"/>
          <style:tab-stop style:position="4.249cm" style:type="right" style:leader-style="dotted" style:leader-text="."/>
        </style:tab-stops>
      </style:paragraph-properties>
      <style:text-properties fo:color="#000000" loext:opacity="100%" fo:font-style="normal" officeooo:paragraph-rsid="0033bb83" style:font-style-asian="normal" style:font-style-complex="normal"/>
    </style:style>
    <style:style style:name="P117" style:family="paragraph" style:parent-style-name="_5f_Paragraphe_20_livret_20_" style:list-style-name="liste_5f_abc">
      <style:paragraph-properties fo:margin-top="0cm" fo:margin-bottom="0cm" style:contextual-spacing="false" fo:line-height="100%" fo:text-align="start" style:justify-single-word="false">
        <style:tab-stops>
          <style:tab-stop style:position="1.736cm" style:type="right"/>
          <style:tab-stop style:position="2.529cm" style:leader-style="dotted" style:leader-text="."/>
        </style:tab-stops>
      </style:paragraph-properties>
      <style:text-properties officeooo:paragraph-rsid="0031316c"/>
    </style:style>
    <style:style style:name="P118" style:family="paragraph" style:parent-style-name="_5f_Paragraphe_20_livret_20_" style:list-style-name="liste_5f_abc">
      <style:paragraph-properties fo:margin-top="0cm" fo:margin-bottom="0cm" style:contextual-spacing="false" fo:line-height="100%" fo:text-align="start" style:justify-single-word="false">
        <style:tab-stops>
          <style:tab-stop style:position="2.03cm" style:type="right"/>
          <style:tab-stop style:position="2.679cm" style:leader-style="dotted" style:leader-text="."/>
        </style:tab-stops>
      </style:paragraph-properties>
      <style:text-properties officeooo:paragraph-rsid="0031316c"/>
    </style:style>
    <style:style style:name="P119" style:family="paragraph" style:parent-style-name="_5f_Paragraphe_20_livret_20_" style:list-style-name="liste_5f_abc">
      <style:paragraph-properties fo:margin-top="0cm" fo:margin-bottom="0cm" style:contextual-spacing="false" fo:line-height="100%" fo:text-align="start" style:justify-single-word="false">
        <style:tab-stops>
          <style:tab-stop style:position="2.055cm" style:type="right"/>
          <style:tab-stop style:position="2.709cm" style:leader-style="dotted" style:leader-text="."/>
        </style:tab-stops>
      </style:paragraph-properties>
      <style:text-properties officeooo:paragraph-rsid="0032b0dc"/>
    </style:style>
    <style:style style:name="P120" style:family="paragraph" style:parent-style-name="_5f_Paragraphe_20_livret_20_" style:list-style-name="liste_5f_abc">
      <style:paragraph-properties fo:margin-top="0cm" fo:margin-bottom="0cm" style:contextual-spacing="false" fo:line-height="100%" fo:text-align="start" style:justify-single-word="false">
        <style:tab-stops>
          <style:tab-stop style:position="2.096cm" style:type="right"/>
          <style:tab-stop style:position="2.709cm" style:leader-style="dotted" style:leader-text="."/>
        </style:tab-stops>
      </style:paragraph-properties>
      <style:text-properties officeooo:paragraph-rsid="0032b0dc"/>
    </style:style>
    <style:style style:name="P121" style:family="paragraph" style:parent-style-name="_5f_Paragraphe_20_livret_20_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1.736cm" style:type="right"/>
          <style:tab-stop style:position="2.529cm" style:leader-style="dotted" style:leader-text="."/>
        </style:tab-stops>
      </style:paragraph-properties>
      <style:text-properties officeooo:paragraph-rsid="0032b0dc"/>
    </style:style>
    <style:style style:name="P122" style:family="paragraph" style:parent-style-name="_5f_Paragraphe_20_livret_20_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1.736cm" style:type="right"/>
          <style:tab-stop style:position="2.529cm" style:leader-style="dotted" style:leader-text="."/>
        </style:tab-stops>
      </style:paragraph-properties>
      <style:text-properties officeooo:paragraph-rsid="0031316c"/>
    </style:style>
    <style:style style:name="P123" style:family="paragraph" style:parent-style-name="_5f_Paragraphe_20_livret_20_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2.03cm" style:type="right"/>
          <style:tab-stop style:position="2.679cm" style:leader-style="dotted" style:leader-text="."/>
        </style:tab-stops>
      </style:paragraph-properties>
      <style:text-properties officeooo:paragraph-rsid="0031316c"/>
    </style:style>
    <style:style style:name="P124" style:family="paragraph" style:parent-style-name="_5f_Paragraphe_20_livret_20_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2.034cm" style:type="right"/>
          <style:tab-stop style:position="2.679cm" style:leader-style="dotted" style:leader-text="."/>
        </style:tab-stops>
      </style:paragraph-properties>
      <style:text-properties officeooo:paragraph-rsid="0031316c"/>
    </style:style>
    <style:style style:name="P125" style:family="paragraph" style:parent-style-name="_5f_Paragraphe_20_livret_20_" style:list-style-name="liste_5f_abc">
      <style:paragraph-properties fo:margin-top="0cm" fo:margin-bottom="0cm" style:contextual-spacing="false" style:line-height-at-least="0.7cm" fo:text-align="start" style:justify-single-word="false" style:shadow="none">
        <style:tab-stops>
          <style:tab-stop style:position="1.901cm" style:type="right"/>
          <style:tab-stop style:position="2.662cm" style:leader-style="dotted" style:leader-text="."/>
        </style:tab-stops>
      </style:paragraph-properties>
      <style:text-properties officeooo:paragraph-rsid="0031316c"/>
    </style:style>
    <style:style style:name="P126" style:family="paragraph" style:parent-style-name="_5f_Paragraphe_20_livret_20_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2.055cm" style:type="right"/>
          <style:tab-stop style:position="2.709cm" style:leader-style="dotted" style:leader-text="."/>
        </style:tab-stops>
      </style:paragraph-properties>
      <style:text-properties officeooo:paragraph-rsid="0032b0dc"/>
    </style:style>
    <style:style style:name="P127" style:family="paragraph" style:parent-style-name="_5f_Paragraphe_20_livret_20_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2.096cm" style:type="right"/>
          <style:tab-stop style:position="2.709cm" style:leader-style="dotted" style:leader-text="."/>
        </style:tab-stops>
      </style:paragraph-properties>
      <style:text-properties officeooo:paragraph-rsid="0032b0dc"/>
    </style:style>
    <style:style style:name="P128" style:family="paragraph" style:parent-style-name="_5f_Paragraphe_20_livret_20_" style:list-style-name="liste_5f_abc">
      <style:paragraph-properties fo:margin-top="0cm" fo:margin-bottom="0cm" style:contextual-spacing="false" style:line-height-at-least="0.7cm">
        <style:tab-stops>
          <style:tab-stop style:position="0.684cm"/>
          <style:tab-stop style:position="1.302cm" style:leader-style="dotted" style:leader-text="."/>
          <style:tab-stop style:position="3.198cm"/>
          <style:tab-stop style:position="4.249cm" style:type="right" style:leader-style="dotted" style:leader-text="."/>
        </style:tab-stops>
      </style:paragraph-properties>
      <style:text-properties officeooo:paragraph-rsid="0033bb83"/>
    </style:style>
    <style:style style:name="P129" style:family="paragraph" style:parent-style-name="_5f_Paragraphe_20_livret_20_" style:list-style-name="liste_5f_abc">
      <style:paragraph-properties fo:margin-top="0cm" fo:margin-bottom="0cm" style:contextual-spacing="false" style:line-height-at-least="0.6cm"/>
      <style:text-properties officeooo:paragraph-rsid="003e292b"/>
    </style:style>
    <style:style style:name="P130" style:family="paragraph" style:parent-style-name="_5f_Paragraphe_20_livret_20_" style:list-style-name="liste_5f_abc">
      <style:paragraph-properties fo:margin-top="0cm" fo:margin-bottom="0cm" style:contextual-spacing="false" style:line-height-at-least="0.6cm" fo:text-align="start" style:justify-single-word="false"/>
      <style:text-properties fo:letter-spacing="-0.021cm" officeooo:paragraph-rsid="003e292b"/>
    </style:style>
    <style:style style:name="P131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801cm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officeooo:paragraph-rsid="003e292b"/>
    </style:style>
    <style:style style:name="P132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start" style:justify-single-word="false">
        <style:tab-stops>
          <style:tab-stop style:position="1.08cm" style:leader-style="dotted" style:leader-text="."/>
          <style:tab-stop style:position="2.972cm"/>
          <style:tab-stop style:position="4.05cm" style:leader-style="dotted" style:leader-text="."/>
        </style:tab-stops>
      </style:paragraph-properties>
      <style:text-properties style:font-name="Bitstream Vera Sans2" fo:font-size="10pt" fo:font-style="normal" officeooo:paragraph-rsid="003497fd" fo:background-color="#ffff00" style:font-size-asian="10pt" style:font-style-asian="normal" style:font-size-complex="10pt" style:font-style-complex="normal"/>
    </style:style>
    <style:style style:name="P133" style:family="paragraph" style:parent-style-name="_5f_Paragraphe_20_livret_20_" style:list-style-name="liste_5f_abc">
      <style:paragraph-properties fo:margin-top="0.3cm" fo:margin-bottom="0.101cm" style:contextual-spacing="false"/>
      <style:text-properties fo:letter-spacing="normal" officeooo:paragraph-rsid="00367f30"/>
    </style:style>
    <style:style style:name="P134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/>
      <style:text-properties officeooo:paragraph-rsid="003e292b"/>
    </style:style>
    <style:style style:name="P135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/>
      <style:text-properties fo:color="#000000" loext:opacity="100%" officeooo:paragraph-rsid="0011c4a8"/>
    </style:style>
    <style:style style:name="P136" style:family="paragraph" style:parent-style-name="_5f_Paragraphe_20_livret_20_réponse_20_élève" style:list-style-name="liste_5f_abc">
      <style:paragraph-properties fo:margin-top="0cm" fo:margin-bottom="0cm" style:contextual-spacing="false" style:line-height-at-least="0.801cm" fo:text-align="start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fo:color="#000000" loext:opacity="100%" officeooo:paragraph-rsid="0011c4a8"/>
    </style:style>
    <style:style style:name="P137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499cm" fo:text-align="justify" style:justify-single-word="false" style:shadow="none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000000" loext:opacity="100%" style:font-name="Bitstream Vera Sans2" fo:font-size="10pt" fo:font-style="normal" style:text-underline-style="none" fo:font-weight="normal" officeooo:rsid="0018ddf7" officeooo:paragraph-rsid="00367f30" fo:background-color="#ffff00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499cm" fo:text-align="justify" style:justify-single-word="false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000000" loext:opacity="100%" style:font-name="Bitstream Vera Sans2" fo:font-size="10pt" fo:font-style="normal" style:text-underline-style="none" fo:font-weight="normal" officeooo:rsid="0018ddf7" officeooo:paragraph-rsid="003f94ec" fo:background-color="#ffff00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_5f_Paragraphe_20_livret_20_réponse_20_élève" style:list-style-name="_5f_Numérotation_20_des_20_exercices_20_livrets">
      <style:paragraph-properties fo:margin-top="0.099cm" fo:margin-bottom="0cm" style:contextual-spacing="false" style:line-height-at-least="0.801cm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officeooo:paragraph-rsid="0033bb83"/>
    </style:style>
    <style:style style:name="P140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justify" style:justify-single-word="false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style:font-name="Bitstream Vera Sans2" fo:font-size="10pt" officeooo:paragraph-rsid="003497fd" style:font-size-asian="10pt" style:font-size-complex="10pt"/>
    </style:style>
    <style:style style:name="P14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499cm" fo:text-align="justify" style:justify-single-word="false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rsid="0018ddf7" officeooo:paragraph-rsid="003f94ec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justify" style:justify-single-word="false" style:shadow="none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paragraph-rsid="003e292b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justify" style:justify-single-word="false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style:font-name="Bitstream Vera Sans2" fo:font-size="10pt" fo:font-style="normal" officeooo:paragraph-rsid="0036afaa" style:font-size-asian="10pt" style:font-style-asian="normal" style:font-size-complex="10pt" style:font-style-complex="normal"/>
    </style:style>
    <style:style style:name="P144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justify" style:justify-single-word="false">
        <style:tab-stops>
          <style:tab-stop style:position="8.952cm" style:type="right" style:leader-style="dotted" style:leader-text="."/>
          <style:tab-stop style:position="8.996cm"/>
        </style:tab-stops>
      </style:paragraph-properties>
      <style:text-properties fo:color="#b3b3b3" loext:opacity="100%" style:font-name="Bitstream Vera Sans2" fo:font-size="10pt" fo:font-style="normal" officeooo:paragraph-rsid="0036afaa" style:font-size-asian="10pt" style:font-style-asian="normal" style:font-size-complex="10pt" style:font-style-complex="normal" style:text-scale="100%"/>
    </style:style>
    <style:style style:name="P145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801cm" fo:text-align="center" style:justify-single-word="false">
        <style:tab-stops>
          <style:tab-stop style:position="2.249cm" style:type="right"/>
          <style:tab-stop style:position="3.935cm" style:type="right" style:leader-style="dotted" style:leader-text="."/>
          <style:tab-stop style:position="5.258cm" style:type="right" style:leader-style="dotted" style:leader-text="."/>
          <style:tab-stop style:position="6.085cm" style:type="right" style:leader-style="dotted" style:leader-text="."/>
          <style:tab-stop style:position="7.34cm" style:leader-style="dotted" style:leader-text="."/>
        </style:tab-stops>
      </style:paragraph-properties>
      <style:text-properties officeooo:paragraph-rsid="0011c4a8"/>
    </style:style>
    <style:style style:name="P146" style:family="paragraph" style:parent-style-name="_5f_Paragraphe_20_livret_20_réponse_20_élève" style:list-style-name="liste_5f_abc">
      <style:paragraph-properties style:line-height-at-least="0.7cm" fo:text-align="start" style:justify-single-word="false"/>
      <style:text-properties officeooo:paragraph-rsid="003e292b"/>
    </style:style>
    <style:style style:name="P147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start" style:justify-single-word="false" style:shadow="none">
        <style:tab-stops>
          <style:tab-stop style:position="1.901cm" style:type="right"/>
          <style:tab-stop style:position="2.662cm" style:leader-style="dotted" style:leader-text="."/>
        </style:tab-stops>
      </style:paragraph-properties>
      <style:text-properties officeooo:paragraph-rsid="003a8161"/>
    </style:style>
    <style:style style:name="P148" style:family="paragraph" style:parent-style-name="_5f_Pied_20_de_20_page" style:list-style-name="">
      <style:paragraph-properties fo:text-align="end" style:justify-single-word="false"/>
    </style:style>
    <style:style style:name="P149" style:family="paragraph" style:parent-style-name="_5f_Pied_20_de_20_page">
      <style:paragraph-properties fo:text-align="end" style:justify-single-word="false"/>
    </style:style>
    <style:style style:name="P150" style:family="paragraph" style:parent-style-name="_5f_Pied_20_de_20_page" style:list-style-name=""/>
    <style:style style:name="P15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2" style:family="paragraph" style:parent-style-name="_5f_Titre_20_d_27_exercices_20_livret_20_sans_20_titre" style:list-style-name="" style:master-page-name="Standard">
      <style:paragraph-properties fo:margin-top="0cm" fo:margin-bottom="0.199cm" style:contextual-spacing="false" style:page-number="auto" style:shadow="none"/>
      <style:text-properties style:font-name="Bitstream Vera Sans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3" style:shadow="none"/>
      <style:text-properties style:font-name="Bitstream Vera Sans2" fo:font-size="10pt" fo:font-style="normal" fo:font-weight="bold" officeooo:rsid="00290c92" officeooo:paragraph-rsid="001f6ec2" style:font-size-asian="10pt" style:font-style-asian="normal" style:font-weight-asian="bold" style:font-size-complex="10pt" style:font-style-complex="normal" style:font-weight-complex="bold"/>
    </style:style>
    <style:style style:name="P154" style:family="paragraph">
      <style:paragraph-properties fo:text-align="center"/>
    </style:style>
    <style:style style:name="P155" style:family="paragraph">
      <loext:graphic-properties draw:fill="none" draw:fill-color="#ffffff"/>
      <style:text-properties fo:color="#ff3333" loext:opacity="100%" loext:color-lum-mod="100%" loext:color-lum-off="0%" style:font-name="Bitstream Vera Sans2"/>
    </style:style>
    <style:style style:name="P15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57" style:family="paragraph">
      <loext:graphic-properties draw:fill="none" draw:fill-color="#ffffff"/>
      <style:text-properties fo:color="#ff3333" loext:opacity="100%" loext:color-lum-mod="100%" loext:color-lum-off="0%" style:font-name="Bitstream Vera Sans2" fo:font-size="12pt"/>
    </style:style>
    <style:style style:name="P158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59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16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2" style:family="paragraph">
      <style:paragraph-properties fo:margin-left="0cm" fo:margin-right="0cm" fo:margin-top="0cm" fo:margin-bottom="0cm" fo:line-height="100%" fo:text-indent="0cm"/>
    </style:style>
    <style:style style:name="P16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6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6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6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7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6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69" style:family="paragraph">
      <loext:graphic-properties draw:fill="solid" draw:fill-color="#d7e12c"/>
    </style:style>
    <style:style style:name="P17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e2344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OpenSymbol2" style:font-name-asian="OpenSymbol2" style:font-name-complex="OpenSymbol2"/>
    </style:style>
    <style:style style:name="T7" style:family="text">
      <style:text-properties fo:color="#000000" loext:opacity="100%"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8" style:family="text">
      <style:text-properties fo:color="#000000" loext:opacity="100%" style:font-name="OpenSymbol2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9" style:family="text">
      <style:text-properties fo:color="#000000" loext:opacity="100%" style:font-name="OpenSymbol2" fo:font-size="10pt" fo:letter-spacing="-0.011cm" fo:font-style="normal" style:text-underline-style="none" fo:font-weight="normal" officeooo:rsid="0018ddf7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0" style:family="text">
      <style:text-properties fo:color="#000000" loext:opacity="100%" style:font-name="OpenSymbol2" fo:font-size="11pt" fo:font-style="normal" style:font-name-asian="OpenSymbol2" style:font-size-asian="11pt" style:font-style-asian="normal" style:font-name-complex="OpenSymbol2" style:font-size-complex="11pt" style:font-style-complex="normal"/>
    </style:style>
    <style:style style:name="T11" style:family="text">
      <style:text-properties fo:color="#000000" loext:opacity="100%" style:font-name="OpenSymbol2" fo:font-size="11pt" fo:font-style="normal" style:font-name-asian="OpenSymbol2" style:font-size-asian="11pt" style:font-style-asian="normal" style:font-name-complex="OpenSymbol2" style:font-size-complex="11pt" style:font-style-complex="normal" style:text-scale="100%"/>
    </style:style>
    <style:style style:name="T12" style:family="text">
      <style:text-properties fo:color="#000000" loext:opacity="100%" style:font-name="OpenSymbol2" fo:font-size="11pt" style:font-name-asian="OpenSymbol2" style:font-size-asian="11pt" style:font-name-complex="OpenSymbol2" style:font-size-complex="11pt"/>
    </style:style>
    <style:style style:name="T13" style:family="text">
      <style:text-properties fo:color="#000000" loext:opacity="100%" style:font-name="OpenSymbol2" fo:font-size="4pt" style:font-name-asian="OpenSymbol2" style:font-size-asian="4pt" style:font-name-complex="OpenSymbol2" style:font-size-complex="4pt"/>
    </style:style>
    <style:style style:name="T14" style:family="text">
      <style:text-properties fo:color="#000000" loext:opacity="100%" style:font-name="OpenSymbol2" fo:font-style="normal" style:font-name-asian="OpenSymbol2" style:font-style-asian="normal" style:font-name-complex="OpenSymbol2" style:font-style-complex="normal"/>
    </style:style>
    <style:style style:name="T15" style:family="text">
      <style:text-properties fo:color="#000000" loext:opacity="100%" style:font-name="OpenSymbol2" fo:font-style="normal" style:font-name-asian="OpenSymbol2" style:font-style-asian="normal" style:font-name-complex="OpenSymbol2" style:font-style-complex="normal" style:text-scale="100%"/>
    </style:style>
    <style:style style:name="T16" style:family="text">
      <style:text-properties fo:color="#000000" loext:opacity="100%" style:font-name="OpenSymbol2" fo:letter-spacing="-0.035cm" style:font-name-asian="OpenSymbol2" style:font-name-complex="OpenSymbol2"/>
    </style:style>
    <style:style style:name="T17" style:family="text">
      <style:text-properties fo:color="#000000" loext:opacity="100%" style:font-name="Bitstream Vera Sans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000000" loext:opacity="100%" style:font-name="Bitstream Vera Sans" fo:font-size="10pt" fo:font-style="normal" officeooo:rsid="002bea03" style:font-size-asian="10pt" style:font-style-asian="normal" style:font-size-complex="10pt" style:font-style-complex="normal"/>
    </style:style>
    <style:style style:name="T19" style:family="text">
      <style:text-properties fo:color="#000000" loext:opacity="100%" style:text-position="0% 100%"/>
    </style:style>
    <style:style style:name="T20" style:family="text">
      <style:text-properties fo:color="#000000" loext:opacity="100%" fo:font-style="normal"/>
    </style:style>
    <style:style style:name="T21" style:family="text">
      <style:text-properties fo:color="#000000" loext:opacity="100%" fo:font-style="normal" style:font-style-asian="normal" style:font-style-complex="normal"/>
    </style:style>
    <style:style style:name="T22" style:family="text">
      <style:text-properties fo:color="#000000" loext:opacity="100%" fo:font-style="normal" style:font-style-asian="normal" style:font-style-complex="normal" style:text-scale="42%"/>
    </style:style>
    <style:style style:name="T23" style:family="text">
      <style:text-properties fo:color="#000000" loext:opacity="100%" fo:font-style="normal" style:font-style-asian="normal" style:font-style-complex="normal" style:text-scale="100%"/>
    </style:style>
    <style:style style:name="T24" style:family="text">
      <style:text-properties fo:color="#000000" loext:opacity="100%" fo:font-style="normal" officeooo:rsid="0016e328" style:font-style-asian="normal" style:font-style-complex="normal"/>
    </style:style>
    <style:style style:name="T25" style:family="text">
      <style:text-properties fo:color="#000000" loext:opacity="100%" fo:font-style="normal" officeooo:rsid="003a8161" style:font-style-asian="normal" style:font-style-complex="normal"/>
    </style:style>
    <style:style style:name="T26" style:family="text">
      <style:text-properties fo:color="#000000" loext:opacity="100%" fo:font-size="4pt" style:font-size-asian="4pt" style:font-size-complex="4pt"/>
    </style:style>
    <style:style style:name="T27" style:family="text">
      <style:text-properties fo:color="#000000" loext:opacity="100%" fo:font-size="6pt" style:font-size-asian="6pt" style:font-size-complex="6pt"/>
    </style:style>
    <style:style style:name="T28" style:family="text">
      <style:text-properties fo:color="#000000" loext:opacity="100%" style:font-name="Bitstream Vera Sans6" fo:font-size="10pt" fo:font-style="normal" style:text-underline-style="none" fo:font-weight="normal" officeooo:rsid="0018ddf7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loext:opacity="100%" style:font-name="Bitstream Vera Sans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fo:color="#000000" loext:opacity="100%" style:font-name="Bitstream Vera Sans6" fo:font-size="10pt" fo:letter-spacing="-0.011cm" fo:font-style="normal" style:text-underline-style="none" fo:font-weight="normal" officeooo:rsid="0018ddf7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Bitstream Vera Sans2" style:font-size-asian="9pt" style:font-style-asian="normal" style:font-weight-asian="normal" style:font-name-complex="Bitstream Vera Sans2" style:font-size-complex="9pt" style:font-style-complex="normal" style:font-weight-complex="normal" style:text-emphasize="none" style:text-scale="100%"/>
    </style:style>
    <style:style style:name="T32" style:family="text">
      <style:text-properties fo:color="#000000" loext:opacity="100%" style:text-outline="false" style:text-line-through-style="none" style:text-line-through-type="none" style:font-name="OpenSymbol2" fo:font-size="9pt" fo:font-style="normal" fo:text-shadow="none" style:text-underline-style="none" fo:font-weight="normal" style:font-name-asian="OpenSymbol2" style:font-size-asian="9pt" style:font-style-asian="normal" style:font-weight-asian="normal" style:font-name-complex="OpenSymbol2" style:font-size-complex="9pt" style:font-style-complex="normal" style:font-weight-complex="normal" style:text-emphasize="none" style:text-scale="100%"/>
    </style:style>
    <style:style style:name="T33" style:family="text">
      <style:text-properties fo:color="#000000" loext:opacity="100%" style:text-outline="false" style:text-line-through-style="none" style:text-line-through-type="none" style:font-name="OpenSymbol2" fo:font-size="11pt" fo:font-style="normal" fo:text-shadow="none" style:text-underline-style="none" fo:font-weight="normal" style:font-name-asian="OpenSymbol2" style:font-size-asian="11pt" style:font-style-asian="normal" style:font-weight-asian="normal" style:font-name-complex="OpenSymbol2" style:font-size-complex="11pt" style:font-style-complex="normal" style:font-weight-complex="normal" style:text-emphasize="none" style:text-scale="100%"/>
    </style:style>
    <style:style style:name="T34" style:family="text">
      <style:text-properties fo:color="#000000" loext:opacity="100%" style:font-name="Bitstream Vera Sans2" style:font-name-asian="OpenSymbol2" style:font-name-complex="OpenSymbol2"/>
    </style:style>
    <style:style style:name="T35" style:family="text">
      <style:text-properties fo:color="#000000" loext:opacity="100%" style:font-name="Bitstream Vera Sans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color="#000000" loext:opacity="100%" style:font-name="Bitstream Vera Sans2" fo:font-size="10pt" fo:font-style="normal" style:text-underline-style="none" fo:font-weight="normal" officeooo:rsid="0028d24e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7" style:family="text">
      <style:text-properties fo:color="#000000" loext:opacity="100%" style:font-name="Bitstream Vera Sans2" fo:font-size="10pt" fo:font-style="normal" style:text-underline-style="none" fo:font-weight="normal" officeooo:rsid="0018ddf7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loext:opacity="100%" style:font-name="Bitstream Vera Sans2" fo:font-size="10pt" fo:font-style="normal" style:text-underline-style="none" fo:font-weight="normal" officeooo:rsid="0028d24e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loext:opacity="100%" style:font-name="Bitstream Vera Sans2" fo:font-size="10pt" fo:letter-spacing="-0.018cm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loext:opacity="100%" officeooo:rsid="002ba701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fo:color="#000000" loext:opacity="100%" fo:font-weight="bold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fo:color="#000000" loext:opacity="100%" fo:letter-spacing="-0.018cm"/>
    </style:style>
    <style:style style:name="T44" style:family="text">
      <style:text-properties fo:color="#000000" loext:opacity="100%" fo:background-color="#ffff00" loext:char-shading-value="0"/>
    </style:style>
    <style:style style:name="T45" style:family="text">
      <style:text-properties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Bitstream Vera Sans2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7" style:family="text">
      <style:text-properties style:font-name="Bitstream Vera Sans2" fo:font-size="10pt" style:text-underline-style="none" fo:font-weight="normal" style:font-size-asian="10pt" style:font-weight-asian="normal" style:font-size-complex="10pt" style:font-weight-complex="normal"/>
    </style:style>
    <style:style style:name="T48" style:family="text">
      <style:text-properties style:font-name="Bitstream Vera Sans2" officeooo:rsid="002bea03" style:font-name-asian="OpenSymbol2" style:font-name-complex="OpenSymbol2"/>
    </style:style>
    <style:style style:name="T49" style:family="text">
      <style:text-properties style:font-name="Bitstream Vera Sans2" style:text-underline-style="none" fo:font-weight="normal" style:font-weight-asian="normal" style:font-weight-complex="normal"/>
    </style:style>
    <style:style style:name="T50" style:family="text">
      <style:text-properties style:font-name="Bitstream Vera Sans2" style:text-underline-style="none" fo:font-weight="normal" officeooo:rsid="001b4a17" style:font-weight-asian="normal" style:font-weight-complex="normal"/>
    </style:style>
    <style:style style:name="T51" style:family="text">
      <style:text-properties style:use-window-font-color="true" loext:opacity="0%"/>
    </style:style>
    <style:style style:name="T52" style:family="text">
      <style:text-properties style:use-window-font-color="true" loext:opacity="0%" style:font-name="Bitstream Vera Sans2" fo:font-size="10pt" fo:font-weight="normal" fo:background-color="transparent" loext:char-shading-value="0" style:font-name-asian="OpenSymbol" style:font-size-asian="10pt" style:font-weight-asian="normal" style:font-name-complex="OpenSymbol" style:font-size-complex="10pt" style:font-weight-complex="normal"/>
    </style:style>
    <style:style style:name="T53" style:family="text">
      <style:text-properties style:use-window-font-color="true" loext:opacity="0%" style:font-name="Bitstream Vera Sans2" fo:font-size="10pt" style:text-underline-style="none" fo:font-weight="normal" fo:background-color="transparent" loext:char-shading-value="0" style:font-name-asian="OpenSymbol" style:font-size-asian="10pt" style:font-weight-asian="normal" style:font-name-complex="OpenSymbol" style:font-size-complex="10pt" style:font-weight-complex="normal"/>
    </style:style>
    <style:style style:name="T54" style:family="text">
      <style:text-properties style:use-window-font-color="true" loext:opacity="0%" fo:font-style="normal" style:font-style-asian="normal" style:font-style-complex="normal"/>
    </style:style>
    <style:style style:name="T55" style:family="text">
      <style:text-properties style:use-window-font-color="true" loext:opacity="0%" style:font-name="OpenSymbol2" fo:font-size="11pt" fo:font-style="normal" style:font-name-asian="OpenSymbol2" style:font-size-asian="11pt" style:font-style-asian="normal" style:font-name-complex="OpenSymbol2" style:font-size-complex="11pt" style:font-style-complex="normal"/>
    </style:style>
    <style:style style:name="T56" style:family="text">
      <style:text-properties style:use-window-font-color="true" loext:opacity="0%" style:font-name="OpenSymbol2" fo:font-size="11pt" style:font-name-asian="OpenSymbol2" style:font-size-asian="11pt" style:font-name-complex="OpenSymbol2" style:font-size-complex="11pt"/>
    </style:style>
    <style:style style:name="T57" style:family="text">
      <style:text-properties style:use-window-font-color="true" loext:opacity="0%" style:font-name="OpenSymbol2" fo:font-style="normal" style:font-name-asian="OpenSymbol2" style:font-style-asian="normal" style:font-name-complex="OpenSymbol2" style:font-style-complex="normal"/>
    </style:style>
    <style:style style:name="T58" style:family="text">
      <style:text-properties style:use-window-font-color="true" loext:opacity="0%" style:font-name="OpenSymbol2" style:font-name-asian="OpenSymbol2" style:font-name-complex="OpenSymbol2"/>
    </style:style>
    <style:style style:name="T59" style:family="text">
      <style:text-properties style:use-window-font-color="true" loext:opacity="0%" style:font-name="Bitstream Vera Sans" fo:font-size="10pt" fo:font-style="normal" style:font-size-asian="10pt" style:font-style-asian="normal" style:font-size-complex="10pt" style:font-style-complex="normal"/>
    </style:style>
    <style:style style:name="T60" style:family="text">
      <style:text-properties style:use-window-font-color="true" loext:opacity="0%" style:font-style-asian="normal" style:font-style-complex="normal"/>
    </style:style>
    <style:style style:name="T61" style:family="text">
      <style:text-properties style:font-name="OpenSymbol" fo:font-size="10pt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fo:background-color="#ffff00" loext:char-shading-value="0"/>
    </style:style>
    <style:style style:name="T64" style:family="text">
      <style:text-properties fo:font-style="normal" fo:background-color="#ffff00" loext:char-shading-value="0" style:font-style-asian="normal" style:font-style-complex="normal"/>
    </style:style>
    <style:style style:name="T65" style:family="text">
      <style:text-properties fo:font-style="normal" officeooo:rsid="003497fd" fo:background-color="#ffff00" loext:char-shading-value="0" style:font-style-asian="normal" style:font-style-complex="normal"/>
    </style:style>
    <style:style style:name="T66" style:family="text">
      <style:text-properties fo:font-style="normal" officeooo:rsid="001b863e" fo:background-color="#ffff00" loext:char-shading-value="0"/>
    </style:style>
    <style:style style:name="T67" style:family="text">
      <style:text-properties fo:color="#b3b3b3" loext:opacity="100%"/>
    </style:style>
    <style:style style:name="T68" style:family="text">
      <style:text-properties fo:color="#b3b3b3" loext:opacity="100%" style:font-name="Bitstream Vera Sans2" style:font-name-asian="OpenSymbol2" style:font-name-complex="OpenSymbol2"/>
    </style:style>
    <style:style style:name="T69" style:family="text">
      <style:text-properties fo:color="#b3b3b3" loext:opacity="100%" fo:font-style="normal" style:font-style-asian="normal" style:font-style-complex="normal"/>
    </style:style>
    <style:style style:name="T70" style:family="text">
      <style:text-properties style:font-name="OpenSymbol2" style:font-name-asian="OpenSymbol2" style:font-name-complex="OpenSymbol2"/>
    </style:style>
    <style:style style:name="T71" style:family="text">
      <style:text-properties style:font-name="OpenSymbol2" style:font-name-asian="OpenSymbol2" style:font-name-complex="OpenSymbol2" style:text-scale="100%"/>
    </style:style>
    <style:style style:name="T72" style:family="text">
      <style:text-properties style:font-name="OpenSymbol2" fo:font-size="11pt" style:font-name-asian="OpenSymbol2" style:font-size-asian="11pt" style:font-name-complex="OpenSymbol2" style:font-size-complex="11pt"/>
    </style:style>
    <style:style style:name="T73" style:family="text">
      <style:text-properties style:font-name="OpenSymbol2" fo:font-size="11pt" style:font-name-asian="OpenSymbol2" style:font-size-asian="11pt" style:font-name-complex="OpenSymbol2" style:font-size-complex="11pt" style:text-scale="100%"/>
    </style:style>
    <style:style style:name="T74" style:family="text">
      <style:text-properties style:font-name="OpenSymbol2" fo:font-size="11pt" officeooo:rsid="0012cbb3" style:font-name-asian="OpenSymbol2" style:font-size-asian="11pt" style:font-name-complex="OpenSymbol2" style:font-size-complex="11pt"/>
    </style:style>
    <style:style style:name="T75" style:family="text">
      <style:text-properties style:font-name="OpenSymbol2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76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77" style:family="text">
      <style:text-properties fo:letter-spacing="-0.035cm"/>
    </style:style>
    <style:style style:name="T78" style:family="text">
      <style:text-properties fo:letter-spacing="-0.035cm" officeooo:rsid="00122bf4"/>
    </style:style>
    <style:style style:name="T79" style:family="text">
      <style:text-properties fo:font-size="10pt"/>
    </style:style>
    <style:style style:name="T80" style:family="text">
      <style:text-properties fo:font-size="10pt" fo:font-style="normal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81" style:family="text">
      <style:text-properties fo:font-size="10pt" fo:font-style="normal" officeooo:rsid="001deeb3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82" style:family="text">
      <style:text-properties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83" style:family="text">
      <style:text-properties fo:font-size="10pt" fo:letter-spacing="-0.018cm" fo:background-color="#ffff00" loext:char-shading-value="0" style:font-size-asian="10pt" style:font-size-complex="10pt"/>
    </style:style>
    <style:style style:name="T84" style:family="text">
      <style:text-properties fo:font-size="10pt" fo:letter-spacing="-0.039cm" fo:background-color="#ffff00" loext:char-shading-value="0" style:font-size-asian="10pt" style:font-size-complex="10pt"/>
    </style:style>
    <style:style style:name="T85" style:family="text">
      <style:text-properties fo:font-size="10pt" officeooo:rsid="0012d5af"/>
    </style:style>
    <style:style style:name="T86" style:family="text">
      <style:text-properties style:text-scale="100%"/>
    </style:style>
    <style:style style:name="T87" style:family="text">
      <style:text-properties officeooo:rsid="003f2004" style:text-scale="100%"/>
    </style:style>
    <style:style style:name="T88" style:family="text">
      <style:text-properties officeooo:rsid="0012cbb3"/>
    </style:style>
    <style:style style:name="T89" style:family="text">
      <style:text-properties fo:font-size="9pt" style:font-size-asian="9pt" style:font-size-complex="9pt"/>
    </style:style>
    <style:style style:name="T90" style:family="text">
      <style:text-properties officeooo:rsid="002ba701"/>
    </style:style>
    <style:style style:name="T91" style:family="text">
      <style:text-properties fo:font-size="8pt" fo:font-style="italic" fo:font-weight="normal" officeooo:rsid="002ba701" style:font-size-asian="8pt" style:font-style-asian="italic" style:font-weight-asian="normal" style:font-size-complex="8pt" style:font-style-complex="italic" style:font-weight-complex="normal"/>
    </style:style>
    <style:style style:name="T92" style:family="text">
      <style:text-properties fo:color="#ff3333" loext:opacity="100%" style:font-name="OpenSymbol2" fo:font-size="10pt" fo:font-style="normal" fo:font-weight="bold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93" style:family="text">
      <style:text-properties fo:color="#ff3333" loext:opacity="100%" style:font-name="OpenSymbol2" fo:font-size="10pt" fo:font-style="normal" fo:font-weight="bold" officeooo:rsid="001deeb3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94" style:family="text">
      <style:text-properties fo:color="#ff3333" loext:opacity="100%" style:font-name="OpenSymbol2" fo:font-size="10pt" fo:font-weight="bold" fo:background-color="transparent" loext:char-shading-value="0" style:font-name-asian="OpenSymbol2" style:font-size-asian="10pt" style:font-weight-asian="bold" style:font-name-complex="OpenSymbol2" style:font-size-complex="10pt" style:font-weight-complex="bold"/>
    </style:style>
    <style:style style:name="T95" style:family="text">
      <style:text-properties fo:color="#ff3333" loext:opacity="100%" style:font-name="OpenSymbol" fo:font-size="10pt" style:text-underline-style="none" fo:font-weight="bold" fo:background-color="transparent" loext:char-shading-value="0" style:font-name-asian="OpenSymbol" style:font-size-asian="10pt" style:font-weight-asian="bold" style:font-name-complex="OpenSymbol" style:font-size-complex="10pt" style:font-weight-complex="bold"/>
    </style:style>
    <style:style style:name="T96" style:family="text">
      <style:text-properties fo:color="#ff3333" loext:opacity="100%" style:font-name="Bitstream Vera Sans2" fo:font-size="10pt" fo:font-style="normal" fo:font-weight="bold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97" style:family="text">
      <style:text-properties fo:color="#ff3333" loext:opacity="100%" style:font-name="Bitstream Vera Sans2" fo:font-size="10pt" fo:font-style="normal" fo:font-weight="bold" officeooo:rsid="001deeb3" fo:background-color="transparent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98" style:family="text">
      <style:text-properties fo:color="#ff3333" loext:opacity="100%" style:font-name="Bitstream Vera Sans2" fo:font-size="10pt" style:text-underline-style="none" fo:font-weight="bold" fo:background-color="transparent" loext:char-shading-value="0" style:font-name-asian="OpenSymbol" style:font-size-asian="10pt" style:font-weight-asian="bold" style:font-name-complex="OpenSymbol" style:font-size-complex="10pt" style:font-weight-complex="bold"/>
    </style:style>
    <style:style style:name="T99" style:family="text">
      <style:text-properties fo:color="#ff3333" loext:opacity="100%" style:font-name="Bitstream Vera Sans2" fo:font-size="10pt" fo:font-weight="bold" fo:background-color="transparent" loext:char-shading-value="0" style:font-name-asian="OpenSymbol2" style:font-size-asian="10pt" style:font-weight-asian="bold" style:font-name-complex="OpenSymbol2" style:font-size-complex="10pt" style:font-weight-complex="bold"/>
    </style:style>
    <style:style style:name="T100" style:family="text">
      <style:text-properties fo:color="#00cc33" loext:opacity="100%" style:font-name="Bitstream Vera Sans2" fo:font-size="11pt" style:text-underline-style="none" fo:font-weight="bold" fo:background-color="transparent" loext:char-shading-value="0" style:font-name-asian="OpenSymbol" style:font-size-asian="11pt" style:font-weight-asian="bold" style:font-name-complex="OpenSymbol" style:font-size-complex="11pt" style:font-weight-complex="bold"/>
    </style:style>
    <style:style style:name="T101" style:family="text">
      <style:text-properties fo:color="#00cc33" loext:opacity="100%" style:font-name="Bitstream Vera Sans2" fo:font-size="11pt" fo:font-weight="bold" fo:background-color="transparent" loext:char-shading-value="0" style:font-name-asian="OpenSymbol" style:font-size-asian="11pt" style:font-weight-asian="bold" style:font-name-complex="OpenSymbol" style:font-size-complex="11pt" style:font-weight-complex="bold"/>
    </style:style>
    <style:style style:name="T102" style:family="text">
      <style:text-properties fo:color="#00cc33" loext:opacity="100%" fo:font-size="11pt" fo:font-style="normal" fo:font-weight="bold" fo:background-color="transparent" loext:char-shading-value="0" style:font-name-asian="OpenSymbol" style:font-size-asian="11pt" style:font-style-asian="normal" style:font-weight-asian="bold" style:font-name-complex="OpenSymbol" style:font-size-complex="11pt" style:font-style-complex="normal" style:font-weight-complex="bold"/>
    </style:style>
    <style:style style:name="T103" style:family="text">
      <style:text-properties fo:color="#00cc00" loext:opacity="100%" fo:font-size="8pt" fo:font-style="italic" officeooo:rsid="002ba701" style:font-size-asian="8pt" style:font-style-asian="italic" style:font-size-complex="8pt" style:font-style-complex="italic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background-color="#ffff00" loext:char-shading-value="0"/>
    </style:style>
    <style:style style:name="T106" style:family="text">
      <style:text-properties fo:background-color="#ffff00" loext:char-shading-value="0" loext:shadow="none"/>
    </style:style>
    <style:style style:name="T107" style:family="text">
      <style:text-properties fo:background-color="#ffff00" loext:char-shading-value="0" style:font-size-asian="10pt" style:font-style-asian="normal" style:font-size-complex="10pt" style:font-style-complex="normal"/>
    </style:style>
    <style:style style:name="T108" style:family="text">
      <style:text-properties officeooo:rsid="001d0fe2"/>
    </style:style>
    <style:style style:name="T109" style:family="text">
      <style:text-properties fo:letter-spacing="-0.039cm"/>
    </style:style>
    <style:style style:name="T110" style:family="text">
      <style:text-properties style:font-style-asian="normal" style:font-style-complex="normal"/>
    </style:style>
    <style:style style:name="T111" style:family="text">
      <style:text-properties fo:font-style="italic" fo:background-color="#ffff00" loext:char-shading-value="0" style:font-style-asian="italic" style:font-style-complex="italic"/>
    </style:style>
    <style:style style:name="T112" style:family="text">
      <style:text-properties fo:font-style="italic" officeooo:rsid="001b863e" fo:background-color="#ffff00" loext:char-shading-value="0" style:font-style-asian="italic" style:font-style-complex="italic"/>
    </style:style>
    <style:style style:name="T113" style:family="text">
      <style:text-properties fo:font-style="italic" officeooo:rsid="003f2004" style:text-scale="100%"/>
    </style:style>
    <style:style style:name="T114" style:family="text">
      <style:text-properties officeooo:rsid="0012d5af"/>
    </style:style>
    <style:style style:name="T115" style:family="text">
      <style:text-properties fo:font-weight="normal" officeooo:rsid="003f2004" style:font-style-asian="normal" style:font-weight-asian="normal" style:font-size-complex="10pt" style:font-style-complex="normal" style:font-weight-complex="normal" style:text-scale="100%"/>
    </style:style>
    <style:style style:name="T116" style:family="text">
      <style:text-properties fo:font-size="9.5pt" style:font-size-asian="9.5pt" style:font-size-complex="9.5pt"/>
    </style:style>
    <style:style style:name="T117" style:family="text">
      <style:text-properties fo:font-size="9.5pt" fo:font-style="normal" style:font-size-asian="9.5pt" style:font-style-asian="normal" style:font-size-complex="9.5pt" style:font-style-complex="normal"/>
    </style:style>
    <style:style style:name="T118" style:family="text">
      <style:text-properties officeooo:rsid="0012cbb3" style:font-name-asian="OpenSymbol2" style:font-name-complex="OpenSymbol2"/>
    </style:style>
    <style:style style:name="T119" style:family="text">
      <style:text-properties fo:color="#ff3333" loext:opacity="100%" style:font-name="Bitstream Vera Sans2"/>
    </style:style>
    <style:style style:name="T120" style:family="text">
      <style:text-properties fo:color="#ff3333" loext:opacity="100%" style:font-name="Bitstream Vera Sans2" fo:font-size="12pt"/>
    </style:style>
    <style:style style:name="T121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22" style:family="text"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123" style:family="text">
      <style:text-properties fo:color="#000000" loext:opacity="100%" style:text-outline="false" style:text-line-through-style="none" style:text-line-through-type="none" style:font-name="Bitstream Vera Sans7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124" style:family="text">
      <style:text-properties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2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26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198cm">
          <style:column-sep style:width="0.009cm" style:color="#b2b2b2" style:height="100%" style:style="solid"/>
          <style:column style:rel-width="21845*" fo:start-indent="0cm" fo:end-indent="0.099cm"/>
          <style:column style:rel-width="21845*" fo:start-indent="0.099cm" fo:end-indent="0.099cm"/>
          <style:column style:rel-width="21845*" fo:start-indent="0.09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3cm" svg:stroke-color="#808000" draw:marker-start-width="0.392cm" draw:marker-end="Arrow" draw:marker-end-width="0.392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draw:stroke-dash="Dashed_20__28_var_29__20_2372" svg:stroke-width="0.049cm" svg:stroke-color="#ff0000" draw:marker-start-width="0.28cm" draw:marker-start-center="false" draw:marker-end-width="0.2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6cm" fo:padding-bottom="0.016cm" fo:padding-left="0.016cm" fo:padding-right="0.016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style:run-through="foreground"/>
      <style:paragraph-properties style:writing-mode="lr-tb"/>
    </style:style>
    <style:style style:name="gr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eeeeee" draw:textarea-horizontal-align="center" draw:textarea-vertical-align="middle" draw:shadow="hidden" draw:shadow-offset-x="0.3cm" draw:shadow-offset-y="0.3cm" draw:shadow-color="#808080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3cm" svg:stroke-color="#7fb241" draw:marker-start-width="0.39cm" draw:marker-end-width="0.3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cm" svg:stroke-color="#7fb241" draw:marker-start-width="0.369cm" draw:marker-end-width="0.36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cm" svg:stroke-color="#7fb241" draw:marker-start-width="0.385cm" draw:marker-end-width="0.38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19cm" svg:stroke-color="#7fb241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foreground"/>
    </style:style>
    <style:style style:name="gr14" style:family="graphic">
      <style:graphic-properties draw:stroke="solid" draw:stroke-dash="Dashed_20__28_var_29__20_6794" svg:stroke-width="0.019cm" svg:stroke-color="#000000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6795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679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679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6798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679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680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680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6802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6803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6804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6805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680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none" draw:stroke-dash="Dashed_20__28_var_29__20_6807" svg:stroke-width="0.019cm" svg:stroke-color="#000000" draw:marker-start-width="0.33cm" draw:marker-start-center="false" draw:marker-end-width="0.33cm" draw:marker-end-center="false" draw:fill="solid" draw:fill-color="#ffffff" draw:fill-image-width="0cm" draw:fill-image-height="0cm" draw:textarea-horizontal-align="left" draw:auto-grow-width="true" fo:min-height="0.415cm" fo:min-width="0.526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solid" draw:stroke-dash="Dashed_20__28_var_29__20_680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680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6810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681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681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681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6814" svg:stroke-width="0.041cm" svg:stroke-color="#000000" draw:marker-start-width="0.367cm" draw:marker-start-center="false" draw:marker-end-width="0.367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" style:family="graphic">
      <style:graphic-properties draw:stroke="none" draw:stroke-dash="Dashed_20__28_var_29__20_681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draw:stroke-dash="Dashed_20__28_var_29__20_2359" svg:stroke-width="0.019cm" svg:stroke-color="#000000" draw:marker-start-width="0.33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none" draw:stroke-dash="Dashed_20__28_var_29__20_2745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9" style:family="graphic">
      <style:graphic-properties draw:stroke="none" draw:stroke-dash="Dashed_20__28_var_29__20_274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47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0" style:family="graphic">
      <style:graphic-properties draw:stroke="solid" draw:stroke-dash="Dashed_20__28_var_29__20_237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none" draw:stroke-dash="Dashed_20__28_var_29__20_274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20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2" style:family="graphic">
      <style:graphic-properties draw:stroke="none" draw:stroke-dash="Dashed_20__28_var_29__20_275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70" draw:name="Forme14" draw:style-name="gr4" draw:text-style-name="P156" svg:x1="2.94cm" svg:y1="18.419cm" svg:x2="2.94cm" svg:y2="18.719cm">
        <text:p/>
      </draw:line>
      <draw:line text:anchor-type="page" text:anchor-page-number="3" draw:z-index="69" draw:name="Forme13" draw:style-name="gr4" draw:text-style-name="P156" svg:x1="9.89cm" svg:y1="18.348cm" svg:x2="9.89cm" svg:y2="18.648cm">
        <text:p/>
      </draw:line>
      <draw:line text:anchor-type="page" text:anchor-page-number="3" draw:z-index="68" draw:name="Forme12" draw:style-name="gr4" draw:text-style-name="P156" svg:x1="7.95cm" svg:y1="18.419cm" svg:x2="7.95cm" svg:y2="18.719cm">
        <text:p/>
      </draw:line>
      <draw:line text:anchor-type="page" text:anchor-page-number="3" draw:z-index="67" draw:name="Forme11" draw:style-name="gr4" draw:text-style-name="P156" svg:x1="2.217cm" svg:y1="18.419cm" svg:x2="2.217cm" svg:y2="18.719cm">
        <text:p/>
      </draw:line>
      <draw:line text:anchor-type="page" text:anchor-page-number="3" draw:z-index="66" draw:name="Forme10" draw:style-name="gr4" draw:text-style-name="P156" svg:x1="5.339cm" svg:y1="18.366cm" svg:x2="5.339cm" svg:y2="18.666cm">
        <text:p/>
      </draw:line>
      <draw:line text:anchor-type="page" text:anchor-page-number="3" draw:z-index="65" draw:name="Forme9" draw:style-name="gr4" draw:text-style-name="P156" svg:x1="8.463cm" svg:y1="9.97cm" svg:x2="8.463cm" svg:y2="10.27cm">
        <text:p/>
      </draw:line>
      <draw:line text:anchor-type="page" text:anchor-page-number="3" draw:z-index="64" draw:name="Forme8" draw:style-name="gr4" draw:text-style-name="P156" svg:x1="5.957cm" svg:y1="9.942cm" svg:x2="5.957cm" svg:y2="10.242cm">
        <text:p/>
      </draw:line>
      <draw:line text:anchor-type="page" text:anchor-page-number="3" draw:z-index="63" draw:name="Forme7" draw:style-name="gr4" draw:text-style-name="P156" svg:x1="5.463cm" svg:y1="9.913cm" svg:x2="5.463cm" svg:y2="10.213cm">
        <text:p/>
      </draw:line>
      <draw:line text:anchor-type="page" text:anchor-page-number="3" draw:z-index="62" draw:name="Forme6" draw:style-name="gr4" draw:text-style-name="P156" svg:x1="1.961cm" svg:y1="9.885cm" svg:x2="1.961cm" svg:y2="10.188cm">
        <text:p/>
      </draw:line>
      <draw:line text:anchor-type="page" text:anchor-page-number="3" draw:z-index="61" draw:name="Forme5" draw:style-name="gr4" draw:text-style-name="P156" svg:x1="3.463cm" svg:y1="9.998cm" svg:x2="3.463cm" svg:y2="10.298cm">
        <text:p/>
      </draw:line>
      <text:h text:style-name="P152" text:outline-level="1"><text:s text:c="2"/></text:h>
      <text:h text:style-name="P153" text:outline-level="1"><draw:g text:anchor-type="paragraph" draw:z-index="55" draw:name="Forme15" draw:style-name="gr5"><draw:custom-shape draw:style-name="gr6" draw:text-style-name="P159" svg:width="3.964cm" svg:height="0.641cm" draw:transform="skewX (0.00279252680319092) rotate (0.0872664625997165) translate (-0.370416666666667cm -0.0934861111111111cm)"><text:p text:style-name="P158"><text:span text:style-name="T12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85"><draw:text-box fo:min-height="2.926cm"><text:section text:style-name="Sect1" text:name="Section6"><text:p text:style-name="P17"/><text:p text:style-name="P63"><text:span text:style-name="T50">C</text:span><text:span text:style-name="T49">ompare les nombres suivants :</text:span></text:p><text:section text:style-name="Sect2" text:name="Section1"><text:list xml:id="list2931177748" text:style-name="liste_5f_abc"><text:list-item><text:p text:style-name="P90"><text:span text:style-name="T8"></text:span><text:span text:style-name="T46">2 </text:span><text:span text:style-name="T47">et </text:span><text:span text:style-name="T8"></text:span><text:span text:style-name="T46">6</text:span><text:span text:style-name="T47">.</text:span></text:p></text:list-item><text:list-item><text:p text:style-name="P90"><text:span text:style-name="T61">−</text:span><text:span text:style-name="T46">2 et </text:span><text:span text:style-name="T61">−</text:span><text:span text:style-name="T46">6.</text:span></text:p></text:list-item><text:list-item><text:p text:style-name="P91"><text:span text:style-name="T61">−</text:span><text:span text:style-name="T46">2</text:span><text:span text:style-name="T47"> et </text:span><text:span text:style-name="T8"></text:span><text:span text:style-name="T46">6</text:span><text:span text:style-name="T47">.</text:span></text:p></text:list-item></text:list></text:section><text:p text:style-name="P66"><text:span text:style-name="Bold_5f_niv1">Correction<text:line-break/></text:span><text:span text:style-name="Bold_5f_niv1"><text:span text:style-name="T90">b.</text:span></text:span><text:span text:style-name="Bold_5f_niv1"><text:span text:style-name="T91"> </text:span></text:span><text:span text:style-name="_5f_BVS"><text:span text:style-name="T91">les nombres négatifs sont rangés dans l'ordre </text:span></text:span><text:span text:style-name="_5f_BVS"><text:span text:style-name="T103">inverse</text:span></text:span><text:span text:style-name="_5f_BVS"><text:span text:style-name="T91"> des nombres positifs.<text:line-break/></text:span></text:span><text:span text:style-name="Bold_5f_niv1"><text:span text:style-name="T90">c.</text:span></text:span><text:span text:style-name="Bold_5f_niv1"><text:span text:style-name="T91"> </text:span></text:span><text:span text:style-name="_5f_BVS"><text:span text:style-name="T91">un nombre négatif est toujours plus petit qu'un nombre positif.</text:span></text:span></text:p><text:section text:style-name="Sect2" text:name="Section2"><text:list xml:id="list182559917694185" text:continue-list="list2931177748" text:style-name="liste_5f_abc"><text:list-item text:start-value="1"><text:p text:style-name="P92"><text:span text:style-name="_5f_en-tête_5f_exemple_5f_jaune"><text:span text:style-name="T93"></text:span></text:span><text:span text:style-name="_5f_en-tête_5f_exemple_5f_jaune"><text:span text:style-name="T97"> </text:span></text:span><text:span text:style-name="T81">2</text:span><text:span text:style-name="T82"> </text:span><text:span text:style-name="T102">&lt;</text:span><text:span text:style-name="T82"> </text:span><text:span text:style-name="_5f_en-tête_5f_exemple_5f_jaune"><text:span text:style-name="T92"></text:span></text:span><text:span text:style-name="_5f_en-tête_5f_exemple_5f_jaune"><text:span text:style-name="T96"> </text:span></text:span><text:span text:style-name="T80">6</text:span></text:p></text:list-item><text:list-item><text:p text:style-name="P93"><text:span text:style-name="_5f_en-tête_5f_exemple_5f_jaune"><text:span text:style-name="T95">−</text:span></text:span><text:span text:style-name="_5f_en-tête_5f_exemple_5f_jaune"><text:span text:style-name="T98"> </text:span></text:span><text:span text:style-name="_5f_en-tête_5f_exemple_5f_jaune"><text:span text:style-name="T53">2 </text:span></text:span><text:span text:style-name="_5f_en-tête_5f_exemple_5f_jaune"><text:span text:style-name="T100">&gt;</text:span></text:span><text:span text:style-name="_5f_en-tête_5f_exemple_5f_jaune"><text:span text:style-name="T53"> </text:span></text:span><text:span text:style-name="_5f_en-tête_5f_exemple_5f_jaune"><text:span text:style-name="T95">−</text:span></text:span><text:span text:style-name="_5f_en-tête_5f_exemple_5f_jaune"><text:span text:style-name="T98"> </text:span></text:span><text:span text:style-name="_5f_en-tête_5f_exemple_5f_jaune"><text:span text:style-name="T53">6</text:span></text:span></text:p></text:list-item><text:list-item><text:p text:style-name="P95"><text:span text:style-name="_5f_en-tête_5f_exemple_5f_jaune"><text:span text:style-name="T95">−</text:span></text:span><text:span text:style-name="_5f_en-tête_5f_exemple_5f_jaune"><text:span text:style-name="T98"> </text:span></text:span><text:span text:style-name="_5f_en-tête_5f_exemple_5f_jaune"><text:span text:style-name="T52">2 </text:span></text:span><text:span text:style-name="_5f_en-tête_5f_exemple_5f_jaune"><text:span text:style-name="T101">&lt;</text:span></text:span><text:span text:style-name="_5f_en-tête_5f_exemple_5f_jaune"><text:span text:style-name="T52"> </text:span></text:span><text:span text:style-name="_5f_en-tête_5f_exemple_5f_jaune"><text:span text:style-name="T94"></text:span></text:span><text:span text:style-name="_5f_en-tête_5f_exemple_5f_jaune"><text:span text:style-name="T99"> </text:span></text:span><text:span text:style-name="_5f_en-tête_5f_exemple_5f_jaune"><text:span text:style-name="T52">6</text:span></text:span></text:p></text:list-item></text:list></text:section></text:section></draw:text-box></draw:frame></text:h>
      <text:list xml:id="list4196974289" text:style-name="Num_5f_Exo">
        <text:list-item>
          <text:h text:style-name="Exo_5f_Num" text:outline-level="1"><text:span text:style-name="Bold_5f_niv1"><text:s/>Droite graduée et entiers</text:span></text:h>
        </text:list-item>
      </text:list>
      <text:list xml:id="list182558417456768" text:continue-list="list182559917694185" text:style-name="liste_5f_abc">
        <text:list-item>
          <text:p text:style-name="P99"><text:span text:style-name="T5">Sur la droite graduée ci-dessous, place les points A(</text:span><text:span text:style-name="T6"></text:span><text:span text:style-name="T5">8), B(</text:span><text:span text:style-name="T6">−</text:span><text:span text:style-name="T5">2), C(</text:span><text:span text:style-name="T6"></text:span><text:span text:style-name="T5">3), D(</text:span><text:span text:style-name="T6">−</text:span><text:span text:style-name="T5">5) et E(</text:span><text:span text:style-name="T6"></text:span><text:span text:style-name="T5">2).</text:span></text:p>
        </text:list-item>
      </text:list>
      <text:p text:style-name="P42"><draw:frame text:anchor-type="paragraph" draw:z-index="56" draw:name="Forme1" draw:style-name="gr3" draw:text-style-name="P155" svg:width="0.47cm" svg:height="0.496cm" svg:x="6.964cm" svg:y="-0.178cm"><draw:text-box><text:p><text:span text:style-name="T119">A</text:span></text:p></draw:text-box></draw:frame><draw:frame text:anchor-type="paragraph" draw:z-index="58" draw:name="Forme1" draw:style-name="gr3" draw:text-style-name="P157" svg:width="0.47cm" svg:height="0.496cm" svg:x="4.385cm" svg:y="-0.229cm"><draw:text-box><text:p><text:span text:style-name="T120">C</text:span></text:p></draw:text-box></draw:frame><draw:frame text:anchor-type="paragraph" draw:z-index="59" draw:name="Forme1" draw:style-name="gr3" draw:text-style-name="P155" svg:width="0.47cm" svg:height="0.496cm" svg:x="0.462cm" svg:y="-0.266cm"><draw:text-box><text:p><text:span text:style-name="T119">D</text:span></text:p></draw:text-box></draw:frame><draw:frame text:anchor-type="paragraph" draw:z-index="60" draw:name="Forme1" draw:style-name="gr3" draw:text-style-name="P155" svg:width="0.47cm" svg:height="0.496cm" svg:x="3.722cm" svg:y="-0.256cm"><draw:text-box><text:p><text:span text:style-name="T119">E</text:span></text:p></draw:text-box></draw:frame><draw:frame text:anchor-type="paragraph" draw:z-index="57" draw:name="Forme1" draw:style-name="gr3" draw:text-style-name="P157" svg:width="0.472cm" svg:height="0.496cm" svg:x="1.829cm" svg:y="-0.176cm"><draw:text-box><text:p><text:span text:style-name="T120">B</text:span></text:p></draw:text-box></draw:frame><draw:g text:anchor-type="as-char" svg:y="-0.22cm" draw:z-index="18" draw:name="Forme16" draw:style-name="gr36"><draw:line draw:style-name="gr37" draw:text-style-name="P166" svg:x1="0cm" svg:y1="0.148cm" svg:x2="8.999cm" svg:y2="0.148cm"><text:p/></draw:line><draw:frame draw:style-name="gr41" draw:text-style-name="P167" svg:width="0.207cm" svg:height="0.376cm" svg:x="2.872cm" svg:y="0.319cm"><draw:text-box><text:p text:style-name="P164"><text:span text:style-name="T124">0</text:span></text:p></draw:text-box></draw:frame><draw:frame draw:style-name="gr42" draw:text-style-name="P167" svg:width="0.461cm" svg:height="0.376cm" svg:x="3.272cm" svg:y="0.318cm"><draw:text-box><text:p><text:span text:style-name="T124"></text:span><text:span text:style-name="T124">1</text:span></text:p></draw:text-box></draw:frame><draw:line draw:style-name="gr40" draw:text-style-name="P166" svg:x1="1.963cm" svg:y1="0cm" svg:x2="1.963cm" svg:y2="0.296cm"><text:p/></draw:line><draw:line draw:style-name="gr40" draw:text-style-name="P166" svg:x1="0.963cm" svg:y1="0cm" svg:x2="0.963cm" svg:y2="0.296cm"><text:p/></draw:line><draw:line draw:style-name="gr40" draw:text-style-name="P166" svg:x1="2.963cm" svg:y1="0cm" svg:x2="2.963cm" svg:y2="0.296cm"><text:p/></draw:line><draw:line draw:style-name="gr40" draw:text-style-name="P166" svg:x1="3.963cm" svg:y1="0cm" svg:x2="3.963cm" svg:y2="0.296cm"><text:p/></draw:line><draw:line draw:style-name="gr40" draw:text-style-name="P166" svg:x1="4.964cm" svg:y1="0cm" svg:x2="4.964cm" svg:y2="0.296cm"><text:p/></draw:line><draw:line draw:style-name="gr40" draw:text-style-name="P166" svg:x1="5.964cm" svg:y1="0cm" svg:x2="5.964cm" svg:y2="0.296cm"><text:p/></draw:line><draw:line draw:style-name="gr40" draw:text-style-name="P166" svg:x1="6.964cm" svg:y1="0cm" svg:x2="6.964cm" svg:y2="0.296cm"><text:p/></draw:line><draw:line draw:style-name="gr40" draw:text-style-name="P166" svg:x1="7.962cm" svg:y1="0cm" svg:x2="7.962cm" svg:y2="0.296cm"><text:p/></draw:line><draw:line draw:style-name="gr40" draw:text-style-name="P166" svg:x1="1.462cm" svg:y1="0cm" svg:x2="1.462cm" svg:y2="0.296cm"><text:p/></draw:line><draw:line draw:style-name="gr40" draw:text-style-name="P166" svg:x1="0.462cm" svg:y1="0cm" svg:x2="0.462cm" svg:y2="0.296cm"><text:p/></draw:line><draw:line draw:style-name="gr40" draw:text-style-name="P166" svg:x1="2.462cm" svg:y1="0cm" svg:x2="2.462cm" svg:y2="0.296cm"><text:p/></draw:line><draw:line draw:style-name="gr40" draw:text-style-name="P166" svg:x1="3.463cm" svg:y1="0cm" svg:x2="3.463cm" svg:y2="0.296cm"><text:p/></draw:line><draw:line draw:style-name="gr40" draw:text-style-name="P166" svg:x1="4.463cm" svg:y1="0cm" svg:x2="4.463cm" svg:y2="0.296cm"><text:p/></draw:line><draw:line draw:style-name="gr40" draw:text-style-name="P166" svg:x1="5.463cm" svg:y1="0cm" svg:x2="5.463cm" svg:y2="0.296cm"><text:p/></draw:line><draw:line draw:style-name="gr40" draw:text-style-name="P166" svg:x1="6.463cm" svg:y1="0cm" svg:x2="6.463cm" svg:y2="0.296cm"><text:p/></draw:line><draw:line draw:style-name="gr40" draw:text-style-name="P166" svg:x1="7.463cm" svg:y1="0cm" svg:x2="7.463cm" svg:y2="0.296cm"><text:p/></draw:line><draw:line draw:style-name="gr40" draw:text-style-name="P166" svg:x1="8.463cm" svg:y1="0cm" svg:x2="8.463cm" svg:y2="0.296cm"><text:p/></draw:line></draw:g></text:p>
      <text:list xml:id="list182558752884479" text:continue-numbering="true" text:style-name="liste_5f_abc">
        <text:list-item>
          <text:p text:style-name="P100"><text:span text:style-name="T19">En examinant la position des points A, B, C, D et E sur cette droite graduée, c</text:span><text:span text:style-name="T5">omplète par </text:span><text:span text:style-name="T12"></text:span><text:span text:style-name="T5">, </text:span><text:span text:style-name="T12">.</text:span></text:p>
        </text:list-item>
      </text:list>
      <text:section text:style-name="Sect3" text:name="Section19">
        <text:p text:style-name="P59"><text:tab/>2 <text:s/><text:span text:style-name="_5f_Correction_20_surligné"><text:span text:style-name="T41">&gt;</text:span></text:span> <text:span text:style-name="T70">−</text:span> 2</text:p>
        <text:p text:style-name="P61"><text:tab/><text:span text:style-name="T70">−</text:span> 2 <text:s/><text:span text:style-name="_5f_Correction_20_surligné"><text:span text:style-name="T41">&gt;</text:span></text:span> <text:span text:style-name="T70">−</text:span><text:span text:style-name="T45"> 5</text:span></text:p>
        <text:p text:style-name="P60"><text:tab/><text:span text:style-name="T70"></text:span><text:span text:style-name="T45"> 2 </text:span><text:span text:style-name="T67"><text:s/></text:span><text:span text:style-name="_5f_Correction_20_surligné"><text:span text:style-name="T41">&gt;</text:span></text:span> <text:span text:style-name="T70">−</text:span><text:span text:style-name="T45"> 5</text:span></text:p>
        <text:p text:style-name="P61"><text:span text:style-name="T45"><text:tab/></text:span><text:span text:style-name="T45"> 8 <text:s/></text:span><text:span text:style-name="_5f_Correction_20_surligné"><text:span text:style-name="T29">&gt;</text:span></text:span><text:span text:style-name="T45"> </text:span><text:span text:style-name="T75">−</text:span><text:span text:style-name="T45"> 2</text:span></text:p>
        <text:p text:style-name="P60"><text:span text:style-name="T70"><text:tab/></text:span><text:span text:style-name="T45"> 3</text:span> <text:span text:style-name="_5f_Correction_20_surligné"><text:span text:style-name="T35">&lt;</text:span></text:span><text:span text:style-name="T104"> </text:span><text:span text:style-name="T70"></text:span><text:span text:style-name="T45"> 8</text:span></text:p>
        <text:p text:style-name="P56"><text:tab/><text:span text:style-name="T70">−</text:span> 5<text:span text:style-name="T67"> </text:span><text:span text:style-name="_5f_Correction_20_surligné"><text:span text:style-name="T41">&lt;</text:span></text:span><text:span text:style-name="_5f_Correction_20_surligné"><text:span text:style-name="T5"> </text:span></text:span><text:span text:style-name="T70"></text:span> 3</text:p>
      </text:section>
      <text:list xml:id="list182559966671920" text:continue-numbering="true" text:style-name="liste_5f_abc">
        <text:list-item>
          <text:p text:style-name="P109"><text:span text:style-name="T40">R</text:span><text:span text:style-name="T5">ange dans l'ordre croissant <text:line-break/></text:span><text:span text:style-name="T6"></text:span><text:span text:style-name="T5">8 ; </text:span><text:span text:style-name="T6">−</text:span><text:span text:style-name="T5">2 ; </text:span><text:span text:style-name="T6"></text:span><text:span text:style-name="T5">3 ; </text:span><text:span text:style-name="T6">−</text:span><text:span text:style-name="T5">5 <text:s/>et </text:span><text:span text:style-name="T6"></text:span><text:span text:style-name="T5">2.</text:span></text:p>
        </text:list-item>
      </text:list>
      <text:p text:style-name="P73"><text:span text:style-name="_5f_Caractères_5f_correction"><text:span text:style-name="T115">−</text:span></text:span><text:span text:style-name="_5f_Correction_20_surligné"> 5 <text:s/>&lt; <text:s/></text:span><text:span text:style-name="_5f_Caractères_5f_correction"><text:span text:style-name="T115">−</text:span></text:span><text:span text:style-name="_5f_Correction_20_surligné"> 2 <text:s/>&lt; <text:s/>+ 2 <text:s/>&lt; <text:s/>+ 3 <text:s/>&lt; <text:s/>+ 8</text:span></text:p>
      <text:list xml:id="list182558444222205" text:continue-list="list4196974289" text:style-name="Num_5f_Exo">
        <text:list-item>
          <text:h text:style-name="Exo_5f_Num" text:outline-level="1"><text:span text:style-name="Bold_5f_niv1"><text:s/>Droite graduée et décimaux</text:span></text:h>
        </text:list-item>
      </text:list>
      <text:list xml:id="list182559039228549" text:continue-list="list182559966671920" text:style-name="liste_5f_abc">
        <text:list-item text:start-value="1">
          <text:p text:style-name="P101"><draw:frame text:anchor-type="paragraph" draw:z-index="71" draw:name="Forme1" draw:style-name="gr3" draw:text-style-name="P155" svg:width="0.47cm" svg:height="0.496cm" svg:x="0.515cm" svg:y="1.198cm"><draw:text-box><text:p><text:span text:style-name="T119">B</text:span></text:p></draw:text-box></draw:frame><draw:frame text:anchor-type="paragraph" draw:z-index="72" draw:name="Forme1" draw:style-name="gr3" draw:text-style-name="P155" svg:width="0.47cm" svg:height="0.496cm" svg:x="1.238cm" svg:y="1.233cm"><draw:text-box><text:p><text:span text:style-name="T119">E</text:span></text:p></draw:text-box></draw:frame><draw:frame text:anchor-type="paragraph" draw:z-index="73" draw:name="Forme1" draw:style-name="gr3" draw:text-style-name="P155" svg:width="0.47cm" svg:height="0.496cm" svg:x="3.69cm" svg:y="1.191cm"><draw:text-box><text:p><text:span text:style-name="T119">A</text:span></text:p></draw:text-box></draw:frame><draw:frame text:anchor-type="paragraph" draw:z-index="74" draw:name="Forme1" draw:style-name="gr3" draw:text-style-name="P155" svg:width="0.47cm" svg:height="0.496cm" svg:x="6.301cm" svg:y="1.127cm"><draw:text-box><text:p><text:span text:style-name="T119">C</text:span></text:p></draw:text-box></draw:frame><draw:frame text:anchor-type="paragraph" draw:z-index="75" draw:name="Forme1" draw:style-name="gr3" draw:text-style-name="P155" svg:width="0.47cm" svg:height="0.496cm" svg:x="8.223cm" svg:y="1.092cm"><draw:text-box><text:p><text:span text:style-name="T119">D</text:span></text:p></draw:text-box></draw:frame><text:span text:style-name="T5">Sur la droite graduée ci-dessous, d'unité de longueur le centimètre, place les points :<text:line-break/>A(</text:span><text:span text:style-name="T6"></text:span><text:span text:style-name="T5">0,8), B(</text:span><text:span text:style-name="T6">−</text:span><text:span text:style-name="T5">2,3), C(</text:span><text:span text:style-name="T6"></text:span><text:span text:style-name="T5">3,5), D(</text:span><text:span text:style-name="T6"></text:span><text:span text:style-name="T5">5,4) et E(</text:span><text:span text:style-name="T6">−</text:span><text:span text:style-name="T5">1,6).</text:span></text:p>
        </text:list-item>
      </text:list>
      <text:p text:style-name="P42"><draw:g text:anchor-type="as-char" svg:y="-0.564cm" draw:z-index="19" draw:name="Forme17" draw:style-name="gr36"><draw:line draw:style-name="gr37" draw:text-style-name="P166" svg:x1="0cm" svg:y1="0.153cm" svg:x2="8.999cm" svg:y2="0.153cm"><text:p/></draw:line><draw:frame draw:style-name="gr38" draw:text-style-name="P167" svg:width="0.207cm" svg:height="0.38cm" svg:x="2.872cm" svg:y="0.321cm"><draw:text-box><text:p text:style-name="P164"><text:span text:style-name="T124">0</text:span></text:p></draw:text-box></draw:frame><draw:frame draw:style-name="gr39" draw:text-style-name="P167" svg:width="0.472cm" svg:height="0.38cm" svg:x="3.731cm" svg:y="0.319cm"><draw:text-box><text:p><text:span text:style-name="T124">+1</text:span></text:p></draw:text-box></draw:frame><draw:line draw:style-name="gr40" draw:text-style-name="P166" svg:x1="1.963cm" svg:y1="0cm" svg:x2="1.963cm" svg:y2="0.298cm"><text:p/></draw:line><draw:line draw:style-name="gr40" draw:text-style-name="P166" svg:x1="0.963cm" svg:y1="0cm" svg:x2="0.963cm" svg:y2="0.298cm"><text:p/></draw:line><draw:line draw:style-name="gr40" draw:text-style-name="P166" svg:x1="2.963cm" svg:y1="0cm" svg:x2="2.963cm" svg:y2="0.298cm"><text:p/></draw:line><draw:line draw:style-name="gr40" draw:text-style-name="P166" svg:x1="3.963cm" svg:y1="0cm" svg:x2="3.963cm" svg:y2="0.298cm"><text:p/></draw:line><draw:line draw:style-name="gr40" draw:text-style-name="P166" svg:x1="4.964cm" svg:y1="0cm" svg:x2="4.964cm" svg:y2="0.298cm"><text:p/></draw:line><draw:line draw:style-name="gr40" draw:text-style-name="P166" svg:x1="5.964cm" svg:y1="0cm" svg:x2="5.964cm" svg:y2="0.298cm"><text:p/></draw:line><draw:line draw:style-name="gr40" draw:text-style-name="P166" svg:x1="6.964cm" svg:y1="0cm" svg:x2="6.964cm" svg:y2="0.298cm"><text:p/></draw:line><draw:line draw:style-name="gr40" draw:text-style-name="P166" svg:x1="7.962cm" svg:y1="0cm" svg:x2="7.962cm" svg:y2="0.298cm"><text:p/></draw:line></draw:g></text:p>
      <text:list xml:id="list182558817767822" text:continue-numbering="true" text:style-name="liste_5f_abc">
        <text:list-item>
          <text:p text:style-name="P102"><text:span text:style-name="T19">En t'aidant de la droite graduée, r</text:span><text:span text:style-name="T5">ange dans l'ordre décroissant les nombres relatifs suivants : <text:line-break/></text:span><text:span text:style-name="T6"></text:span><text:span text:style-name="T5">0,8 ; </text:span><text:span text:style-name="T6">−</text:span><text:span text:style-name="T5">2,3 ; </text:span><text:span text:style-name="T6"></text:span><text:span text:style-name="T5">3,5 ; </text:span><text:span text:style-name="T6"></text:span><text:span text:style-name="T5">5,4 <text:s/>et </text:span><text:span text:style-name="T6">−</text:span><text:span text:style-name="T5">1,6.</text:span></text:p>
        </text:list-item>
      </text:list>
      <text:p text:style-name="P73"><text:span text:style-name="_5f_Correction_20_surligné">+ 5,4 <text:s/>&gt; <text:s/>+ 3,5 <text:s/>&gt; <text:s/>+ 0,8 <text:s/>&gt; <text:s/></text:span><text:span text:style-name="_5f_Caractères_5f_correction"><text:span text:style-name="T115">−</text:span></text:span><text:span text:style-name="_5f_Correction_20_surligné"> 1,6 <text:s/>&gt; <text:s/></text:span><text:span text:style-name="_5f_Caractères_5f_correction"><text:span text:style-name="T115">−</text:span></text:span><text:span text:style-name="_5f_Correction_20_surligné"> 2,3</text:span></text:p>
      <text:list xml:id="list182560275602889" text:continue-list="list182558444222205" text:style-name="Num_5f_Exo">
        <text:list-item>
          <text:h text:style-name="P80" text:outline-level="1"><text:span text:style-name="Bold_5f_niv1"><text:s/>Distance à zéro</text:span></text:h>
        </text:list-item>
      </text:list>
      <text:list xml:id="list182559397060943" text:continue-list="list182558817767822" text:style-name="liste_5f_abc">
        <text:list-item text:start-value="1">
          <text:p text:style-name="P112">Complète le tableau suivant.</text:p>
        </text:list-item>
      </text:list>
      <table:table table:name="Tableau13" table:style-name="Tableau13">
        <table:table-column table:style-name="Tableau13.A"/>
        <table:table-column table:style-name="Tableau13.B" table:number-columns-repeated="5"/>
        <table:table-header-rows>
          <table:table-row>
            <table:table-cell table:style-name="Tableau13.A1" office:value-type="string">
              <text:p text:style-name="P55">Nombre</text:p>
            </table:table-cell>
            <table:table-cell table:style-name="Tableau13.B1" office:value-type="string">
              <text:p text:style-name="P57"><text:span text:style-name="T70"></text:span>1,5</text:p>
            </table:table-cell>
            <table:table-cell table:style-name="Tableau13.C1" office:value-type="string">
              <text:p text:style-name="P57"><text:span text:style-name="T70">−</text:span>0,5</text:p>
            </table:table-cell>
            <table:table-cell table:style-name="Tableau13.D1" office:value-type="string">
              <text:p text:style-name="P57"><text:span text:style-name="T70"></text:span>2,7</text:p>
            </table:table-cell>
            <table:table-cell table:style-name="Tableau13.E1" office:value-type="string">
              <text:p text:style-name="P57"><text:span text:style-name="T70">−</text:span>2,8</text:p>
            </table:table-cell>
            <table:table-cell table:style-name="Tableau13.F1" office:value-type="string">
              <text:p text:style-name="P57"><text:span text:style-name="T70">−</text:span>1,3</text:p>
            </table:table-cell>
          </table:table-row>
        </table:table-header-rows>
        <table:table-row>
          <table:table-cell table:style-name="Tableau13.A2" office:value-type="string">
            <text:p text:style-name="P54">Distance de ce nombre à zéro</text:p>
          </table:table-cell>
          <table:table-cell table:style-name="Tableau13.B2" office:value-type="string">
            <text:p text:style-name="P58"><text:span text:style-name="_5f_Correction_20_surligné"><text:span text:style-name="T106">1,5</text:span></text:span></text:p>
          </table:table-cell>
          <table:table-cell table:style-name="Tableau13.B2" office:value-type="string">
            <text:p text:style-name="P58"><text:span text:style-name="_5f_Correction_20_surligné"><text:span text:style-name="T106">0,5</text:span></text:span></text:p>
          </table:table-cell>
          <table:table-cell table:style-name="Tableau13.B2" office:value-type="string">
            <text:p text:style-name="P58"><text:span text:style-name="_5f_Correction_20_surligné"><text:span text:style-name="T106">2,7</text:span></text:span></text:p>
          </table:table-cell>
          <table:table-cell table:style-name="Tableau13.B2" office:value-type="string">
            <text:p text:style-name="P58"><text:span text:style-name="_5f_Correction_20_surligné"><text:span text:style-name="T106">2,8</text:span></text:span></text:p>
          </table:table-cell>
          <table:table-cell table:style-name="Tableau13.F2" office:value-type="string">
            <text:p text:style-name="P58"><text:span text:style-name="_5f_Correction_20_surligné"><text:span text:style-name="T106">1,3</text:span></text:span></text:p>
          </table:table-cell>
        </table:table-row>
      </table:table>
      <text:list xml:id="list182558958831967" text:continue-numbering="true" text:style-name="liste_5f_abc">
        <text:list-item>
          <text:p text:style-name="P103">Sur l'axe gradué ci-dessous, place un point A dont la distance à l'origine O est de 2,5 unités.</text:p>
        </text:list-item>
      </text:list>
      <text:p text:style-name="P65"><draw:frame text:anchor-type="paragraph" draw:z-index="76" draw:name="Forme1" draw:style-name="gr3" draw:text-style-name="P155" svg:width="0.329cm" svg:height="0.496cm" svg:x="0.833cm" svg:y="0.023cm"><draw:text-box><text:p><text:span text:style-name="T119">A</text:span></text:p></draw:text-box></draw:frame><draw:frame text:anchor-type="paragraph" draw:z-index="77" draw:name="Forme1" draw:style-name="gr2" draw:text-style-name="P155" svg:width="0.608cm" svg:height="0.99cm" svg:x="7.37cm" svg:y="0.041cm"><draw:text-box><text:p><text:span text:style-name="T119">A’</text:span></text:p></draw:text-box></draw:frame><draw:g text:anchor-type="as-char" svg:y="0cm" draw:z-index="20" draw:name="Forme18" draw:style-name="gr12"><draw:g draw:style-name="gr13"><draw:line draw:style-name="gr14" draw:text-style-name="P161" svg:x1="0cm" svg:y1="0.656cm" svg:x2="8.999cm" svg:y2="0.656cm"><text:p/></draw:line><draw:line draw:style-name="gr15" draw:text-style-name="P161" svg:x1="0.353cm" svg:y1="0.534cm" svg:x2="0.353cm" svg:y2="0.781cm"><text:p/></draw:line><draw:line draw:style-name="gr16" draw:text-style-name="P161" svg:x1="0.998cm" svg:y1="0.534cm" svg:x2="0.998cm" svg:y2="0.781cm"><text:p/></draw:line><draw:line draw:style-name="gr17" draw:text-style-name="P161" svg:x1="2.29cm" svg:y1="0.534cm" svg:x2="2.29cm" svg:y2="0.781cm"><text:p/></draw:line><draw:line draw:style-name="gr18" draw:text-style-name="P161" svg:x1="4.23cm" svg:y1="0.534cm" svg:x2="4.23cm" svg:y2="0.781cm"><text:p/></draw:line><draw:line draw:style-name="gr19" draw:text-style-name="P161" svg:x1="4.874cm" svg:y1="0.534cm" svg:x2="4.874cm" svg:y2="0.781cm"><text:p/></draw:line><draw:line draw:style-name="gr20" draw:text-style-name="P161" svg:x1="3.581cm" svg:y1="0.536cm" svg:x2="3.581cm" svg:y2="0.783cm"><text:p/></draw:line><draw:line draw:style-name="gr21" draw:text-style-name="P161" svg:x1="6.172cm" svg:y1="0.534cm" svg:x2="6.172cm" svg:y2="0.781cm"><text:p/></draw:line><draw:line draw:style-name="gr22" draw:text-style-name="P161" svg:x1="6.814cm" svg:y1="0.534cm" svg:x2="6.814cm" svg:y2="0.781cm"><text:p/></draw:line><draw:frame draw:style-name="gr23" draw:text-style-name="P163" svg:width="0.228cm" svg:height="0.415cm" svg:x="4.119cm" svg:y="0.824cm"><draw:text-box><text:p text:style-name="P162"><text:span text:style-name="T122">0</text:span></text:p></draw:text-box></draw:frame><draw:line draw:style-name="gr24" draw:text-style-name="P161" svg:x1="1.642cm" svg:y1="0.534cm" svg:x2="1.642cm" svg:y2="0.781cm"><text:p/></draw:line><draw:line draw:style-name="gr25" draw:text-style-name="P161" svg:x1="2.933cm" svg:y1="0.534cm" svg:x2="2.933cm" svg:y2="0.781cm"><text:p/></draw:line><draw:line draw:style-name="gr26" draw:text-style-name="P161" svg:x1="5.519cm" svg:y1="0.534cm" svg:x2="5.519cm" svg:y2="0.781cm"><text:p/></draw:line><draw:frame draw:style-name="gr27" draw:text-style-name="P163" svg:width="0.526cm" svg:height="0.415cm" svg:x="5.26cm" svg:y="0.824cm"><draw:text-box><text:p><text:span text:style-name="T122">+1</text:span></text:p></draw:text-box></draw:frame><draw:line draw:style-name="gr28" draw:text-style-name="P161" svg:x1="4.874cm" svg:y1="0.534cm" svg:x2="4.874cm" svg:y2="0.781cm"><text:p/></draw:line><draw:line draw:style-name="gr29" draw:text-style-name="P161" svg:x1="6.172cm" svg:y1="0.534cm" svg:x2="6.172cm" svg:y2="0.781cm"><text:p/></draw:line><draw:line draw:style-name="gr30" draw:text-style-name="P161" svg:x1="5.519cm" svg:y1="0.534cm" svg:x2="5.519cm" svg:y2="0.781cm"><text:p/></draw:line><draw:line draw:style-name="gr31" draw:text-style-name="P161" svg:x1="7.479cm" svg:y1="0.534cm" svg:x2="7.479cm" svg:y2="0.781cm"><text:p/></draw:line><draw:line draw:style-name="gr32" draw:text-style-name="P161" svg:x1="8.123cm" svg:y1="0.534cm" svg:x2="8.123cm" svg:y2="0.781cm"><text:p/></draw:line><draw:line draw:style-name="gr33" draw:text-style-name="P161" svg:x1="7.479cm" svg:y1="0.534cm" svg:x2="7.479cm" svg:y2="0.781cm"><text:p/></draw:line><draw:line draw:style-name="gr34" draw:text-style-name="P161" svg:x1="8.123cm" svg:y1="0.534cm" svg:x2="8.123cm" svg:y2="0.781cm"><text:p/></draw:line></draw:g><draw:frame draw:style-name="gr35" draw:text-style-name="P165" svg:width="0.295cm" svg:height="0.496cm" svg:x="4.087cm" svg:y="0cm"><draw:text-box><text:p text:style-name="P164"><text:span text:style-name="T123">O</text:span></text:p></draw:text-box></draw:frame></draw:g></text:p>
      <text:p text:style-name="P79">Combien y a-t-il de possibilités ? <text:span text:style-name="_5f_Correction_20_surligné"><text:span text:style-name="T108">Il y a </text:span></text:span><text:span text:style-name="_5f_Correction_20_surligné">2 </text:span><text:span text:style-name="_5f_Correction_20_surligné"><text:span text:style-name="T108">possibilités, à gauche et à droite de l’origine O. </text:span></text:span></text:p>
      <text:list xml:id="list182558705945914" text:continue-list="list182560275602889" text:style-name="Num_5f_Exo">
        <text:list-item>
          <text:h text:style-name="P82" text:outline-level="1"><text:span text:style-name="T21"><text:s/>Complèt</text:span><text:span text:style-name="T54">e par </text:span><text:span text:style-name="T55"></text:span><text:span text:style-name="T54">, </text:span><text:span text:style-name="T55"></text:span><text:span text:style-name="T54"> ou </text:span><text:span text:style-name="T51">=</text:span><text:span text:style-name="T54"> :</text:span></text:h>
        </text:list-item>
      </text:list>
      <text:section text:style-name="Sect4" text:name="Section4">
        <text:list xml:id="list182559784800380" text:continue-list="list182558958831967" text:style-name="liste_5f_abc">
          <text:list-item text:start-value="1">
            <text:p text:style-name="P117"><text:span text:style-name="T5"><text:tab/></text:span><text:span text:style-name="T6"></text:span><text:span text:style-name="T5">10 <text:s/></text:span><text:span text:style-name="_5f_Correction_20_surligné"><text:span text:style-name="T41">&gt;</text:span></text:span><text:span text:style-name="T5"> <text:s/></text:span><text:span text:style-name="T6"></text:span><text:span text:style-name="T5">3</text:span></text:p>
          </text:list-item>
          <text:list-item>
            <text:p text:style-name="P121"><text:span text:style-name="T5"><text:s/><text:tab/></text:span><text:span text:style-name="T6">−</text:span><text:span text:style-name="T5">5 </text:span><text:span text:style-name="T67"><text:s/></text:span><text:span text:style-name="_5f_Correction_20_surligné"><text:span text:style-name="T35">=</text:span></text:span><text:span text:style-name="T5"> <text:s/></text:span><text:span text:style-name="T6">−</text:span><text:span text:style-name="T5">5,0</text:span></text:p>
          </text:list-item>
          <text:list-item>
            <text:p text:style-name="P121"><text:span text:style-name="T5"><text:s/><text:tab/></text:span><text:span text:style-name="T6">−</text:span><text:span text:style-name="T5">8 <text:s/></text:span><text:span text:style-name="_5f_Correction_20_surligné"><text:span text:style-name="T35">&lt;</text:span></text:span><text:span text:style-name="T5"> 0</text:span></text:p>
          </text:list-item>
          <text:list-item>
            <text:p text:style-name="P122"><text:span text:style-name="T5"><text:tab/> <text:s text:c="2"/>0 <text:s/></text:span><text:span text:style-name="_5f_Correction_20_surligné"><text:span text:style-name="T41">&gt;</text:span></text:span><text:span text:style-name="T5"> <text:s/></text:span><text:span text:style-name="T6">−</text:span><text:span text:style-name="T5">4</text:span></text:p>
          </text:list-item>
          <text:list-item>
            <text:p text:style-name="P123"><text:span text:style-name="T5"><text:tab/> </text:span><text:span text:style-name="T6"></text:span><text:span text:style-name="T5">3 <text:s/></text:span><text:span text:style-name="_5f_Correction_20_surligné"><text:span text:style-name="T41">&gt;</text:span></text:span><text:span text:style-name="T5"> <text:s text:c="2"/>0</text:span></text:p>
          </text:list-item>
          <text:list-item>
            <text:p text:style-name="P118"><text:span text:style-name="T6"><text:s text:c="3"/><text:tab/>−</text:span><text:span text:style-name="T5">7 <text:s/></text:span><text:span text:style-name="_5f_Correction_20_surligné"><text:span text:style-name="T41">&gt;</text:span></text:span><text:span text:style-name="T5"> <text:s text:c="2"/></text:span><text:span text:style-name="T6">−</text:span><text:span text:style-name="T5">8</text:span></text:p>
          </text:list-item>
          <text:list-item>
            <text:p text:style-name="P124"><text:span text:style-name="T5"><text:s/><text:tab/></text:span><text:span text:style-name="T6"></text:span><text:span text:style-name="T5">250 <text:s/></text:span><text:span text:style-name="_5f_Correction_20_surligné"><text:span text:style-name="T41">&gt;</text:span></text:span><text:span text:style-name="T5"> <text:s text:c="2"/></text:span><text:span text:style-name="T6"></text:span><text:span text:style-name="T5">205</text:span></text:p>
          </text:list-item>
          <text:list-item>
            <text:p text:style-name="P124"><text:span text:style-name="T5"><text:tab/> <text:s text:c="2"/></text:span><text:span text:style-name="T6">−</text:span><text:span text:style-name="T5">82 <text:s/></text:span><text:span text:style-name="_5f_Correction_20_surligné"><text:span text:style-name="T41">&gt;</text:span></text:span><text:span text:style-name="T5"> <text:s text:c="2"/></text:span><text:span text:style-name="T6">−</text:span><text:span text:style-name="T5">83</text:span></text:p>
          </text:list-item>
          <text:list-item>
            <text:p text:style-name="P124"><text:span text:style-name="T6"><text:s text:c="2"/>−</text:span><text:span text:style-name="T5">205 <text:s/></text:span><text:span text:style-name="_5f_Correction_20_surligné"><text:span text:style-name="T41">&gt;</text:span></text:span><text:span text:style-name="T5"> <text:s/></text:span><text:span text:style-name="T6">−</text:span><text:span text:style-name="T5">2 050</text:span></text:p>
          </text:list-item>
          <text:list-item>
            <text:p text:style-name="P125"><text:span text:style-name="T7">−</text:span><text:span text:style-name="T17">1 141 <text:s/></text:span><text:span text:style-name="_5f_Correction_20_surligné"><text:span text:style-name="T42">&gt;</text:span></text:span><text:span text:style-name="T17"> <text:s/></text:span><text:span text:style-name="T7">−</text:span><text:span text:style-name="T17">1 414</text:span></text:p>
          </text:list-item>
        </text:list>
      </text:section>
      <text:list xml:id="list182560305941462" text:continue-list="list182558705945914" text:style-name="Num_5f_Exo">
        <text:list-item>
          <text:h text:style-name="P82" text:outline-level="1"><text:span text:style-name="T17"><text:s/>Complèt</text:span><text:span text:style-name="T59">e par </text:span><text:span text:style-name="T55"></text:span><text:span text:style-name="T59">, </text:span><text:span text:style-name="T55"></text:span><text:span text:style-name="T59"> ou = :</text:span></text:h>
        </text:list-item>
      </text:list>
      <text:section text:style-name="Sect4" text:name="Section22">
        <text:list xml:id="list182559376974969" text:continue-list="list182559784800380" text:style-name="liste_5f_abc">
          <text:list-item text:start-value="1">
            <text:p text:style-name="P119"><text:span text:style-name="T6"><text:tab/></text:span><text:span text:style-name="T5">5,34 <text:s/></text:span><text:span text:style-name="_5f_Correction_20_surligné"><text:span text:style-name="T41">&gt;</text:span></text:span><text:span text:style-name="T5"> <text:s/></text:span><text:span text:style-name="T6"></text:span><text:span text:style-name="T5">3,54</text:span></text:p>
          </text:list-item>
          <text:list-item>
            <text:p text:style-name="P126"><text:span text:style-name="T5"><text:tab/> 0,05 <text:s/></text:span><text:span text:style-name="_5f_Correction_20_surligné"><text:span text:style-name="T35">&lt;</text:span></text:span><text:span text:style-name="T5"> <text:s/>1</text:span></text:p>
          </text:list-item>
          <text:list-item>
            <text:p text:style-name="P126"><text:span text:style-name="T6"><text:tab/>−</text:span><text:span text:style-name="T5">8,51 </text:span><text:span text:style-name="_5f_Correction_20_surligné"><text:span text:style-name="T35">&lt;</text:span></text:span><text:span text:style-name="T5"> <text:s/></text:span><text:span text:style-name="T6">−</text:span><text:span text:style-name="T5">8,5</text:span></text:p>
          </text:list-item>
          <text:list-item>
            <text:p text:style-name="P126"><text:span text:style-name="T5"><text:tab/> 11,9 <text:s/></text:span><text:span text:style-name="_5f_Correction_20_surligné"><text:span text:style-name="T35">=</text:span></text:span><text:span text:style-name="T5"> <text:s/></text:span><text:span text:style-name="T6"></text:span><text:span text:style-name="T5">11,9</text:span></text:p>
          </text:list-item>
          <text:list-item>
            <text:p text:style-name="P126"><text:span text:style-name="T5"><text:tab/> 3,14 <text:s/></text:span><text:span text:style-name="_5f_Correction_20_surligné"><text:span text:style-name="T41">&gt;</text:span></text:span><text:span text:style-name="T5"> <text:s text:c="2"/></text:span><text:span text:style-name="T6">−</text:span><text:span text:style-name="T5">1,732</text:span></text:p>
          </text:list-item>
          <text:list-item>
            <text:p text:style-name="P120"><text:span text:style-name="T5"><text:tab/> </text:span><text:span text:style-name="T6">−</text:span><text:span text:style-name="T5">9,27 </text:span><text:span text:style-name="T67"><text:s/></text:span><text:span text:style-name="_5f_Correction_20_surligné"><text:span text:style-name="T41">&gt;</text:span></text:span><text:span text:style-name="T5"> <text:s text:c="2"/></text:span><text:span text:style-name="T6">−</text:span><text:span text:style-name="T5">9,272</text:span></text:p>
          </text:list-item>
          <text:list-item>
            <text:p text:style-name="P127"><text:span text:style-name="T5"><text:tab/> <text:s/></text:span><text:span text:style-name="T6"></text:span><text:span text:style-name="T5">8,64 <text:s/></text:span><text:span text:style-name="_5f_Correction_20_surligné"><text:span text:style-name="T41">&gt;</text:span></text:span><text:span text:style-name="T5"> <text:s text:c="2"/></text:span><text:span text:style-name="T6">−</text:span><text:span text:style-name="T5">8,64</text:span></text:p>
          </text:list-item>
          <text:list-item>
            <text:p text:style-name="P127"><text:span text:style-name="T5"><text:tab/> <text:s/></text:span><text:span text:style-name="T6">−</text:span><text:span text:style-name="T5">19,2 <text:s/></text:span><text:span text:style-name="_5f_Correction_20_surligné"><text:span text:style-name="T35">&lt;</text:span></text:span><text:span text:style-name="T5"> <text:s text:c="2"/></text:span><text:span text:style-name="T6"></text:span><text:span text:style-name="T5">9,2</text:span></text:p>
          </text:list-item>
          <text:list-item>
            <text:p text:style-name="P127"><text:span text:style-name="T13"><text:s/></text:span><text:span text:style-name="T6">−</text:span><text:span text:style-name="T5">14,39</text:span><text:span text:style-name="T26"> <text:s/></text:span><text:span text:style-name="T27"><text:s text:c="2"/></text:span><text:span text:style-name="_5f_Correction_20_surligné"><text:span text:style-name="T39">&lt;</text:span></text:span><text:span text:style-name="T43"> </text:span><text:span text:style-name="T5"><text:s/></text:span><text:span text:style-name="T6"></text:span><text:span text:style-name="T5">14,4</text:span></text:p>
          </text:list-item>
          <text:list-item>
            <text:p text:style-name="P127"><text:span text:style-name="T5"><text:s text:c="2"/><text:tab/></text:span><text:span text:style-name="T6">−</text:span><text:span text:style-name="T5">0,99 <text:s/></text:span><text:span text:style-name="_5f_Correction_20_surligné"><text:span text:style-name="T35">&lt;</text:span></text:span><text:span text:style-name="T5"> <text:s/></text:span><text:span text:style-name="T6">−</text:span><text:span text:style-name="T5">0,909</text:span></text:p>
          </text:list-item>
        </text:list>
      </text:section>
      <text:list xml:id="list182558329171639" text:continue-list="list182560305941462" text:style-name="Num_5f_Exo">
        <text:list-item>
          <text:h text:style-name="P83" text:outline-level="1"><text:s/>Chasse l'intrus dans chacun des cas.</text:h>
        </text:list-item>
      </text:list>
      <text:list xml:id="list182559142378423" text:continue-list="list182559376974969" text:style-name="liste_5f_abc">
        <text:list-item text:start-value="1">
          <text:p text:style-name="P129"><text:span text:style-name="T6">−</text:span><text:span text:style-name="T5">9,84 </text:span><text:span text:style-name="T12"></text:span><text:span text:style-name="T5"> </text:span><text:span text:style-name="T6">−</text:span><text:span text:style-name="T5">9,72 </text:span><text:span text:style-name="T12"></text:span><text:span text:style-name="T5"> </text:span><text:span text:style-name="T6">−</text:span><text:span text:style-name="T5">9,67 </text:span><text:span text:style-name="T12"></text:span><text:span text:style-name="T5"> </text:span><text:span text:style-name="_5f_Caractères_5f_correction"><text:span text:style-name="T115">−</text:span></text:span><text:span text:style-name="T44">9,78</text:span><text:span text:style-name="T5"> </text:span><text:span text:style-name="T12"></text:span><text:span text:style-name="T5"> </text:span><text:span text:style-name="T6">−</text:span><text:span text:style-name="T5">9,18</text:span></text:p>
          <text:p text:style-name="P114"/>
        </text:list-item>
        <text:list-item>
          <text:p text:style-name="P134"><text:span text:style-name="T6">−</text:span><text:span text:style-name="T5">2,5 </text:span><text:span text:style-name="T12"></text:span><text:span text:style-name="T5"> </text:span><text:span text:style-name="T6">−</text:span><text:span text:style-name="T5">2,498 </text:span><text:span text:style-name="T12"></text:span><text:span text:style-name="T5"> </text:span><text:span text:style-name="_5f_Caractères_5f_correction"><text:span text:style-name="T115">−</text:span></text:span><text:span text:style-name="T44">2,499</text:span><text:span text:style-name="T5"> </text:span><text:span text:style-name="T12"></text:span><text:span text:style-name="T5"> </text:span><text:span text:style-name="T6"></text:span><text:span text:style-name="T5">1,54 </text:span><text:span text:style-name="T12"></text:span><text:span text:style-name="T5"> </text:span><text:span text:style-name="T6"></text:span><text:span text:style-name="T5">1,55</text:span></text:p>
          <text:p text:style-name="P135"/>
        </text:list-item>
        <text:list-item>
          <text:p text:style-name="P130"><text:span text:style-name="T6">−</text:span><text:span text:style-name="T5">10,1 </text:span><text:span text:style-name="T12"></text:span><text:span text:style-name="T44"> </text:span><text:span text:style-name="_5f_Caractères_5f_correction"><text:span text:style-name="T115">−</text:span></text:span><text:span text:style-name="T44">10,02</text:span><text:span text:style-name="T5"> </text:span><text:span text:style-name="T12"></text:span><text:span text:style-name="T5"> </text:span><text:span text:style-name="T6">−</text:span><text:span text:style-name="T5">10,2 </text:span><text:span text:style-name="T12"></text:span><text:span text:style-name="T5"> </text:span><text:span text:style-name="T6">−</text:span><text:span text:style-name="T5">10,22 </text:span><text:span text:style-name="T12"></text:span><text:span text:style-name="T5"> </text:span><text:span text:style-name="T6">−</text:span><text:span text:style-name="T5">10,222</text:span></text:p>
        </text:list-item>
      </text:list>
      <text:list xml:id="list182559635614949" text:continue-list="list182558329171639" text:style-name="Num_5f_Exo">
        <text:list-item>
          <text:h text:style-name="P81" text:outline-level="1"><text:span text:style-name="Bold_5f_niv1"><text:s/>Ordre croissant – Ordre décroissant</text:span></text:h>
        </text:list-item>
      </text:list>
      <text:list xml:id="list182560012202034" text:continue-list="list182559142378423" text:style-name="liste_5f_abc">
        <text:list-item text:start-value="1">
          <text:p text:style-name="P104"><text:span text:style-name="T5">Range dans l'ordre croissant les nombres suivants : </text:span><text:span text:style-name="T6"></text:span><text:span text:style-name="T5">3 ; </text:span><text:span text:style-name="T6">−</text:span><text:span text:style-name="T5">7 ; </text:span><text:span text:style-name="T6">−</text:span><text:span text:style-name="T5">8 ; </text:span><text:span text:style-name="T6"></text:span><text:span text:style-name="T5">7 ; </text:span><text:span text:style-name="T6"></text:span><text:span text:style-name="T5">14 ; </text:span><text:span text:style-name="T6"></text:span><text:span text:style-name="T5">8 ; </text:span><text:span text:style-name="T6">−</text:span><text:span text:style-name="T5">9.</text:span></text:p>
        </text:list-item>
      </text:list>
      <text:list xml:id="list3621027062" text:style-name="_5f_Numérotation_20_des_20_exercices_20_livrets">
        <text:list-item>
          <text:list>
            <text:list-header>
              <text:p text:style-name="P131"><text:span text:style-name="_5f_Caractères_5f_correction"><text:span text:style-name="T115">−</text:span></text:span><text:span text:style-name="_5f_Correction_20_surligné"><text:span text:style-name="T105"> 9 <text:s/>&lt; <text:s/>− 8 <text:s/>&lt; <text:s/>− 7 <text:s/>&lt; <text:s/>+ 3 <text:s/>&lt; <text:s/>+ 7 <text:s/>&lt; <text:s/>+ 8 <text:s/>&lt; <text:s/>+ 14</text:span></text:span></text:p>
            </text:list-header>
          </text:list>
        </text:list-item>
      </text:list>
      <text:list xml:id="list182558511382082" text:continue-list="list182560012202034" text:style-name="liste_5f_abc">
        <text:list-item>
          <text:p text:style-name="P105"><text:span text:style-name="T5">Range dans l'ordre croissant les nombres :<text:line-break/></text:span><text:span text:style-name="T6"></text:span><text:span text:style-name="T5">5,0 ; </text:span><text:span text:style-name="T6"></text:span><text:span text:style-name="T5">2,7 ; </text:span><text:span text:style-name="T6">−</text:span><text:span text:style-name="T5">2,6 ; </text:span><text:span text:style-name="T6">−</text:span><text:span text:style-name="T5">3,1 ; </text:span><text:span text:style-name="T6"></text:span><text:span text:style-name="T5">7,1 ; </text:span><text:span text:style-name="T6">−</text:span><text:span text:style-name="T5">8,3 ; </text:span><text:span text:style-name="T6">−</text:span><text:span text:style-name="T5">0,2.</text:span></text:p>
        </text:list-item>
      </text:list>
      <text:list xml:id="list182558974671963" text:continue-list="list3621027062" text:style-name="_5f_Numérotation_20_des_20_exercices_20_livrets">
        <text:list-header>
          <text:p text:style-name="P139"><text:span text:style-name="_5f_Correction_20_surligné"><text:span text:style-name="T83">− 8,3 &lt; − 3,1 &lt; − 2,6 &lt; − 0,2 &lt; + 2,7 &lt; + 5 &lt; + 7,1</text:span></text:span></text:p>
        </text:list-header>
      </text:list>
      <text:list xml:id="list182559668413600" text:continue-list="list182558511382082" text:style-name="liste_5f_abc">
        <text:list-item>
          <text:p text:style-name="P105"><text:span text:style-name="T5">Range dans l'ordre décroissant les nombres : <text:line-break/></text:span><text:span text:style-name="T6">−</text:span><text:span text:style-name="T5">10 ; </text:span><text:span text:style-name="T6"></text:span><text:span text:style-name="T5">14 ; </text:span><text:span text:style-name="T6">−</text:span><text:span text:style-name="T5">8 ; </text:span><text:span text:style-name="T6">−</text:span><text:span text:style-name="T5">3 ; </text:span><text:span text:style-name="T6"></text:span><text:span text:style-name="T5">4 ; </text:span><text:span text:style-name="T6"></text:span><text:span text:style-name="T5">17 ; </text:span><text:span text:style-name="T6">−</text:span><text:span text:style-name="T5">11.</text:span></text:p>
        </text:list-item>
      </text:list>
      <text:p text:style-name="P67"><text:span text:style-name="_5f_Correction_20_surligné"><text:span text:style-name="T105">+ 17 &gt; + 14 &gt; + 4 &gt; − 3 &gt; − 8 &gt; − 10 &gt; − 11</text:span></text:span></text:p>
      <text:list xml:id="list182558915282456" text:continue-numbering="true" text:style-name="liste_5f_abc">
        <text:list-item>
          <text:p text:style-name="P106"><text:span text:style-name="T5">Range dans l'ordre décroissant les nombres : <text:line-break/></text:span><text:span text:style-name="T6">−</text:span><text:span text:style-name="T77">10,6 ; </text:span><text:span text:style-name="T78"></text:span><text:span text:style-name="T77">14,52 ; </text:span><text:span text:style-name="T16">−</text:span><text:span text:style-name="T77">8,31 ; </text:span><text:span text:style-name="T16">−</text:span><text:span text:style-name="T77">3,8 ; </text:span><text:span text:style-name="T78"></text:span><text:span text:style-name="T77">4,2 ; </text:span><text:span text:style-name="T78"></text:span><text:span text:style-name="T77">14,6 ; </text:span><text:span text:style-name="T16">−</text:span><text:span text:style-name="T77">8,3.</text:span></text:p>
        </text:list-item>
      </text:list>
      <text:p text:style-name="P67"><text:span text:style-name="_5f_Correction_20_surligné"><text:span text:style-name="T84">+14,6 &gt; +14,52 &gt; +4,2 &gt; −3,8 &gt; −8,3 &gt; −8,31 &gt; −10,6</text:span></text:span><text:span text:style-name="T109">.</text:span></text:p>
      <text:list xml:id="list182559691083685" text:continue-list="list182559635614949" text:style-name="Num_5f_Exo">
        <text:list-item>
          <text:h text:style-name="P84" text:outline-level="1"><text:s/>Complète par des nombres relatifs.</text:h>
        </text:list-item>
      </text:list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B"/>
        <table:table-column table:style-name="Tableau17.E"/>
        <table:table-column table:style-name="Tableau17.H"/>
        <table:table-column table:style-name="Tableau17.E"/>
        <table:table-column table:style-name="Tableau17.J"/>
        <table:table-row>
          <table:table-cell table:style-name="Tableau17.A1" office:value-type="string">
            <text:list xml:id="list182559388906359" text:continue-list="list182558915282456" text:style-name="liste_5f_abc">
              <text:list-item text:start-value="1">
                <text:p text:style-name="P136"/>
              </text:list-item>
            </text:list>
          </table:table-cell>
          <table:table-cell table:style-name="Tableau17.A1" office:value-type="string">
            <text:list xml:id="list36235220" text:style-name="_5f_Numérotation_20_des_20_exercices_20_livrets">
              <text:list-item>
                <text:list>
                  <text:list-header>
                    <text:p text:style-name="P145">−6,4</text:p>
                  </text:list-header>
                </text:list>
              </text:list-item>
            </text:list>
          </table:table-cell>
          <table:table-cell table:style-name="Tableau17.A1" office:value-type="string">
            <text:p text:style-name="P43"></text:p>
          </table:table-cell>
          <table:table-cell table:style-name="Tableau17.A1" office:value-type="string">
            <text:p text:style-name="P70"><text:span text:style-name="_5f_Correction_20_surligné"><text:span text:style-name="T110">− 6,3</text:span></text:span>..</text:p>
          </table:table-cell>
          <table:table-cell table:style-name="Tableau17.A1" office:value-type="string">
            <text:p text:style-name="P43"></text:p>
          </table:table-cell>
          <table:table-cell table:style-name="Tableau17.A1" office:value-type="string">
            <text:p text:style-name="P72"><text:span text:style-name="_5f_Correction_20_surligné"><text:span text:style-name="T110">− 6,2</text:span></text:span></text:p>
          </table:table-cell>
          <table:table-cell table:style-name="Tableau17.A1" office:value-type="string">
            <text:p text:style-name="P43"></text:p>
          </table:table-cell>
          <table:table-cell table:style-name="Tableau17.A1" office:value-type="string">
            <text:p text:style-name="P70"><text:span text:style-name="_5f_Correction_20_surligné"><text:span text:style-name="T110">− 6,1</text:span></text:span></text:p>
          </table:table-cell>
          <table:table-cell table:style-name="Tableau17.A1" office:value-type="string">
            <text:p text:style-name="P43"></text:p>
          </table:table-cell>
          <table:table-cell table:style-name="Tableau17.A1" office:value-type="string">
            <text:p text:style-name="P47"><text:span text:style-name="T76">−</text:span><text:span text:style-name="T62">5,8</text:span></text:p>
          </table:table-cell>
        </table:table-row>
        <table:table-row>
          <table:table-cell table:style-name="Tableau17.A1" office:value-type="string">
            <text:list xml:id="list182558487145392" text:continue-list="list182559388906359" text:style-name="liste_5f_abc">
              <text:list-item>
                <text:p text:style-name="P97"/>
              </text:list-item>
            </text:list>
          </table:table-cell>
          <table:table-cell table:style-name="Tableau17.A1" office:value-type="string">
            <text:p text:style-name="P46"><text:span text:style-name="T70">−</text:span>123</text:p>
          </table:table-cell>
          <table:table-cell table:style-name="Tableau17.A1" office:value-type="string">
            <text:p text:style-name="P44"></text:p>
          </table:table-cell>
          <table:table-cell table:style-name="Tableau17.A1" office:value-type="string">
            <text:p text:style-name="P69"><text:span text:style-name="_5f_Correction_20_surligné"><text:span text:style-name="T116">−123,5</text:span></text:span></text:p>
          </table:table-cell>
          <table:table-cell table:style-name="Tableau17.A1" office:value-type="string">
            <text:p text:style-name="P44"></text:p>
          </table:table-cell>
          <table:table-cell table:style-name="Tableau17.A1" office:value-type="string">
            <text:p text:style-name="P46"><text:span text:style-name="T70">−</text:span>124</text:p>
          </table:table-cell>
          <table:table-cell table:style-name="Tableau17.A1" office:value-type="string">
            <text:p text:style-name="P44"></text:p>
          </table:table-cell>
          <table:table-cell table:style-name="Tableau17.A1" office:value-type="string">
            <text:p text:style-name="P70"><text:span text:style-name="_5f_Correction_20_surligné"><text:span text:style-name="T116">−124,3</text:span></text:span></text:p>
          </table:table-cell>
          <table:table-cell table:style-name="Tableau17.A1" office:value-type="string">
            <text:p text:style-name="P44"></text:p>
          </table:table-cell>
          <table:table-cell table:style-name="Tableau17.A1" office:value-type="string">
            <text:p text:style-name="P46"><text:span text:style-name="T70">−</text:span>125</text:p>
          </table:table-cell>
        </table:table-row>
        <table:table-row>
          <table:table-cell table:style-name="Tableau17.A1" office:value-type="string">
            <text:list xml:id="list182558991148625" text:continue-numbering="true" text:style-name="liste_5f_abc">
              <text:list-item>
                <text:p text:style-name="P98"/>
              </text:list-item>
            </text:list>
          </table:table-cell>
          <table:table-cell table:style-name="Tableau17.A1" office:value-type="string">
            <text:p text:style-name="P45"><text:span text:style-name="T70">−</text:span>0,52</text:p>
          </table:table-cell>
          <table:table-cell table:style-name="Tableau17.A1" office:value-type="string">
            <text:p text:style-name="P43"></text:p>
          </table:table-cell>
          <table:table-cell table:style-name="Tableau17.A1" office:value-type="string">
            <text:p text:style-name="P70"><text:span text:style-name="_5f_Correction_20_surligné"><text:span text:style-name="T117">−0,511</text:span></text:span></text:p>
          </table:table-cell>
          <table:table-cell table:style-name="Tableau17.A1" office:value-type="string">
            <text:p text:style-name="P43"></text:p>
          </table:table-cell>
          <table:table-cell table:style-name="Tableau17.A1" office:value-type="string">
            <text:p text:style-name="P72"><text:span text:style-name="_5f_Correction_20_surligné"><text:span text:style-name="T62">− 0,51</text:span></text:span></text:p>
          </table:table-cell>
          <table:table-cell table:style-name="Tableau17.A1" office:value-type="string">
            <text:p text:style-name="P43"></text:p>
          </table:table-cell>
          <table:table-cell table:style-name="Tableau17.A1" office:value-type="string">
            <text:p text:style-name="P70"><text:span text:style-name="_5f_Correction_20_surligné"><text:span text:style-name="T62">−0,501</text:span></text:span></text:p>
          </table:table-cell>
          <table:table-cell table:style-name="Tableau17.A1" office:value-type="string">
            <text:p text:style-name="P43"></text:p>
          </table:table-cell>
          <table:table-cell table:style-name="Tableau17.A1" office:value-type="string">
            <text:p text:style-name="P45"><text:span text:style-name="T70">−</text:span>0,5</text:p>
          </table:table-cell>
        </table:table-row>
        <table:table-row>
          <table:table-cell table:style-name="Tableau17.A1" office:value-type="string">
            <text:list xml:id="list182558666876266" text:continue-numbering="true" text:style-name="liste_5f_abc">
              <text:list-item>
                <text:p text:style-name="P98"/>
              </text:list-item>
            </text:list>
          </table:table-cell>
          <table:table-cell table:style-name="Tableau17.A1" office:value-type="string">
            <text:p text:style-name="P46"><text:span text:style-name="T70">−</text:span>6,1</text:p>
          </table:table-cell>
          <table:table-cell table:style-name="Tableau17.A1" office:value-type="string">
            <text:p text:style-name="P44"></text:p>
          </table:table-cell>
          <table:table-cell table:style-name="Tableau17.A1" office:value-type="string">
            <text:p text:style-name="P71"><text:span text:style-name="_5f_Correction_20_surligné"><text:span text:style-name="T20">− 6,11</text:span></text:span></text:p>
          </table:table-cell>
          <table:table-cell table:style-name="Tableau17.A1" office:value-type="string">
            <text:p text:style-name="P44"></text:p>
          </table:table-cell>
          <table:table-cell table:style-name="Tableau17.A1" office:value-type="string">
            <text:p text:style-name="P46"><text:span text:style-name="T70">−</text:span>6,2</text:p>
          </table:table-cell>
          <table:table-cell table:style-name="Tableau17.A1" office:value-type="string">
            <text:p text:style-name="P44"></text:p>
          </table:table-cell>
          <table:table-cell table:style-name="Tableau17.A1" office:value-type="string">
            <text:p text:style-name="P70"><text:span text:style-name="_5f_Correction_20_surligné"><text:span text:style-name="T20">− 6,21</text:span></text:span></text:p>
          </table:table-cell>
          <table:table-cell table:style-name="Tableau17.A1" office:value-type="string">
            <text:p text:style-name="P44"></text:p>
          </table:table-cell>
          <table:table-cell table:style-name="Tableau17.A1" office:value-type="string">
            <text:p text:style-name="P46"><text:span text:style-name="T70">−</text:span>6,29</text:p>
          </table:table-cell>
        </table:table-row>
      </table:table>
      <text:list xml:id="list182558610253920" text:continue-list="list182559691083685" text:style-name="Num_5f_Exo">
        <text:list-item>
          <text:h text:style-name="P83" text:outline-level="1"><text:s/>Donne tous les entiers relatifs compris entre :</text:h>
        </text:list-item>
      </text:list>
      <text:list xml:id="list182560347269197" text:continue-list="list182558666876266" text:style-name="liste_5f_abc">
        <text:list-item text:start-value="1">
          <text:p text:style-name="P146"><text:span text:style-name="T70">−</text:span>2 et <text:span text:style-name="T70"></text:span><text:span text:style-name="T48">5</text:span> :</text:p>
          <text:p text:style-name="P146"><text:span text:style-name="_5f_Correction_20_surligné"><text:span text:style-name="T105">− 2 ; − 1 ; 0 ; + 1 ; + 2 ; + 3 ; + 4 ; + 5 </text:span></text:span></text:p>
        </text:list-item>
        <text:list-item>
          <text:p text:style-name="P147"><text:span text:style-name="T7">−</text:span><text:span text:style-name="T17">1</text:span><text:span text:style-name="T18">5</text:span><text:span text:style-name="T17"> et </text:span><text:span text:style-name="T7">−</text:span><text:span text:style-name="T17">20 :</text:span></text:p>
          <text:p text:style-name="P147"><text:span text:style-name="_5f_Correction_20_surligné"><text:span text:style-name="T107">− 20 ; − 19 ; − 18 ; − 17 ; − 16 ; − 15 </text:span></text:span></text:p>
        </text:list-item>
      </text:list>
      <text:list xml:id="list182558673201208" text:continue-list="list182558610253920" text:style-name="Num_5f_Exo">
        <text:list-item>
          <text:h text:style-name="P82" text:outline-level="1"><text:s/>Encadre par deux entiers relatifs consécutifs.</text:h>
        </text:list-item>
      </text:list>
      <text:section text:style-name="Sect4" text:name="Section23">
        <text:list xml:id="list182559556539829" text:continue-list="list182560347269197" text:style-name="liste_5f_abc">
          <text:list-item>
            <text:list>
              <text:list-item text:start-value="1">
                <text:p text:style-name="P96"><text:span text:style-name="_5f_Correction_20_surligné"><text:span text:style-name="T110">−</text:span></text:span><text:span text:style-name="_5f_Correction_20_surligné"><text:span text:style-name="T60"> 3</text:span></text:span><text:span text:style-name="T54"> </text:span><text:span text:style-name="T55"></text:span><text:span text:style-name="T54"> <text:s text:c="2"/></text:span><text:span text:style-name="T57">−</text:span><text:span text:style-name="T54"> 2,3<text:tab/></text:span><text:span text:style-name="T55"></text:span><text:span text:style-name="T54"> </text:span><text:span text:style-name="_5f_Correction_20_surligné"><text:span text:style-name="T54">− 2</text:span></text:span></text:p>
              </text:list-item>
            </text:list>
          </text:list-item>
          <text:list-item>
            <text:p text:style-name="P115"><text:span text:style-name="T51"><text:tab/></text:span><text:span text:style-name="_5f_Correction_20_surligné"><text:span text:style-name="T51">+ 4</text:span></text:span><text:span text:style-name="T51"> </text:span><text:span text:style-name="T56"></text:span><text:span text:style-name="T51"> <text:s/></text:span><text:span text:style-name="T58"></text:span><text:span text:style-name="T51"> 4,2<text:tab/></text:span><text:span text:style-name="T56"></text:span><text:span text:style-name="_5f_Correction_20_surligné"><text:span text:style-name="T51">+ 5</text:span></text:span></text:p>
          </text:list-item>
          <text:list-item>
            <text:p text:style-name="P115"><text:span text:style-name="T51"><text:tab/></text:span><text:span text:style-name="_5f_Correction_20_surligné"><text:span text:style-name="T51">+ 1</text:span></text:span><text:span text:style-name="T51"> </text:span><text:span text:style-name="T56"></text:span><text:span text:style-name="T51"> </text:span><text:span text:style-name="T58"></text:span><text:span text:style-name="T51"> 0,14<text:tab/></text:span><text:span text:style-name="T56"></text:span><text:span text:style-name="T51"> </text:span><text:span text:style-name="_5f_Correction_20_surligné"><text:span text:style-name="T51">0</text:span></text:span></text:p>
            <text:list>
              <text:list-item>
                <text:p text:style-name="P116"><text:span text:style-name="_5f_Correction_20_surligné"><text:span text:style-name="T51">0</text:span></text:span><text:span text:style-name="T51"> </text:span><text:span text:style-name="T56"></text:span><text:span text:style-name="T51"> <text:s/></text:span><text:span text:style-name="T58">−</text:span><text:span text:style-name="T51"> 0,14<text:tab/></text:span><text:span text:style-name="T56"></text:span><text:span text:style-name="T51"> </text:span><text:span text:style-name="_5f_Correction_20_surligné"><text:span text:style-name="T51">− 1</text:span></text:span></text:p>
              </text:list-item>
            </text:list>
          </text:list-item>
          <text:list-item>
            <text:p text:style-name="P115"><text:span text:style-name="T51"><text:tab/></text:span><text:span text:style-name="_5f_Correction_20_surligné"><text:span text:style-name="T51">− 1</text:span></text:span><text:span text:style-name="T51"> </text:span><text:span text:style-name="T56"></text:span><text:span text:style-name="T51"> <text:s/></text:span><text:span text:style-name="T58">−</text:span><text:span text:style-name="T51"> 0,98<text:tab/></text:span><text:span text:style-name="T56"></text:span><text:span text:style-name="T51"> </text:span><text:span text:style-name="_5f_Correction_20_surligné"><text:span text:style-name="T51">0</text:span></text:span></text:p>
          </text:list-item>
          <text:list-item>
            <text:p text:style-name="P128"><text:span text:style-name="T54"><text:tab/></text:span><text:span text:style-name="_5f_Correction_20_surligné"><text:span text:style-name="T60">− 12</text:span></text:span><text:span text:style-name="T55"></text:span><text:span text:style-name="T54"> </text:span><text:span text:style-name="T57">−</text:span><text:span text:style-name="T54"> 12,4<text:tab/></text:span><text:span text:style-name="T55"></text:span><text:span text:style-name="_5f_Correction_20_surligné"><text:span text:style-name="T60">−</text:span></text:span><text:span text:style-name="_5f_Correction_20_surligné"><text:span text:style-name="T110"> 13</text:span></text:span></text:p>
          </text:list-item>
        </text:list>
      </text:section>
      <text:list xml:id="list182559512939601" text:continue-list="list182558673201208" text:style-name="Num_5f_Exo">
        <text:list-header>
          <text:h text:style-name="P85" text:outline-level="1"><text:span text:style-name="Bold_5f_niv1"/></text:h>
        </text:list-header>
        <text:list-item>
          <text:h text:style-name="P86" text:outline-level="1"><text:span text:style-name="Bold_5f_niv1">Opposés</text:span></text:h>
        </text:list-item>
      </text:list>
      <text:list xml:id="list182559269352934" text:continue-list="list182559556539829" text:style-name="liste_5f_abc">
        <text:list-item text:start-value="1">
          <text:p text:style-name="P113">Écris l'opposé de chaque nombre.</text:p>
        </text:list-item>
      </text:list>
      <table:table table:name="Tableau14" table:style-name="Tableau14">
        <table:table-column table:style-name="Tableau14.A"/>
        <table:table-column table:style-name="Tableau14.B" table:number-columns-repeated="4"/>
        <table:table-column table:style-name="Tableau14.F"/>
        <table:table-header-rows>
          <table:table-row>
            <table:table-cell table:style-name="Tableau14.A1" office:value-type="string">
              <text:p text:style-name="P52">Nombre</text:p>
            </table:table-cell>
            <table:table-cell table:style-name="Tableau14.B1" office:value-type="string">
              <text:p text:style-name="P50"><text:span text:style-name="T70">−</text:span>2,3</text:p>
            </table:table-cell>
            <table:table-cell table:style-name="Tableau14.C1" office:value-type="string">
              <text:p text:style-name="P50"><text:span text:style-name="T70"></text:span>7</text:p>
            </table:table-cell>
            <table:table-cell table:style-name="Tableau14.C1" office:value-type="string">
              <text:p text:style-name="P50"><text:span text:style-name="T70">−</text:span>0,6</text:p>
            </table:table-cell>
            <table:table-cell table:style-name="Tableau14.C1" office:value-type="string">
              <text:p text:style-name="P50"><text:span text:style-name="T70">−</text:span>5,2 </text:p>
            </table:table-cell>
            <table:table-cell table:style-name="Tableau14.F1" office:value-type="string">
              <text:p text:style-name="P50"><text:span text:style-name="T70"></text:span>1,4</text:p>
            </table:table-cell>
          </table:table-row>
        </table:table-header-rows>
        <table:table-row>
          <table:table-cell table:style-name="Tableau14.A2" office:value-type="string">
            <text:p text:style-name="P53">Opposé</text:p>
          </table:table-cell>
          <table:table-cell table:style-name="Tableau14.B2" office:value-type="string">
            <text:p text:style-name="P51"><text:span text:style-name="_5f_Correction_20_surligné">+ 2,3</text:span></text:p>
          </table:table-cell>
          <table:table-cell table:style-name="Tableau14.C2" office:value-type="string">
            <text:p text:style-name="P48"><text:span text:style-name="_5f_Correction_20_surligné">− 7</text:span></text:p>
          </table:table-cell>
          <table:table-cell table:style-name="Tableau14.C2" office:value-type="string">
            <text:p text:style-name="P51"><text:span text:style-name="_5f_Correction_20_surligné">+ 0,6</text:span></text:p>
          </table:table-cell>
          <table:table-cell table:style-name="Tableau14.C2" office:value-type="string">
            <text:p text:style-name="P51"><text:span text:style-name="_5f_Correction_20_surligné">+ 5,2</text:span></text:p>
          </table:table-cell>
          <table:table-cell table:style-name="Tableau14.F2" office:value-type="string">
            <text:p text:style-name="P48"><text:span text:style-name="_5f_Correction_20_surligné">− 1,4</text:span></text:p>
          </table:table-cell>
        </table:table-row>
      </table:table>
      <text:list xml:id="list182558811074834" text:continue-numbering="true" text:style-name="liste_5f_abc">
        <text:list-item>
          <text:p text:style-name="P94">Range ces nombres et leurs opposés dans l'ordre croissant.</text:p>
        </text:list-item>
      </text:list>
      <text:list xml:id="list28335582" text:style-name="_5f_Numérotation_20_des_20_exercices_20_livrets">
        <text:list-header>
          <text:p text:style-name="P132"><text:span text:style-name="_5f_Correction_20_surligné">− 5,2 &lt; − 2,3 &lt; − 0,6 &lt; + 1,4 &lt; + 7</text:span></text:p>
          <text:list>
            <text:list-header>
              <text:p text:style-name="P140"><text:span text:style-name="_5f_Correction_20_surligné"><text:span text:style-name="T64">− 7 &lt; − 1,4 &lt; + 0,6 &lt; + 2,3 &lt; + 5,</text:span></text:span><text:span text:style-name="_5f_Correction_20_surligné"><text:span text:style-name="T65">2</text:span></text:span></text:p>
            </text:list-header>
          </text:list>
        </text:list-header>
      </text:list>
      <text:list xml:id="list182559617878849" text:continue-list="list182559512939601" text:style-name="Num_5f_Exo">
        <text:list-item>
          <text:h text:style-name="P87" text:outline-level="1"><text:s/>Voici les températures d'ébullition <text:line-break/>de différents gaz.</text:h>
        </text:list-item>
      </text:list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column table:style-name="Tableau28.E"/>
        <table:table-row>
          <table:table-cell table:style-name="Tableau28.A1" office:value-type="string">
            <text:p text:style-name="P77">Gaz</text:p>
          </table:table-cell>
          <table:table-cell table:style-name="Tableau28.A1" office:value-type="string">
            <text:p text:style-name="P74">Température d'ébullition en °C</text:p>
          </table:table-cell>
          <table:table-cell table:style-name="Tableau28.C1" office:value-type="string">
            <text:p text:style-name="P78"/>
          </table:table-cell>
          <table:table-cell table:style-name="Tableau28.A1" office:value-type="string">
            <text:p text:style-name="P77">Gaz</text:p>
          </table:table-cell>
          <table:table-cell table:style-name="Tableau28.E1" office:value-type="string">
            <text:p text:style-name="P75">Température d'ébullition en °C</text:p>
          </table:table-cell>
        </table:table-row>
        <table:table-row>
          <table:table-cell table:style-name="Tableau28.A2" office:value-type="string">
            <text:p text:style-name="P76">Néon</text:p>
          </table:table-cell>
          <table:table-cell table:style-name="Tableau28.B2" office:value-type="string">
            <text:p text:style-name="P49"><text:span text:style-name="T70">−</text:span>246,053</text:p>
          </table:table-cell>
          <table:table-cell table:style-name="Tableau28.C1" office:value-type="string">
            <text:p text:style-name="P76"/>
          </table:table-cell>
          <table:table-cell table:style-name="Tableau28.D2" office:value-type="string">
            <text:p text:style-name="P76">Azote</text:p>
          </table:table-cell>
          <table:table-cell table:style-name="Tableau28.E2" office:value-type="string">
            <text:p text:style-name="P49"><text:span text:style-name="T70">−</text:span>195,798</text:p>
          </table:table-cell>
        </table:table-row>
        <table:table-row>
          <table:table-cell table:style-name="Tableau28.A2" office:value-type="string">
            <text:p text:style-name="P76">Xénon</text:p>
          </table:table-cell>
          <table:table-cell table:style-name="Tableau28.B3" office:value-type="string">
            <text:p text:style-name="P49"><text:span text:style-name="T70">−</text:span>108,09</text:p>
          </table:table-cell>
          <table:table-cell table:style-name="Tableau28.C1" office:value-type="string">
            <text:p text:style-name="P76"/>
          </table:table-cell>
          <table:table-cell table:style-name="Tableau28.D3" office:value-type="string">
            <text:p text:style-name="P76">Fluor</text:p>
          </table:table-cell>
          <table:table-cell table:style-name="Tableau28.E3" office:value-type="string">
            <text:p text:style-name="P49"><text:span text:style-name="T70">−</text:span>188,12</text:p>
          </table:table-cell>
        </table:table-row>
        <table:table-row>
          <table:table-cell table:style-name="Tableau28.A2" office:value-type="string">
            <text:p text:style-name="P76">Radon</text:p>
          </table:table-cell>
          <table:table-cell table:style-name="Tableau28.B4" office:value-type="string">
            <text:p text:style-name="P49"><text:span text:style-name="T70">−</text:span>61,7</text:p>
          </table:table-cell>
          <table:table-cell table:style-name="Tableau28.C1" office:value-type="string">
            <text:p text:style-name="P76"/>
          </table:table-cell>
          <table:table-cell table:style-name="Tableau28.D4" office:value-type="string">
            <text:p text:style-name="P76">Oxygène</text:p>
          </table:table-cell>
          <table:table-cell table:style-name="Tableau28.E4" office:value-type="string">
            <text:p text:style-name="P49"><text:span text:style-name="T70">−</text:span>182,95</text:p>
          </table:table-cell>
        </table:table-row>
        <table:table-row>
          <table:table-cell table:style-name="Tableau28.A5" office:value-type="string">
            <text:p text:style-name="P76">Argon</text:p>
          </table:table-cell>
          <table:table-cell table:style-name="Tableau28.B5" office:value-type="string">
            <text:p text:style-name="P49"><text:span text:style-name="T70">−</text:span>185,85</text:p>
          </table:table-cell>
          <table:table-cell table:style-name="Tableau28.C1" office:value-type="string">
            <text:p text:style-name="P76"/>
          </table:table-cell>
          <table:table-cell table:style-name="Tableau28.D5" office:value-type="string">
            <text:p text:style-name="P76">Krypton</text:p>
          </table:table-cell>
          <table:table-cell table:style-name="Tableau28.E5" office:value-type="string">
            <text:p text:style-name="P49"><text:span text:style-name="T70">−</text:span>153,34</text:p>
          </table:table-cell>
        </table:table-row>
      </table:table>
      <text:list xml:id="list182558576372821" text:continue-list="list182558811074834" text:style-name="liste_5f_abc">
        <text:list-item text:start-value="1">
          <text:p text:style-name="P133">Renseigne-toi sur ce qu'est une température d'ébullition. <text:span text:style-name="T111">C'est la température à laquelle un corps pur passe de sa phase liquide à sa phase gazeuse.</text:span></text:p>
        </text:list-item>
        <text:list-item>
          <text:p text:style-name="P107">Range ces gaz par ordre croissant de leur température d'ébullition.</text:p>
        </text:list-item>
      </text:list>
      <text:list xml:id="list182559774772350" text:continue-list="list182558974671963" text:style-name="_5f_Numérotation_20_des_20_exercices_20_livrets">
        <text:list-item>
          <text:list>
            <text:list-header>
              <text:p text:style-name="P141"><text:span text:style-name="_5f_Caractères_5f_correction"><text:span text:style-name="T87">−</text:span></text:span><text:span text:style-name="T44">246,053 &lt; </text:span><text:span text:style-name="_5f_Caractères_5f_correction"><text:span text:style-name="T87">−</text:span></text:span><text:span text:style-name="T44">195,798 &lt; </text:span><text:span text:style-name="_5f_Caractères_5f_correction"><text:span text:style-name="T87">−</text:span></text:span><text:span text:style-name="T44">188,12 &lt; </text:span><text:span text:style-name="_5f_Caractères_5f_correction"><text:span text:style-name="T87">−</text:span></text:span><text:span text:style-name="T44">185,85... </text:span></text:p>
              <text:p text:style-name="P141"><text:span text:style-name="T44">...&lt; </text:span><text:span text:style-name="_5f_Caractères_5f_correction"><text:span text:style-name="T87">−</text:span></text:span><text:span text:style-name="T44">182,95 &lt; </text:span><text:span text:style-name="_5f_Caractères_5f_correction"><text:span text:style-name="T87">−</text:span></text:span><text:span text:style-name="T44">153,34 &lt; </text:span><text:span text:style-name="_5f_Caractères_5f_correction"><text:span text:style-name="T87">−</text:span></text:span><text:span text:style-name="T44">108,09 &lt; </text:span><text:span text:style-name="_5f_Caractères_5f_correction"><text:span text:style-name="T87">−</text:span></text:span><text:span text:style-name="T44">61,7</text:span></text:p>
              <text:p text:style-name="P138">Ordre croissant de leur température d'ébullition :<text:line-break/>Néon – Azote – Fluor – Argon – Oxygène …</text:p>
              <text:p text:style-name="P138">... – Krypton – Xénon – Radon</text:p>
              <text:p text:style-name="P137"/>
            </text:list-header>
          </text:list>
        </text:list-item>
      </text:list>
      <text:list xml:id="list182559410884075" text:continue-list="list182559617878849" text:style-name="Num_5f_Exo">
        <text:list-item>
          <text:h text:style-name="P83" text:outline-level="1"><text:span text:style-name="T28"><text:s/></text:span><text:span text:style-name="T30">Saïd dit : « Je peux trouver un nombre entier relatif inférieur à </text:span><text:span text:style-name="T9">−</text:span><text:span text:style-name="T30">7,1 et supérieur à </text:span><text:span text:style-name="T9">−</text:span><text:span text:style-name="T30">6,8. » Si Saïd dit vrai, donne un nombre qui convienne. Sinon, modifie la phrase de Saïd pour qu'elle devienne vraie.</text:span></text:h>
        </text:list-item>
      </text:list>
      <text:list xml:id="list182558697693900" text:continue-list="list182559774772350" text:style-name="_5f_Numérotation_20_des_20_exercices_20_livrets">
        <text:list-item>
          <text:list>
            <text:list-header>
              <text:p text:style-name="P142"><text:span text:style-name="_5f_Correction_20_surligné"><text:span text:style-name="T63">Saïd </text:span></text:span><text:span text:style-name="_5f_Correction_20_surligné"><text:span text:style-name="T66">se trompe, il devrait dire</text:span></text:span><text:span text:style-name="_5f_Correction_20_surligné"><text:span text:style-name="T63"> : « Je peux trouver un nombre entier relatif inférieur à − 6,8 et supérieur à − 7,1. » ou «supérieur à − 7,1 et inférieur à − 6,8. » <text:s text:c="2"/></text:span></text:span><text:span text:style-name="_5f_Correction_20_surligné"><text:span text:style-name="T112">Par exemple − 6,9 <text:s/>ou </text:span></text:span><text:span text:style-name="_5f_Caractères_5f_correction"><text:span text:style-name="T113">−</text:span></text:span><text:span text:style-name="_5f_Correction_20_surligné"><text:span text:style-name="T112"> 7.</text:span></text:span></text:p>
            </text:list-header>
          </text:list>
        </text:list-item>
      </text:list>
      <text:list xml:id="list182558892202965" text:continue-list="list182559410884075" text:style-name="Num_5f_Exo">
        <text:list-item>
          <text:h text:style-name="P81" text:outline-level="1"><text:span text:style-name="T5"><text:s/>Il s'agit, en partant <text:s/>de la case « ENTRÉE », de se déplacer de case en case pour atteindre la « SORTIE », en respectant la règle suivante : </text:span>ne passer que par des cases dont l'inégalité est vraie.</text:h>
        </text:list-item>
      </text:list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A"/>
        <table:table-column table:style-name="Tableau16.E"/>
        <table:table-column table:style-name="Tableau16.F"/>
        <table:table-column table:style-name="Tableau16.G"/>
        <table:table-column table:style-name="Tableau16.H"/>
        <table:table-column table:style-name="Tableau16.I"/>
        <table:table-column table:style-name="Tableau16.J"/>
        <table:table-column table:style-name="Tableau16.K"/>
        <table:table-row table:style-name="Tableau16.1">
          <table:table-cell table:style-name="Tableau16.A1" table:number-columns-spanned="2">
            <text:p text:style-name="P41"/>
          </table:table-cell>
          <table:covered-table-cell/>
          <table:table-cell table:style-name="Tableau16.C1" office:value-type="string">
            <text:p text:style-name="P41"/>
          </table:table-cell>
          <table:table-cell table:style-name="Tableau16.D1" table:number-columns-spanned="4" office:value-type="string">
            <text:p text:style-name="P26"><text:span text:style-name="T118">0,341 </text:span><text:span text:style-name="T74">&gt;</text:span> <text:span text:style-name="T70"></text:span><text:span text:style-name="T88">0,</text:span>3<text:span text:style-name="T88">14</text:span></text:p>
          </table:table-cell>
          <table:covered-table-cell/>
          <table:covered-table-cell/>
          <table:covered-table-cell/>
          <table:table-cell table:style-name="Tableau16.H1" table:number-columns-spanned="2" office:value-type="string">
            <text:p text:style-name="P41"/>
          </table:table-cell>
          <table:covered-table-cell/>
          <table:table-cell table:style-name="Tableau16.J1" table:number-columns-spanned="2" office:value-type="string">
            <text:p text:style-name="P41"/>
          </table:table-cell>
          <table:covered-table-cell/>
        </table:table-row>
        <table:table-row table:style-name="Tableau16.1">
          <table:table-cell table:style-name="Tableau16.A2" table:number-columns-spanned="2" office:value-type="string">
            <text:p text:style-name="P40"/>
          </table:table-cell>
          <table:covered-table-cell/>
          <table:table-cell table:style-name="Tableau16.C2" table:number-columns-spanned="3" office:value-type="string">
            <text:p text:style-name="P31"><draw:line text:anchor-type="as-char" svg:y="0cm" draw:z-index="78" draw:name="Forme19" draw:style-name="gr1" draw:text-style-name="P154" svg:x2="0.7cm" svg:y2="-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32"><draw:line text:anchor-type="as-char" svg:y="-0.005cm" draw:z-index="79" draw:name="Forme20" draw:style-name="gr1" draw:text-style-name="P154" svg:x2="0.942cm" svg:y2="0.564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40"/>
          </table:table-cell>
          <table:covered-table-cell/>
          <table:covered-table-cell/>
        </table:table-row>
        <table:table-row table:style-name="Tableau16.3">
          <table:table-cell table:style-name="Tableau16.A1">
            <text:p text:style-name="P41"/>
          </table:table-cell>
          <table:table-cell table:style-name="Tableau16.B3" table:number-columns-spanned="3" office:value-type="string">
            <text:p text:style-name="P26"><text:span text:style-name="T70">−</text:span>0,1 <text:span text:style-name="T72"></text:span> <text:span text:style-name="T70"></text:span>3</text:p>
          </table:table-cell>
          <table:covered-table-cell/>
          <table:covered-table-cell/>
          <table:table-cell table:style-name="Tableau16.E3" table:number-columns-spanned="2" office:value-type="string">
            <text:p text:style-name="P41"/>
          </table:table-cell>
          <table:covered-table-cell/>
          <table:table-cell table:style-name="Tableau16.G3" table:number-columns-spanned="4" office:value-type="string">
            <text:p text:style-name="P29"><text:span text:style-name="T71">−</text:span>71,2<text:span text:style-name="T86"> </text:span><text:span text:style-name="T73"></text:span><text:span text:style-name="T86"> </text:span><text:span text:style-name="T71">−</text:span>71,7</text:p>
          </table:table-cell>
          <table:covered-table-cell/>
          <table:covered-table-cell/>
          <table:covered-table-cell/>
          <table:table-cell table:style-name="Tableau16.K3" office:value-type="string">
            <text:p text:style-name="P41"/>
          </table:table-cell>
        </table:table-row>
        <table:table-row table:style-name="Tableau16.1">
          <table:table-cell table:style-name="Tableau16.A2" table:number-columns-spanned="2" office:value-type="string">
            <text:p text:style-name="P38"><draw:line text:anchor-type="as-char" svg:y="0cm" draw:z-index="21" draw:name="Forme21" draw:style-name="gr1" draw:text-style-name="P154" svg:x2="0.7cm" svg:y2="-0.7cm"><text:p/></draw:line></text:p>
          </table:table-cell>
          <table:covered-table-cell/>
          <table:table-cell table:style-name="Tableau16.C2" table:number-columns-spanned="3" office:value-type="string">
            <text:p text:style-name="P37"><draw:line text:anchor-type="as-char" svg:y="0cm" draw:z-index="22" draw:name="Forme22" draw:style-name="gr8" draw:text-style-name="P154" svg:x2="0.7cm" svg:y2="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35"><draw:line text:anchor-type="as-char" svg:y="0cm" draw:z-index="23" draw:name="Forme23" draw:style-name="gr11" draw:text-style-name="P154" svg:x2="0.7cm" svg:y2="-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34"><draw:line text:anchor-type="as-char" svg:y="-0.005cm" draw:z-index="80" draw:name="Forme24" draw:style-name="gr1" draw:text-style-name="P154" svg:x2="0.942cm" svg:y2="0.564cm"><text:p/></draw:line></text:p>
          </table:table-cell>
          <table:covered-table-cell/>
          <table:covered-table-cell/>
        </table:table-row>
        <table:table-row table:style-name="Tableau16.3">
          <table:table-cell table:style-name="Tableau16.A5" table:number-columns-spanned="2" office:value-type="string">
            <text:p text:style-name="P28">ENTRÉE</text:p>
          </table:table-cell>
          <table:covered-table-cell/>
          <table:table-cell table:style-name="Tableau16.C1" office:value-type="string">
            <text:p text:style-name="P41"/>
          </table:table-cell>
          <table:table-cell table:style-name="Tableau16.G3" table:number-columns-spanned="4" office:value-type="string">
            <text:p text:style-name="P25"><text:span text:style-name="T70">−</text:span>5,05 <text:span text:style-name="T72"></text:span> <text:span text:style-name="T70">−</text:span>5,5</text:p>
          </table:table-cell>
          <table:covered-table-cell/>
          <table:covered-table-cell/>
          <table:covered-table-cell/>
          <table:table-cell table:style-name="Tableau16.H1" table:number-columns-spanned="2" office:value-type="string">
            <text:p text:style-name="P41"/>
          </table:table-cell>
          <table:covered-table-cell/>
          <table:table-cell table:style-name="Tableau16.G3" table:number-columns-spanned="2" office:value-type="string">
            <text:p text:style-name="P64"><text:span text:style-name="T32">−</text:span><text:span text:style-name="T89">8,8 </text:span><text:span text:style-name="T33"></text:span><text:span text:style-name="T31"> </text:span><text:span text:style-name="T32">−</text:span><text:span text:style-name="T31">9,9</text:span></text:p>
          </table:table-cell>
          <table:covered-table-cell/>
        </table:table-row>
        <table:table-row table:style-name="Tableau16.1">
          <table:table-cell table:style-name="Tableau16.A2" table:number-columns-spanned="2" office:value-type="string">
            <text:p text:style-name="P38"><draw:line text:anchor-type="as-char" svg:y="0cm" draw:z-index="24" draw:name="Forme25" draw:style-name="gr10" draw:text-style-name="P154" svg:x2="0.7cm" svg:y2="0.7cm"><text:p/></draw:line></text:p>
          </table:table-cell>
          <table:covered-table-cell/>
          <table:table-cell table:style-name="Tableau16.C2" table:number-columns-spanned="3" office:value-type="string">
            <text:p text:style-name="P39"><draw:line text:anchor-type="as-char" svg:y="0cm" draw:z-index="25" draw:name="Forme26" draw:style-name="gr9" draw:text-style-name="P154" svg:x2="0.7cm" svg:y2="-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35"><draw:line text:anchor-type="as-char" svg:y="0cm" draw:z-index="26" draw:name="Forme27" draw:style-name="gr8" draw:text-style-name="P154" svg:x2="0.7cm" svg:y2="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34"><draw:line text:anchor-type="as-char" svg:y="-0.005cm" draw:z-index="82" draw:name="Forme28" draw:style-name="gr1" draw:text-style-name="P154" svg:x2="-1.372cm" svg:y2="0.601cm"><text:p/></draw:line></text:p>
          </table:table-cell>
          <table:covered-table-cell/>
          <table:covered-table-cell/>
        </table:table-row>
        <table:table-row table:style-name="Tableau16.3">
          <table:table-cell table:style-name="Tableau16.A1">
            <text:p text:style-name="P41"/>
          </table:table-cell>
          <table:table-cell table:style-name="Tableau16.G3" table:number-columns-spanned="3" office:value-type="string">
            <text:p text:style-name="P25"><text:span text:style-name="T70">−</text:span>0,01 <text:span text:style-name="T72"></text:span> <text:span text:style-name="T70">−</text:span>0,1</text:p>
          </table:table-cell>
          <table:covered-table-cell/>
          <table:covered-table-cell/>
          <table:table-cell table:style-name="Tableau16.E3" table:number-columns-spanned="2" office:value-type="string">
            <text:p text:style-name="P41"/>
          </table:table-cell>
          <table:covered-table-cell/>
          <table:table-cell table:style-name="Tableau16.G3" table:number-columns-spanned="4" office:value-type="string">
            <text:p text:style-name="P26"><text:span text:style-name="T70"></text:span>5,01 <text:span text:style-name="T72"></text:span> <text:span text:style-name="T70"></text:span>5,1</text:p>
          </table:table-cell>
          <table:covered-table-cell/>
          <table:covered-table-cell/>
          <table:covered-table-cell/>
          <table:table-cell table:style-name="Tableau16.K3" office:value-type="string">
            <text:p text:style-name="P41"/>
          </table:table-cell>
        </table:table-row>
        <table:table-row table:style-name="Tableau16.8">
          <table:table-cell table:style-name="Tableau16.A2" table:number-columns-spanned="2" office:value-type="string">
            <text:p text:style-name="P38"><draw:line text:anchor-type="as-char" svg:y="0cm" draw:z-index="27" draw:name="Forme29" draw:style-name="gr8" draw:text-style-name="P154" svg:x2="0.7cm" svg:y2="-0.7cm"><text:p/></draw:line></text:p>
          </table:table-cell>
          <table:covered-table-cell/>
          <table:table-cell table:style-name="Tableau16.C2" table:number-columns-spanned="3" office:value-type="string">
            <text:p text:style-name="P37"><draw:line text:anchor-type="as-char" svg:y="0cm" draw:z-index="28" draw:name="Forme30" draw:style-name="gr8" draw:text-style-name="P154" svg:x2="0.7cm" svg:y2="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35"><draw:line text:anchor-type="as-char" svg:y="0cm" draw:z-index="29" draw:name="Forme31" draw:style-name="gr8" draw:text-style-name="P154" svg:x2="0.7cm" svg:y2="-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34"><draw:line text:anchor-type="as-char" svg:y="-0.005cm" draw:z-index="81" draw:name="Forme32" draw:style-name="gr1" draw:text-style-name="P154" svg:x2="0.942cm" svg:y2="0.564cm"><text:p/></draw:line></text:p>
          </table:table-cell>
          <table:covered-table-cell/>
          <table:covered-table-cell/>
        </table:table-row>
        <table:table-row table:style-name="Tableau16.3">
          <table:table-cell table:style-name="Tableau16.G3" table:number-columns-spanned="2" office:value-type="string">
            <text:p text:style-name="P25"><text:span text:style-name="T70">−</text:span>4,1 <text:span text:style-name="T72"></text:span> <text:span text:style-name="T70">−</text:span>4,01</text:p>
          </table:table-cell>
          <table:covered-table-cell/>
          <table:table-cell table:style-name="Tableau16.C1" office:value-type="string">
            <text:p text:style-name="P41"/>
          </table:table-cell>
          <table:table-cell table:style-name="Tableau16.G3" table:number-columns-spanned="4" office:value-type="string">
            <text:p text:style-name="P25"><text:span text:style-name="T70">−</text:span>2 <text:span text:style-name="T72"></text:span> <text:span text:style-name="T70"></text:span>3</text:p>
          </table:table-cell>
          <table:covered-table-cell/>
          <table:covered-table-cell/>
          <table:covered-table-cell/>
          <table:table-cell table:style-name="Tableau16.H1" table:number-columns-spanned="2" office:value-type="string">
            <text:p text:style-name="P41"/>
          </table:table-cell>
          <table:covered-table-cell/>
          <table:table-cell table:style-name="Tableau16.G3" table:number-columns-spanned="2" office:value-type="string">
            <text:p text:style-name="P26"><text:span text:style-name="T70"></text:span>120 <text:span text:style-name="T72"></text:span> <text:span text:style-name="T70"></text:span>102</text:p>
          </table:table-cell>
          <table:covered-table-cell/>
        </table:table-row>
        <table:table-row table:style-name="Tableau16.1">
          <table:table-cell table:style-name="Tableau16.A2" table:number-columns-spanned="2" office:value-type="string">
            <text:p text:style-name="P36"><draw:line text:anchor-type="as-char" svg:y="0cm" draw:z-index="30" draw:name="Forme33" draw:style-name="gr8" draw:text-style-name="P154" svg:x2="0.7cm" svg:y2="0.7cm"><text:p/></draw:line></text:p>
          </table:table-cell>
          <table:covered-table-cell/>
          <table:table-cell table:style-name="Tableau16.C2" table:number-columns-spanned="3" office:value-type="string">
            <text:p text:style-name="P39"><draw:line text:anchor-type="as-char" svg:y="0cm" draw:z-index="31" draw:name="Forme34" draw:style-name="gr8" draw:text-style-name="P154" svg:x2="0.7cm" svg:y2="-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35"><draw:line text:anchor-type="as-char" svg:y="0cm" draw:z-index="32" draw:name="Forme35" draw:style-name="gr8" draw:text-style-name="P154" svg:x2="0.7cm" svg:y2="0.7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34"><draw:line text:anchor-type="as-char" svg:y="-0.005cm" draw:z-index="83" draw:name="Forme36" draw:style-name="gr1" draw:text-style-name="P154" svg:x2="-1.372cm" svg:y2="0.601cm"><text:p/></draw:line></text:p>
          </table:table-cell>
          <table:covered-table-cell/>
          <table:covered-table-cell/>
        </table:table-row>
        <table:table-row table:style-name="Tableau16.3">
          <table:table-cell table:style-name="Tableau16.A1">
            <text:p text:style-name="P41"/>
          </table:table-cell>
          <table:table-cell table:style-name="Tableau16.G3" table:number-columns-spanned="3" office:value-type="string">
            <text:p text:style-name="P30"><text:span text:style-name="T70">−</text:span>10 <text:span text:style-name="T72"></text:span> <text:span text:style-name="T70">−</text:span>9 <text:span text:style-name="T72"></text:span> <text:span text:style-name="T70">−</text:span>1</text:p>
          </table:table-cell>
          <table:covered-table-cell/>
          <table:covered-table-cell/>
          <table:table-cell table:style-name="Tableau16.E3" table:number-columns-spanned="2" office:value-type="string">
            <text:p text:style-name="P41"/>
          </table:table-cell>
          <table:covered-table-cell/>
          <table:table-cell table:style-name="Tableau16.G3" table:number-columns-spanned="4" office:value-type="string">
            <text:p text:style-name="P26"><text:span text:style-name="T70"></text:span>14,7 <text:span text:style-name="T72"></text:span> <text:span text:style-name="T70">−</text:span>2</text:p>
          </table:table-cell>
          <table:covered-table-cell/>
          <table:covered-table-cell/>
          <table:covered-table-cell/>
          <table:table-cell table:style-name="Tableau16.K3" office:value-type="string">
            <text:p text:style-name="P41"/>
          </table:table-cell>
        </table:table-row>
        <table:table-row table:style-name="Tableau16.1">
          <table:table-cell table:style-name="Tableau16.A2" table:number-columns-spanned="2" office:value-type="string">
            <text:p text:style-name="P40"/>
          </table:table-cell>
          <table:covered-table-cell/>
          <table:table-cell table:style-name="Tableau16.C2" table:number-columns-spanned="3" office:value-type="string">
            <text:p text:style-name="P37"><draw:line text:anchor-type="as-char" svg:y="0cm" draw:z-index="33" draw:name="Forme37" draw:style-name="gr8" draw:text-style-name="P154" svg:x2="0.7cm" svg:y2="0.7cm"><text:p/></draw:line></text:p>
          </table:table-cell>
          <table:covered-table-cell/>
          <table:covered-table-cell/>
          <table:table-cell table:style-name="Tableau16.F2" table:number-columns-spanned="3" office:value-type="string">
            <text:p text:style-name="P33"><draw:line text:anchor-type="as-char" svg:y="-0.005cm" draw:z-index="84" draw:name="Forme38" draw:style-name="gr1" draw:text-style-name="P154" svg:x2="-1.372cm" svg:y2="0.601cm"><text:p/></draw:line></text:p>
          </table:table-cell>
          <table:covered-table-cell/>
          <table:covered-table-cell/>
          <table:table-cell table:style-name="Tableau16.I2" table:number-columns-spanned="3" office:value-type="string">
            <text:p text:style-name="P40"/>
          </table:table-cell>
          <table:covered-table-cell/>
          <table:covered-table-cell/>
        </table:table-row>
        <table:table-row table:style-name="Tableau16.3">
          <table:table-cell table:style-name="Tableau16.A1" table:number-columns-spanned="2">
            <text:p text:style-name="P41"/>
          </table:table-cell>
          <table:covered-table-cell/>
          <table:table-cell table:style-name="Tableau16.C1" office:value-type="string">
            <text:p text:style-name="P41"/>
          </table:table-cell>
          <table:table-cell table:style-name="Tableau16.D13" table:number-columns-spanned="4" office:value-type="string">
            <text:p text:style-name="P27">SORTIE</text:p>
          </table:table-cell>
          <table:covered-table-cell/>
          <table:covered-table-cell/>
          <table:covered-table-cell/>
          <table:table-cell table:style-name="Tableau16.H1" table:number-columns-spanned="2" office:value-type="string">
            <text:p text:style-name="P41"/>
          </table:table-cell>
          <table:covered-table-cell/>
          <table:table-cell table:style-name="Tableau16.J1" table:number-columns-spanned="2" office:value-type="string">
            <text:p text:style-name="P41"/>
          </table:table-cell>
          <table:covered-table-cell/>
        </table:table-row>
      </table:table>
      <text:list xml:id="list182558775101749" text:continue-numbering="true" text:style-name="Num_5f_Exo">
        <text:list-item>
          <text:h text:style-name="P88" text:outline-level="1"><text:span text:style-name="Bold_5f_niv1"><text:s/>Chiffre manquant</text:span></text:h>
        </text:list-item>
      </text:list>
      <text:p text:style-name="P62">Donne tous les chiffres que l'on peut placer dans la case <draw:rect text:anchor-type="as-char" svg:y="-0.275cm" draw:z-index="34" draw:name="Forme39" draw:style-name="gr7" draw:text-style-name="P160" svg:width="0.35cm" svg:height="0.35cm"><text:p/></draw:rect><text:s/>pour que les inégalités soient justes :</text:p>
      <text:list xml:id="list182559275127204" text:continue-list="list182558576372821" text:style-name="liste_5f_abc">
        <text:list-item text:start-value="1">
          <text:p text:style-name="P108"><text:span text:style-name="T14">−</text:span><text:span text:style-name="T21">105,2</text:span><text:span text:style-name="T22"> </text:span><text:span text:style-name="T22"><draw:rect text:anchor-type="as-char" svg:y="-0.275cm" draw:z-index="35" draw:name="Forme40" draw:style-name="gr7" draw:text-style-name="P160" svg:width="0.35cm" svg:height="0.35cm"><text:p/></draw:rect></text:span><text:span text:style-name="T21"><text:s/></text:span><text:span text:style-name="T10"></text:span><text:span text:style-name="T21"> </text:span><text:span text:style-name="T14">−</text:span><text:span text:style-name="T21">105,24.</text:span></text:p>
        </text:list-item>
      </text:list>
      <text:list xml:id="list182558304196284" text:continue-list="list28335582" text:style-name="_5f_Numérotation_20_des_20_exercices_20_livrets">
        <text:list-item>
          <text:list>
            <text:list-header>
              <text:p text:style-name="P143"><text:span text:style-name="_5f_Correction_20_surligné"><text:s/></text:span><text:span text:style-name="_5f_Correction_20_surligné"><text:span text:style-name="T114">5</text:span></text:span><text:span text:style-name="_5f_Correction_20_surligné">; </text:span><text:span text:style-name="_5f_Correction_20_surligné"><text:span text:style-name="T114">6</text:span></text:span><text:span text:style-name="_5f_Correction_20_surligné"> ; </text:span><text:span text:style-name="_5f_Correction_20_surligné"><text:span text:style-name="T114">7</text:span></text:span><text:span text:style-name="_5f_Correction_20_surligné"> ; </text:span><text:span text:style-name="_5f_Correction_20_surligné"><text:span text:style-name="T114">8 ; 9.</text:span></text:span></text:p>
            </text:list-header>
          </text:list>
        </text:list-item>
      </text:list>
      <text:list xml:id="list182558822715563" text:continue-list="list182559275127204" text:style-name="liste_5f_abc">
        <text:list-item>
          <text:p text:style-name="P108"><text:span text:style-name="T14">−</text:span><text:span text:style-name="T21">6 052,53 </text:span><text:span text:style-name="T10"></text:span><text:span text:style-name="T21"> </text:span><text:span text:style-name="T14">−</text:span><text:span text:style-name="T21">6 052,</text:span><text:span text:style-name="T22"> </text:span><text:span text:style-name="T22"><draw:rect text:anchor-type="as-char" svg:y="-0.275cm" draw:z-index="52" draw:name="Forme41" draw:style-name="gr7" draw:text-style-name="P160" svg:width="0.35cm" svg:height="0.35cm"><text:p/></draw:rect></text:span><text:span text:style-name="T22"><text:s/></text:span><text:span text:style-name="T21">2.</text:span></text:p>
        </text:list-item>
      </text:list>
      <text:list xml:id="list182560082572779" text:continue-list="list182558697693900" text:style-name="_5f_Numérotation_20_des_20_exercices_20_livrets">
        <text:list-item>
          <text:list>
            <text:list-header>
              <text:p text:style-name="P143"><text:span text:style-name="_5f_Correction_20_surligné">6 ; 7 ; 8 ; 9</text:span></text:p>
            </text:list-header>
          </text:list>
        </text:list-item>
      </text:list>
      <text:list xml:id="list182559493733994" text:continue-list="list182558822715563" text:style-name="liste_5f_abc">
        <text:list-item>
          <text:p text:style-name="P108"><text:span text:style-name="T14"></text:span><text:span text:style-name="T21">525,</text:span><text:span text:style-name="T22"> </text:span><text:span text:style-name="T22"><draw:rect text:anchor-type="as-char" svg:y="-0.275cm" draw:z-index="53" draw:name="Forme42" draw:style-name="gr7" draw:text-style-name="P160" svg:width="0.35cm" svg:height="0.35cm"><text:p/></draw:rect></text:span><text:span text:style-name="T22"><text:s text:c="3"/></text:span><text:span text:style-name="T11"></text:span><text:span text:style-name="T23"> </text:span><text:span text:style-name="T15">−</text:span><text:span text:style-name="T23">525,7.</text:span></text:p>
        </text:list-item>
      </text:list>
      <text:list xml:id="list182559395836300" text:continue-list="list182558304196284" text:style-name="_5f_Numérotation_20_des_20_exercices_20_livrets">
        <text:list-item>
          <text:list>
            <text:list-header>
              <text:p text:style-name="P144"><text:span text:style-name="_5f_Correction_20_surligné"><text:span text:style-name="T85">toujours vrai : </text:span></text:span><text:span text:style-name="_5f_Correction_20_surligné"><text:span text:style-name="T79">0 ; 1 ; 2 ; 3; 4 ; 5 ; 6 ; 7 ; 8 ; 9</text:span></text:span></text:p>
            </text:list-header>
          </text:list>
        </text:list-item>
      </text:list>
      <text:list xml:id="list182560158999999" text:continue-list="list182559493733994" text:style-name="liste_5f_abc">
        <text:list-item>
          <text:p text:style-name="P108"><text:span text:style-name="T15">−</text:span><text:span text:style-name="T23">0,05 </text:span><text:span text:style-name="T11"></text:span><text:span text:style-name="T23"> </text:span><text:span text:style-name="T15">−</text:span><text:span text:style-name="T23">0,0 </text:span><text:span text:style-name="T23"><draw:rect text:anchor-type="as-char" svg:y="-0.275cm" draw:z-index="54" draw:name="Forme43" draw:style-name="gr7" draw:text-style-name="P160" svg:width="0.35cm" svg:height="0.35cm"><text:p/></draw:rect></text:span><text:span text:style-name="T23"><text:s/>1.</text:span></text:p>
        </text:list-item>
      </text:list>
      <text:p text:style-name="P68"><text:span text:style-name="_5f_Correction_20_surligné">0 ; 1 ; 2 ; 3 ; 4</text:span></text:p>
      <text:list xml:id="list182559951836685" text:continue-list="list182558775101749" text:style-name="Num_5f_Exo">
        <text:list-item>
          <text:list>
            <text:list-item>
              <text:h text:style-name="P89" text:outline-level="1"><text:span text:style-name="T24"><text:s/></text:span><text:span text:style-name="T25">C</text:span><text:span text:style-name="T21">omplète par</text:span><text:span text:style-name="T54"> </text:span><text:span text:style-name="T55"></text:span><text:span text:style-name="T54">, </text:span><text:span text:style-name="T55"></text:span><text:span text:style-name="T54"> ou </text:span><text:span text:style-name="T51">=.</text:span></text:h>
            </text:list-item>
          </text:list>
        </text:list-item>
      </text:list>
      <text:section text:style-name="Sect1" text:name="Section3">
        <text:section text:style-name="Sect4" text:name="Section5">
          <text:list xml:id="list182559194809300" text:continue-list="list182560158999999" text:style-name="liste_5f_abc">
            <text:list-item>
              <text:list>
                <text:list-item text:start-value="1">
                  <text:p text:style-name="P110"><text:span text:style-name="T6"><text:tab/></text:span><text:span text:style-name="T6"><draw:frame draw:style-name="fr4" draw:name="Objet1" text:anchor-type="as-char" svg:width="0.496cm" svg:height="0.871cm" draw:z-index="3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36">&gt;</text:span><text:span text:style-name="T68"> </text:span><text:span text:style-name="T6">−</text:span><text:span text:style-name="T6"><draw:frame draw:style-name="fr4" draw:name="Objet2" text:anchor-type="as-char" svg:width="0.496cm" svg:height="0.871cm" draw:z-index="3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    </text:list-item>
                <text:list-item>
                  <text:p text:style-name="P110"><text:span text:style-name="T5"><text:tab/></text:span><text:span text:style-name="T6">−</text:span><text:span text:style-name="T5"><draw:frame draw:style-name="fr4" draw:name="Objet3" text:anchor-type="as-char" svg:width="0.721cm" svg:height="0.871cm" draw:z-index="38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37">&lt; </text:span><text:span text:style-name="T67"><text:s/></text:span><text:span text:style-name="T6">−</text:span><text:span text:style-name="T5"><draw:frame draw:style-name="fr4" draw:name="Objet4" text:anchor-type="as-char" svg:width="0.721cm" svg:height="0.871cm" draw:z-index="39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    </text:list-item>
                <text:list-item>
                  <text:p text:style-name="P110"><text:span text:style-name="T5"><text:tab/></text:span><text:span text:style-name="T6">−</text:span><text:span text:style-name="T5"><draw:frame draw:style-name="fr4" draw:name="Objet5" text:anchor-type="as-char" svg:width="0.496cm" svg:height="0.871cm" draw:z-index="4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6">&gt;</text:span><text:span text:style-name="T67"> </text:span><text:span text:style-name="T6">−</text:span><text:span text:style-name="T5"><draw:frame draw:style-name="fr4" draw:name="Objet6" text:anchor-type="as-char" svg:width="0.496cm" svg:height="0.871cm" draw:z-index="4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      </text:list-item>
                <text:list-item>
                  <text:p text:style-name="P110"><text:span text:style-name="T5"><text:tab/></text:span><text:span text:style-name="T6">−</text:span><text:span text:style-name="T5"><draw:frame draw:style-name="fr4" draw:name="Objet7" text:anchor-type="as-char" svg:width="0.833cm" svg:height="0.873cm" draw:z-index="42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38">=</text:span><text:span text:style-name="T37"> </text:span><text:span text:style-name="T67"><text:s/></text:span><text:span text:style-name="T6">−</text:span><text:span text:style-name="T5"><draw:frame draw:style-name="fr4" draw:name="Objet8" text:anchor-type="as-char" svg:width="0.721cm" svg:height="0.871cm" draw:z-index="43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      </text:list-item>
                <text:list-item>
                  <text:p text:style-name="P110"><text:span text:style-name="T5"><text:tab/>8 </text:span><text:span text:style-name="T6"></text:span><text:span text:style-name="T34"> </text:span><text:span text:style-name="T5"><draw:frame draw:style-name="fr4" draw:name="Objet21" text:anchor-type="as-char" svg:width="0.496cm" svg:height="0.871cm" draw:z-index="44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38">=</text:span><text:span text:style-name="T37"> </text:span><text:span text:style-name="T67"><text:s/></text:span><text:span text:style-name="T5">9 </text:span><text:span text:style-name="T6">−</text:span><text:span text:style-name="T34"> </text:span><text:span text:style-name="T5"><draw:frame draw:style-name="fr4" draw:name="Objet22" text:anchor-type="as-char" svg:width="0.496cm" svg:height="0.871cm" draw:z-index="45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    </text:list-item>
                <text:list-item>
                  <text:p text:style-name="P110"><text:span text:style-name="T21"><text:tab/></text:span><text:span text:style-name="T14">−</text:span><text:span text:style-name="T21"><draw:frame draw:style-name="fr4" draw:name="Objet23" text:anchor-type="as-char" svg:width="0.496cm" svg:height="0.871cm" draw:z-index="46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37">&lt; </text:span><text:span text:style-name="T69"><text:s/></text:span><text:span text:style-name="T14">−</text:span><text:span text:style-name="T21"><draw:frame draw:style-name="fr4" draw:name="Objet24" text:anchor-type="as-char" svg:width="0.721cm" svg:height="0.871cm" draw:z-index="47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      </text:list-item>
                <text:list-item>
                  <text:p text:style-name="P111"><text:span text:style-name="T14"><text:s/>−</text:span><text:span text:style-name="T21"><draw:frame draw:style-name="fr4" draw:name="Objet9" text:anchor-type="as-char" svg:width="0.833cm" svg:height="0.873cm" draw:z-index="48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36">&gt; </text:span><text:span text:style-name="T14">−</text:span><text:span text:style-name="T21"><draw:frame draw:style-name="fr4" draw:name="Objet10" text:anchor-type="as-char" svg:width="0.833cm" svg:height="0.873cm" draw:z-index="49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    </text:list-item>
                <text:list-item>
                  <text:p text:style-name="P111"><text:span text:style-name="T21"><text:tab/></text:span><text:span text:style-name="T14">−</text:span><text:span text:style-name="T21"><draw:frame draw:style-name="fr4" draw:name="Objet11" text:anchor-type="as-char" svg:width="0.496cm" svg:height="0.873cm" draw:z-index="50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36">&gt;</text:span><text:span text:style-name="T69"> </text:span><text:span text:style-name="T14">−</text:span><text:span text:style-name="T21"><draw:frame draw:style-name="fr4" draw:name="Objet12" text:anchor-type="as-char" svg:width="0.496cm" svg:height="0.873cm" draw:z-index="51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    </text:list-item>
              </text:list>
            </text:list-item>
          </text:list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oman" style:font-family-generic="swiss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359" draw:display-name="Dashed (var) 2359" draw:style="rect" draw:dots1="1" draw:dots1-length="0.001cm" draw:dots2="1" draw:dots2-length="0.001cm" draw:distance="0.001cm"/>
    <draw:stroke-dash draw:name="Dashed_20__28_var_29__20_2372" draw:display-name="Dashed (var) 2372" draw:style="rect" draw:dots1="1" draw:dots1-length="0.001cm" draw:dots2="1" draw:dots2-length="0.001cm" draw:distance="0.001cm"/>
    <draw:stroke-dash draw:name="Dashed_20__28_var_29__20_2745" draw:display-name="Dashed (var) 2745" draw:style="rect" draw:dots1="1" draw:dots1-length="0.001cm" draw:dots2="1" draw:dots2-length="0.001cm" draw:distance="0.001cm"/>
    <draw:stroke-dash draw:name="Dashed_20__28_var_29__20_2747" draw:display-name="Dashed (var) 2747" draw:style="rect" draw:dots1="1" draw:dots1-length="0.001cm" draw:dots2="1" draw:dots2-length="0.001cm" draw:distance="0.001cm"/>
    <draw:stroke-dash draw:name="Dashed_20__28_var_29__20_2748" draw:display-name="Dashed (var) 2748" draw:style="rect" draw:dots1="1" draw:dots1-length="0.001cm" draw:dots2="1" draw:dots2-length="0.001cm" draw:distance="0.001cm"/>
    <draw:stroke-dash draw:name="Dashed_20__28_var_29__20_2750" draw:display-name="Dashed (var) 2750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1cm" draw:dots2="1" draw:dots2-length="0.001cm" draw:distance="0.001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1cm" draw:dots2="1" draw:dots2-length="0.001cm" draw:distance="0.001cm"/>
    <draw:stroke-dash draw:name="Dashed_20__28_var_29__20_6815" draw:display-name="Dashed (var) 6815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loext:opacity="0%" style:font-name="Bitstream Vera Sans2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loext:opacity="100%" style:font-name="Bitstream Vera Sans6" fo:font-family="'Bitstream Vera Sans'" style:font-style-name="Oblique" style:font-family-generic="swiss" style:font-pitch="variable" fo:font-size="10pt" fo:font-style="normal" fo:background-color="#ffff00" style:font-name-asian="Bitstream Vera Sans6" style:font-family-asian="'Bitstream Vera Sans'" style:font-style-name-asian="Oblique" style:font-family-generic-asian="swiss" style:font-pitch-asian="variable" style:font-name-complex="Bitstream Vera Sans6" style:font-family-complex="'Bitstream Vera Sans'" style:font-style-name-complex="Oblique" style:font-family-generic-complex="swiss" style:font-pitch-complex="variable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216ba8" officeooo:paragraph-rsid="00216ba8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1e2344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1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2</text:span></text:p></draw:text-box></draw:frame><draw:line text:anchor-type="paragraph" draw:z-index="17" draw:name="Forme3" draw:style-name="Mgr3" draw:text-style-name="MP26" svg:x1="13.333cm" svg:y1="0.36cm" svg:x2="20.496cm" svg:y2="0.36cm"><text:p/></draw:line>Comparer des nombres relatifs</text:p>
      </style:header>
      <style:footer>
        <text:p text:style-name="MP28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8"><draw:text-box fo:min-height="0.355cm"><text:p text:style-name="MP29"><draw:g text:anchor-type="paragraph" draw:z-index="2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5</text:page-number></text:p></draw:text-box></draw:frame><text:p text:style-name="MP31">Nombres <text:span text:style-name="MT5">relatifs</text:span> • A<text:span text:style-name="MT5">2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2-18T18:25:57.841000000</dc:date>
    <meta:editing-duration>PT8H48M54S</meta:editing-duration>
    <meta:editing-cycles>65</meta:editing-cycles>
    <meta:generator>LibreOffice/7.5.4.2$Windows_X86_64 LibreOffice_project/36ccfdc35048b057fd9854c757a8b67ec53977b6</meta:generator>
    <dc:subject>diviser</dc:subject>
    <dc:title>A3_3 série 1 </dc:title>
    <meta:document-statistic meta:table-count="6" meta:image-count="0" meta:object-count="16" meta:page-count="5" meta:paragraph-count="272" meta:word-count="1438" meta:character-count="6119" meta:non-whitespace-character-count="4472"/>
  </office:meta>
</office:document-meta>
</file>

<file path=Object 1/content.xml><?xml version="1.0" encoding="utf-8"?>
<math xmlns="http://www.w3.org/1998/Math/MathML" display="block">
  <semantics>
    <mfrac>
      <mn>4,2</mn>
      <mn>2</mn>
    </mfrac>
    <annotation encoding="StarMath 5.0">{{4,2}}over{{2}} 
</annotation>
  </semantics>
</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{{1}}over{{3}}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9</math:mn>
    </math:mfrac>
    <math:annotation math:encoding="StarMath 5.0">{{7}}over{{9}} 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14</math:mn>
      <math:mn>35</math:mn>
    </math:mfrac>
    <math:annotation math:encoding="StarMath 5.0">{{14}}over{{35}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5</math:mn>
    </math:mfrac>
    <math:annotation math:encoding="StarMath 5.0">{{2}}over{{35}} 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{{1}}over{{3}} 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9</math:mn>
    </math:mfrac>
    <math:annotation math:encoding="StarMath 5.0">{{7}}over{{9}} 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n>3,2</math:mn>
      <math:mn>6,4</math:mn>
    </math:mfrac>
    <math:annotation math:encoding="StarMath 5.0">{3,2}over{6,4} 
</math:annotation>
  </math:semantics>
</math:math>
</file>

<file path=Object 2/content.xml><?xml version="1.0" encoding="utf-8"?>
<math xmlns="http://www.w3.org/1998/Math/MathML" display="block">
  <semantics>
    <mfrac>
      <mn>9,6</mn>
      <mn>3</mn>
    </mfrac>
    <annotation encoding="StarMath 5.0">{{9,6}}over{{3}} 
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frac>
      <math:mn>8</math:mn>
      <math:mn>16</math:mn>
    </math:mfrac>
    <math:annotation math:encoding="StarMath 5.0">{{8}}over{{16}}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{{1}}over{{3}} 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{2}}over{{3}} 
</math:annotation>
  </math:semantics>
</math:math>
</file>

<file path=Object 23/content.xml><?xml version="1.0" encoding="utf-8"?>
<math xmlns="http://www.w3.org/1998/Math/MathML" display="block">
  <semantics>
    <mfrac>
      <mn>3</mn>
      <mn>7</mn>
    </mfrac>
    <annotation encoding="StarMath 5.0">{{3}}over{{7}} 
</annotation>
  </semantics>
</math>
</file>

<file path=Object 24/content.xml><?xml version="1.0" encoding="utf-8"?>
<math xmlns="http://www.w3.org/1998/Math/MathML" display="block">
  <semantics>
    <mfrac>
      <mn>3</mn>
      <mn>14</mn>
    </mfrac>
    <annotation encoding="StarMath 5.0">{{3}}over{{14}} 
</annotation>
  </semantics>
</math>
</file>

<file path=Object 3/content.xml><?xml version="1.0" encoding="utf-8"?>
<math xmlns="http://www.w3.org/1998/Math/MathML" display="block">
  <semantics>
    <mfrac>
      <mn>6</mn>
      <mn>5</mn>
    </mfrac>
    <annotation encoding="StarMath 5.0">{{6}}over{{5}} 
</annotation>
  </semantics>
</math>
</file>

<file path=Object 4/content.xml><?xml version="1.0" encoding="utf-8"?>
<math xmlns="http://www.w3.org/1998/Math/MathML" display="block">
  <semantics>
    <mfrac>
      <mn>7</mn>
      <mn>4</mn>
    </mfrac>
    <annotation encoding="StarMath 5.0">{{7}}over{{4}} 
</annotation>
  </semantics>
</math>
</file>